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58cm"/>
    </style:style>
    <style:style style:name="co2" style:family="table-column">
      <style:table-column-properties fo:break-before="auto" style:column-width="7.382cm"/>
    </style:style>
    <style:style style:name="co3" style:family="table-column">
      <style:table-column-properties fo:break-before="auto" style:column-width="0.457cm"/>
    </style:style>
    <style:style style:name="co4" style:family="table-column">
      <style:table-column-properties fo:break-before="auto" style:column-width="0.556cm"/>
    </style:style>
    <style:style style:name="co5" style:family="table-column">
      <style:table-column-properties fo:break-before="auto" style:column-width="0.423cm"/>
    </style:style>
    <style:style style:name="co6" style:family="table-column">
      <style:table-column-properties fo:break-before="auto" style:column-width="0.49cm"/>
    </style:style>
    <style:style style:name="co7" style:family="table-column">
      <style:table-column-properties fo:break-before="auto" style:column-width="0.392cm"/>
    </style:style>
    <style:style style:name="co8" style:family="table-column">
      <style:table-column-properties fo:break-before="auto" style:column-width="1.73cm"/>
    </style:style>
    <style:style style:name="co9" style:family="table-column">
      <style:table-column-properties fo:break-before="auto" style:column-width="3.658cm"/>
    </style:style>
    <style:style style:name="co10" style:family="table-column">
      <style:table-column-properties fo:break-before="auto" style:column-width="5.881cm"/>
    </style:style>
    <style:style style:name="co11" style:family="table-column">
      <style:table-column-properties fo:break-before="auto" style:column-width="1.568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03cm" fo:break-before="auto" style:use-optimal-row-height="false"/>
    </style:style>
    <style:style style:name="ta1" style:family="table" style:master-page-name="PageStyle_5f_Blank_20_Sheet">
      <style:table-properties table:display="true" style:writing-mode="lr-tb"/>
    </style:style>
    <style:style style:name="ta2" style:family="table" style:master-page-name="PageStyle_5f_Date_20_Formatting_20_Strings">
      <style:table-properties table:display="true" style:writing-mode="lr-tb"/>
    </style:style>
    <style:style style:name="ta3" style:family="table" style:master-page-name="PageStyle_5f_Example_20_Sheet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Excel_20_Built-in_20_Normal">
      <style:table-cell-properties fo:background-color="#dbeef4"/>
      <style:text-properties fo:color="#93cddd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dbeef4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6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Excel_20_Built-in_20_Normal">
      <style:text-properties fo:color="#bfbfb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dbeef4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 style:data-style-name="N10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bfbfb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Excel_20_Built-in_20_Normal" style:data-style-name="N107">
      <style:table-cell-properties fo:background-color="#dbeef4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88195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Excel_20_Built-in_20_Normal" style:data-style-name="N106">
      <style:table-cell-properties fo:background-color="#dbeef4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88195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Excel_20_Built-in_20_Normal" style:data-style-name="N106">
      <style:table-cell-properties fo:background-color="#dbeef4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 style:data-style-name="N106"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9" style:family="table-cell" style:parent-style-name="Excel_20_Built-in_20_Normal">
      <style:table-cell-properties fo:background-color="#dbeef4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388195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Excel_20_Built-in_20_Normal">
      <style:table-cell-properties fo:background-color="#ffff00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Excel_20_Built-in_20_Normal">
      <style:table-cell-properties fo:background-color="#ffff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Excel_20_Built-in_20_Normal">
      <style:text-properties fo:color="#903c3a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Excel_20_Built-in_20_Normal">
      <style:table-cell-properties fo:background-color="#dbeef4"/>
      <style:text-properties fo:color="#388195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4" style:family="table-cell" style:parent-style-name="Excel_20_Built-in_20_Normal">
      <style:table-cell-properties fo:background-color="#dbeef4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388195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" style:family="table-cell" style:parent-style-name="Excel_20_Built-in_20_Normal">
      <style:text-properties fo:color="#000000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26" style:family="table-cell" style:parent-style-name="Excel_20_Built-in_20_Normal">
      <style:table-cell-properties fo:background-color="#dbeef4"/>
      <style:text-properties fo:color="#388195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Excel_20_Built-in_20_Normal">
      <style:table-cell-properties fo:background-color="#b3a2c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able-cell-properties fo:background-color="#d99694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fo:background-color="#ccc1da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20_Built-in_20_Normal">
      <style:table-cell-properties fo:background-color="#903c3a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nk Shee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" table:default-cell-style-name="Excel_20_Built-in_20_Normal"/>
        <table:table-column table:style-name="co4" table:default-cell-style-name="Excel_20_Built-in_20_Normal"/>
        <table:table-column table:style-name="co3" table:number-columns-repeated="59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3" table:number-columns-repeated="29" table:default-cell-style-name="Excel_20_Built-in_20_Normal"/>
        <table:table-column table:style-name="co7" table:default-cell-style-name="Excel_20_Built-in_20_Normal"/>
        <table:table-column table:style-name="co3" table:number-columns-repeated="27" table:default-cell-style-name="Excel_20_Built-in_20_Normal"/>
        <table:table-column table:style-name="co8" table:number-columns-repeated="893" table:default-cell-style-name="Excel_20_Built-in_20_Normal"/>
        <table:table-row table:style-name="ro1">
          <table:table-cell table:style-name="ce1" office:value-type="string">
            <text:p>GANTT DIAGRAM (DAGLIG)</text:p>
          </table:table-cell>
          <table:table-cell table:number-columns-repeated="1023"/>
        </table:table-row>
        <table:table-row table:style-name="ro2">
          <table:table-cell/>
          <table:table-cell table:style-name="ce10" office:value-type="string">
            <text:p>v edit this date</text:p>
          </table:table-cell>
          <table:table-cell table:style-name="ce12" table:formula="of:=[.B3]" office:value-type="float" office:value="41291">
            <text:p>jan.</text:p>
          </table:table-cell>
          <table:table-cell table:style-name="ce17" table:formula="of:=[.C2]+1" office:value-type="float" office:value="41292">
            <text:p>jan.</text:p>
          </table:table-cell>
          <table:table-cell table:style-name="ce17" table:formula="of:=[.D2]+1" office:value-type="float" office:value="41293">
            <text:p>jan.</text:p>
          </table:table-cell>
          <table:table-cell table:style-name="ce17" table:formula="of:=[.E2]+1" office:value-type="float" office:value="41294">
            <text:p>jan.</text:p>
          </table:table-cell>
          <table:table-cell table:style-name="ce17" table:formula="of:=[.F2]+1" office:value-type="float" office:value="41295">
            <text:p>jan.</text:p>
          </table:table-cell>
          <table:table-cell table:style-name="ce17" table:formula="of:=[.G2]+1" office:value-type="float" office:value="41296">
            <text:p>jan.</text:p>
          </table:table-cell>
          <table:table-cell table:style-name="ce17" table:formula="of:=[.H2]+1" office:value-type="float" office:value="41297">
            <text:p>jan.</text:p>
          </table:table-cell>
          <table:table-cell table:style-name="ce17" table:formula="of:=[.I2]+1" office:value-type="float" office:value="41298">
            <text:p>jan.</text:p>
          </table:table-cell>
          <table:table-cell table:style-name="ce17" table:formula="of:=[.J2]+1" office:value-type="float" office:value="41299">
            <text:p>jan.</text:p>
          </table:table-cell>
          <table:table-cell table:style-name="ce17" table:formula="of:=[.K2]+1" office:value-type="float" office:value="41300">
            <text:p>jan.</text:p>
          </table:table-cell>
          <table:table-cell table:style-name="ce17" table:formula="of:=[.L2]+1" office:value-type="float" office:value="41301">
            <text:p>jan.</text:p>
          </table:table-cell>
          <table:table-cell table:style-name="ce17" table:formula="of:=[.M2]+1" office:value-type="float" office:value="41302">
            <text:p>jan.</text:p>
          </table:table-cell>
          <table:table-cell table:style-name="ce17" table:formula="of:=[.N2]+1" office:value-type="float" office:value="41303">
            <text:p>jan.</text:p>
          </table:table-cell>
          <table:table-cell table:style-name="ce17" table:formula="of:=[.O2]+1" office:value-type="float" office:value="41304">
            <text:p>jan.</text:p>
          </table:table-cell>
          <table:table-cell table:style-name="ce17" table:formula="of:=[.P2]+1" office:value-type="float" office:value="41305">
            <text:p>jan.</text:p>
          </table:table-cell>
          <table:table-cell table:style-name="ce17" table:formula="of:=[.Q2]+1" office:value-type="float" office:value="41306">
            <text:p>feb.</text:p>
          </table:table-cell>
          <table:table-cell table:style-name="ce17" table:formula="of:=[.R2]+1" office:value-type="float" office:value="41307">
            <text:p>feb.</text:p>
          </table:table-cell>
          <table:table-cell table:style-name="ce17" table:formula="of:=[.S2]+1" office:value-type="float" office:value="41308">
            <text:p>feb.</text:p>
          </table:table-cell>
          <table:table-cell table:style-name="ce17" table:formula="of:=[.T2]+1" office:value-type="float" office:value="41309">
            <text:p>feb.</text:p>
          </table:table-cell>
          <table:table-cell table:style-name="ce17" table:formula="of:=[.U2]+1" office:value-type="float" office:value="41310">
            <text:p>feb.</text:p>
          </table:table-cell>
          <table:table-cell table:style-name="ce17" table:formula="of:=[.V2]+1" office:value-type="float" office:value="41311">
            <text:p>feb.</text:p>
          </table:table-cell>
          <table:table-cell table:style-name="ce17" table:formula="of:=[.W2]+1" office:value-type="float" office:value="41312">
            <text:p>feb.</text:p>
          </table:table-cell>
          <table:table-cell table:style-name="ce17" table:formula="of:=[.X2]+1" office:value-type="float" office:value="41313">
            <text:p>feb.</text:p>
          </table:table-cell>
          <table:table-cell table:style-name="ce17" table:formula="of:=[.Y2]+1" office:value-type="float" office:value="41314">
            <text:p>feb.</text:p>
          </table:table-cell>
          <table:table-cell table:style-name="ce17" table:formula="of:=[.Z2]+1" office:value-type="float" office:value="41315">
            <text:p>feb.</text:p>
          </table:table-cell>
          <table:table-cell table:style-name="ce17" table:formula="of:=[.AA2]+1" office:value-type="float" office:value="41316">
            <text:p>feb.</text:p>
          </table:table-cell>
          <table:table-cell table:style-name="ce17" table:formula="of:=[.AB2]+1" office:value-type="float" office:value="41317">
            <text:p>feb.</text:p>
          </table:table-cell>
          <table:table-cell table:style-name="ce17" table:formula="of:=[.AC2]+1" office:value-type="float" office:value="41318">
            <text:p>feb.</text:p>
          </table:table-cell>
          <table:table-cell table:style-name="ce17" table:formula="of:=[.AD2]+1" office:value-type="float" office:value="41319">
            <text:p>feb.</text:p>
          </table:table-cell>
          <table:table-cell table:style-name="ce17" table:formula="of:=[.AE2]+1" office:value-type="float" office:value="41320">
            <text:p>feb.</text:p>
          </table:table-cell>
          <table:table-cell table:style-name="ce17" table:formula="of:=[.AF2]+1" office:value-type="float" office:value="41321">
            <text:p>feb.</text:p>
          </table:table-cell>
          <table:table-cell table:style-name="ce17" table:formula="of:=[.AG2]+1" office:value-type="float" office:value="41322">
            <text:p>feb.</text:p>
          </table:table-cell>
          <table:table-cell table:style-name="ce17" table:formula="of:=[.AH2]+1" office:value-type="float" office:value="41323">
            <text:p>feb.</text:p>
          </table:table-cell>
          <table:table-cell table:style-name="ce17" table:formula="of:=[.AI2]+1" office:value-type="float" office:value="41324">
            <text:p>feb.</text:p>
          </table:table-cell>
          <table:table-cell table:style-name="ce17" table:formula="of:=[.AJ2]+1" office:value-type="float" office:value="41325">
            <text:p>feb.</text:p>
          </table:table-cell>
          <table:table-cell table:style-name="ce17" table:formula="of:=[.AK2]+1" office:value-type="float" office:value="41326">
            <text:p>feb.</text:p>
          </table:table-cell>
          <table:table-cell table:style-name="ce17" table:formula="of:=[.AL2]+1" office:value-type="float" office:value="41327">
            <text:p>feb.</text:p>
          </table:table-cell>
          <table:table-cell table:style-name="ce17" table:formula="of:=[.AM2]+1" office:value-type="float" office:value="41328">
            <text:p>feb.</text:p>
          </table:table-cell>
          <table:table-cell table:style-name="ce17" table:formula="of:=[.AN2]+1" office:value-type="float" office:value="41329">
            <text:p>feb.</text:p>
          </table:table-cell>
          <table:table-cell table:style-name="ce17" table:formula="of:=[.AO2]+1" office:value-type="float" office:value="41330">
            <text:p>feb.</text:p>
          </table:table-cell>
          <table:table-cell table:style-name="ce17" table:formula="of:=[.AP2]+1" office:value-type="float" office:value="41331">
            <text:p>feb.</text:p>
          </table:table-cell>
          <table:table-cell table:style-name="ce17" table:formula="of:=[.AQ2]+1" office:value-type="float" office:value="41332">
            <text:p>feb.</text:p>
          </table:table-cell>
          <table:table-cell table:style-name="ce17" table:formula="of:=[.AR2]+1" office:value-type="float" office:value="41333">
            <text:p>feb.</text:p>
          </table:table-cell>
          <table:table-cell table:style-name="ce17" table:formula="of:=[.AS2]+1" office:value-type="float" office:value="41334">
            <text:p>mars</text:p>
          </table:table-cell>
          <table:table-cell table:style-name="ce17" table:formula="of:=[.AT2]+1" office:value-type="float" office:value="41335">
            <text:p>mars</text:p>
          </table:table-cell>
          <table:table-cell table:style-name="ce17" table:formula="of:=[.AU2]+1" office:value-type="float" office:value="41336">
            <text:p>mars</text:p>
          </table:table-cell>
          <table:table-cell table:style-name="ce17" table:formula="of:=[.AV2]+1" office:value-type="float" office:value="41337">
            <text:p>mars</text:p>
          </table:table-cell>
          <table:table-cell table:style-name="ce17" table:formula="of:=[.AW2]+1" office:value-type="float" office:value="41338">
            <text:p>mars</text:p>
          </table:table-cell>
          <table:table-cell table:style-name="ce17" table:formula="of:=[.AX2]+1" office:value-type="float" office:value="41339">
            <text:p>mars</text:p>
          </table:table-cell>
          <table:table-cell table:style-name="ce17" table:formula="of:=[.AY2]+1" office:value-type="float" office:value="41340">
            <text:p>mars</text:p>
          </table:table-cell>
          <table:table-cell table:style-name="ce17" table:formula="of:=[.AZ2]+1" office:value-type="float" office:value="41341">
            <text:p>mars</text:p>
          </table:table-cell>
          <table:table-cell table:style-name="ce17" table:formula="of:=[.BA2]+1" office:value-type="float" office:value="41342">
            <text:p>mars</text:p>
          </table:table-cell>
          <table:table-cell table:style-name="ce17" table:formula="of:=[.BB2]+1" office:value-type="float" office:value="41343">
            <text:p>mars</text:p>
          </table:table-cell>
          <table:table-cell table:style-name="ce17" table:formula="of:=[.BC2]+1" office:value-type="float" office:value="41344">
            <text:p>mars</text:p>
          </table:table-cell>
          <table:table-cell table:style-name="ce17" table:formula="of:=[.BD2]+1" office:value-type="float" office:value="41345">
            <text:p>mars</text:p>
          </table:table-cell>
          <table:table-cell table:style-name="ce17" table:formula="of:=[.BE2]+1" office:value-type="float" office:value="41346">
            <text:p>mars</text:p>
          </table:table-cell>
          <table:table-cell table:style-name="ce17" table:formula="of:=[.BF2]+1" office:value-type="float" office:value="41347">
            <text:p>mars</text:p>
          </table:table-cell>
          <table:table-cell table:style-name="ce17" table:formula="of:=[.BG2]+1" office:value-type="float" office:value="41348">
            <text:p>mars</text:p>
          </table:table-cell>
          <table:table-cell table:style-name="ce17" table:formula="of:=[.BH2]+1" office:value-type="float" office:value="41349">
            <text:p>mars</text:p>
          </table:table-cell>
          <table:table-cell table:style-name="ce17" table:formula="of:=[.BI2]+1" office:value-type="float" office:value="41350">
            <text:p>mars</text:p>
          </table:table-cell>
          <table:table-cell table:style-name="ce17" table:formula="of:=[.BJ2]+1" office:value-type="float" office:value="41351">
            <text:p>mars</text:p>
          </table:table-cell>
          <table:table-cell table:style-name="ce17" table:formula="of:=[.BK2]+1" office:value-type="float" office:value="41352">
            <text:p>mars</text:p>
          </table:table-cell>
          <table:table-cell table:style-name="ce17" table:formula="of:=[.BL2]+1" office:value-type="float" office:value="41353">
            <text:p>mars</text:p>
          </table:table-cell>
          <table:table-cell table:style-name="ce17" table:formula="of:=[.BM2]+1" office:value-type="float" office:value="41354">
            <text:p>mars</text:p>
          </table:table-cell>
          <table:table-cell table:style-name="ce17" table:formula="of:=[.BN2]+1" office:value-type="float" office:value="41355">
            <text:p>mars</text:p>
          </table:table-cell>
          <table:table-cell table:style-name="ce17" table:formula="of:=[.BO2]+1" office:value-type="float" office:value="41356">
            <text:p>mars</text:p>
          </table:table-cell>
          <table:table-cell table:style-name="ce17" table:formula="of:=[.BP2]+1" office:value-type="float" office:value="41357">
            <text:p>mars</text:p>
          </table:table-cell>
          <table:table-cell table:style-name="ce17" table:formula="of:=[.BQ2]+1" office:value-type="float" office:value="41358">
            <text:p>mars</text:p>
          </table:table-cell>
          <table:table-cell table:style-name="ce17" table:formula="of:=[.BR2]+1" office:value-type="float" office:value="41359">
            <text:p>mars</text:p>
          </table:table-cell>
          <table:table-cell table:style-name="ce17" table:formula="of:=[.BS2]+1" office:value-type="float" office:value="41360">
            <text:p>mars</text:p>
          </table:table-cell>
          <table:table-cell table:style-name="ce17" table:formula="of:=[.BT2]+1" office:value-type="float" office:value="41361">
            <text:p>mars</text:p>
          </table:table-cell>
          <table:table-cell table:style-name="ce17" table:formula="of:=[.BU2]+1" office:value-type="float" office:value="41362">
            <text:p>mars</text:p>
          </table:table-cell>
          <table:table-cell table:style-name="ce17" table:formula="of:=[.BV2]+1" office:value-type="float" office:value="41363">
            <text:p>mars</text:p>
          </table:table-cell>
          <table:table-cell table:style-name="ce17" table:formula="of:=[.BW2]+1" office:value-type="float" office:value="41364">
            <text:p>mars</text:p>
          </table:table-cell>
          <table:table-cell table:style-name="ce17" table:formula="of:=[.BX2]+1" office:value-type="float" office:value="41365">
            <text:p>april</text:p>
          </table:table-cell>
          <table:table-cell table:style-name="ce17" table:formula="of:=[.BY2]+1" office:value-type="float" office:value="41366">
            <text:p>april</text:p>
          </table:table-cell>
          <table:table-cell table:style-name="ce17" table:formula="of:=[.BZ2]+1" office:value-type="float" office:value="41367">
            <text:p>april</text:p>
          </table:table-cell>
          <table:table-cell table:style-name="ce17" table:formula="of:=[.CA2]+1" office:value-type="float" office:value="41368">
            <text:p>april</text:p>
          </table:table-cell>
          <table:table-cell table:style-name="ce17" table:formula="of:=[.CB2]+1" office:value-type="float" office:value="41369">
            <text:p>april</text:p>
          </table:table-cell>
          <table:table-cell table:style-name="ce17" table:formula="of:=[.CC2]+1" office:value-type="float" office:value="41370">
            <text:p>april</text:p>
          </table:table-cell>
          <table:table-cell table:style-name="ce17" table:formula="of:=[.CD2]+1" office:value-type="float" office:value="41371">
            <text:p>april</text:p>
          </table:table-cell>
          <table:table-cell table:style-name="ce17" table:formula="of:=[.CE2]+1" office:value-type="float" office:value="41372">
            <text:p>april</text:p>
          </table:table-cell>
          <table:table-cell table:style-name="ce17" table:formula="of:=[.CF2]+1" office:value-type="float" office:value="41373">
            <text:p>april</text:p>
          </table:table-cell>
          <table:table-cell table:style-name="ce17" table:formula="of:=[.CG2]+1" office:value-type="float" office:value="41374">
            <text:p>april</text:p>
          </table:table-cell>
          <table:table-cell table:style-name="ce17" table:formula="of:=[.CH2]+1" office:value-type="float" office:value="41375">
            <text:p>april</text:p>
          </table:table-cell>
          <table:table-cell table:style-name="ce17" table:formula="of:=[.CI2]+1" office:value-type="float" office:value="41376">
            <text:p>april</text:p>
          </table:table-cell>
          <table:table-cell table:style-name="ce17" table:formula="of:=[.CJ2]+1" office:value-type="float" office:value="41377">
            <text:p>april</text:p>
          </table:table-cell>
          <table:table-cell table:style-name="ce17" table:formula="of:=[.CK2]+1" office:value-type="float" office:value="41378">
            <text:p>april</text:p>
          </table:table-cell>
          <table:table-cell table:style-name="ce17" table:formula="of:=[.CL2]+1" office:value-type="float" office:value="41379">
            <text:p>april</text:p>
          </table:table-cell>
          <table:table-cell table:style-name="ce17" table:formula="of:=[.CM2]+1" office:value-type="float" office:value="41380">
            <text:p>april</text:p>
          </table:table-cell>
          <table:table-cell table:style-name="ce17" table:formula="of:=[.CN2]+1" office:value-type="float" office:value="41381">
            <text:p>april</text:p>
          </table:table-cell>
          <table:table-cell table:style-name="ce17" table:formula="of:=[.CO2]+1" office:value-type="float" office:value="41382">
            <text:p>april</text:p>
          </table:table-cell>
          <table:table-cell table:style-name="ce17" table:formula="of:=[.CP2]+1" office:value-type="float" office:value="41383">
            <text:p>april</text:p>
          </table:table-cell>
          <table:table-cell table:style-name="ce17" table:formula="of:=[.CQ2]+1" office:value-type="float" office:value="41384">
            <text:p>april</text:p>
          </table:table-cell>
          <table:table-cell table:style-name="ce17" table:formula="of:=[.CR2]+1" office:value-type="float" office:value="41385">
            <text:p>april</text:p>
          </table:table-cell>
          <table:table-cell table:style-name="ce17" table:formula="of:=[.CS2]+1" office:value-type="float" office:value="41386">
            <text:p>april</text:p>
          </table:table-cell>
          <table:table-cell table:style-name="ce17" table:formula="of:=[.CT2]+1" office:value-type="float" office:value="41387">
            <text:p>april</text:p>
          </table:table-cell>
          <table:table-cell table:style-name="ce17" table:formula="of:=[.CU2]+1" office:value-type="float" office:value="41388">
            <text:p>april</text:p>
          </table:table-cell>
          <table:table-cell table:style-name="ce17" table:formula="of:=[.CV2]+1" office:value-type="float" office:value="41389">
            <text:p>april</text:p>
          </table:table-cell>
          <table:table-cell table:style-name="ce17" table:formula="of:=[.CW2]+1" office:value-type="float" office:value="41390">
            <text:p>april</text:p>
          </table:table-cell>
          <table:table-cell table:style-name="ce17" table:formula="of:=[.CX2]+1" office:value-type="float" office:value="41391">
            <text:p>april</text:p>
          </table:table-cell>
          <table:table-cell table:style-name="ce17" table:formula="of:=[.CY2]+1" office:value-type="float" office:value="41392">
            <text:p>april</text:p>
          </table:table-cell>
          <table:table-cell table:style-name="ce17" table:formula="of:=[.CZ2]+1" office:value-type="float" office:value="41393">
            <text:p>april</text:p>
          </table:table-cell>
          <table:table-cell table:style-name="ce17" table:formula="of:=[.DA2]+1" office:value-type="float" office:value="41394">
            <text:p>april</text:p>
          </table:table-cell>
          <table:table-cell table:style-name="ce17" table:formula="of:=[.DB2]+1" office:value-type="float" office:value="41395">
            <text:p>mai</text:p>
          </table:table-cell>
          <table:table-cell table:style-name="ce17" table:formula="of:=[.DC2]+1" office:value-type="float" office:value="41396">
            <text:p>mai</text:p>
          </table:table-cell>
          <table:table-cell table:style-name="ce17" table:formula="of:=[.DD2]+1" office:value-type="float" office:value="41397">
            <text:p>mai</text:p>
          </table:table-cell>
          <table:table-cell table:style-name="ce17" table:formula="of:=[.DE2]+1" office:value-type="float" office:value="41398">
            <text:p>mai</text:p>
          </table:table-cell>
          <table:table-cell table:style-name="ce17" table:formula="of:=[.DF2]+1" office:value-type="float" office:value="41399">
            <text:p>mai</text:p>
          </table:table-cell>
          <table:table-cell table:style-name="ce17" table:formula="of:=[.DG2]+1" office:value-type="float" office:value="41400">
            <text:p>mai</text:p>
          </table:table-cell>
          <table:table-cell table:style-name="ce17" table:formula="of:=[.DH2]+1" office:value-type="float" office:value="41401">
            <text:p>mai</text:p>
          </table:table-cell>
          <table:table-cell table:style-name="ce17" table:formula="of:=[.DI2]+1" office:value-type="float" office:value="41402">
            <text:p>mai</text:p>
          </table:table-cell>
          <table:table-cell table:style-name="ce17" table:formula="of:=[.DJ2]+1" office:value-type="float" office:value="41403">
            <text:p>mai</text:p>
          </table:table-cell>
          <table:table-cell table:style-name="ce17" table:formula="of:=[.DK2]+1" office:value-type="float" office:value="41404">
            <text:p>mai</text:p>
          </table:table-cell>
          <table:table-cell table:style-name="ce17" table:formula="of:=[.DL2]+1" office:value-type="float" office:value="41405">
            <text:p>mai</text:p>
          </table:table-cell>
          <table:table-cell table:style-name="ce17" table:formula="of:=[.DM2]+1" office:value-type="float" office:value="41406">
            <text:p>mai</text:p>
          </table:table-cell>
          <table:table-cell table:style-name="ce17" table:formula="of:=[.DN2]+1" office:value-type="float" office:value="41407">
            <text:p>mai</text:p>
          </table:table-cell>
          <table:table-cell table:style-name="ce17" table:formula="of:=[.DO2]+1" office:value-type="float" office:value="41408">
            <text:p>mai</text:p>
          </table:table-cell>
          <table:table-cell table:style-name="ce17" table:formula="of:=[.DP2]+1" office:value-type="float" office:value="41409">
            <text:p>mai</text:p>
          </table:table-cell>
          <table:table-cell table:style-name="ce17" table:formula="of:=[.DQ2]+1" office:value-type="float" office:value="41410">
            <text:p>mai</text:p>
          </table:table-cell>
          <table:table-cell table:style-name="ce17" table:formula="of:=[.DR2]+1" office:value-type="float" office:value="41411">
            <text:p>mai</text:p>
          </table:table-cell>
          <table:table-cell table:style-name="ce17" table:formula="of:=[.DS2]+1" office:value-type="float" office:value="41412">
            <text:p>mai</text:p>
          </table:table-cell>
          <table:table-cell table:style-name="ce17" table:formula="of:=[.DT2]+1" office:value-type="float" office:value="41413">
            <text:p>mai</text:p>
          </table:table-cell>
          <table:table-cell table:style-name="ce17" table:formula="of:=[.DU2]+1" office:value-type="float" office:value="41414">
            <text:p>mai</text:p>
          </table:table-cell>
          <table:table-cell table:style-name="ce17" table:formula="of:=[.DV2]+1" office:value-type="float" office:value="41415">
            <text:p>mai</text:p>
          </table:table-cell>
          <table:table-cell table:style-name="ce17" table:formula="of:=[.DW2]+1" office:value-type="float" office:value="41416">
            <text:p>mai</text:p>
          </table:table-cell>
          <table:table-cell table:style-name="ce17" table:formula="of:=[.DX2]+1" office:value-type="float" office:value="41417">
            <text:p>mai</text:p>
          </table:table-cell>
          <table:table-cell table:style-name="ce17" table:formula="of:=[.DY2]+1" office:value-type="float" office:value="41418">
            <text:p>mai</text:p>
          </table:table-cell>
          <table:table-cell table:style-name="ce17" table:formula="of:=[.DZ2]+1" office:value-type="float" office:value="41419">
            <text:p>mai</text:p>
          </table:table-cell>
          <table:table-cell table:number-columns-repeated="893"/>
        </table:table-row>
        <table:table-row table:style-name="ro3">
          <table:table-cell table:style-name="ce2" office:value-type="string">
            <text:p>START</text:p>
          </table:table-cell>
          <table:table-cell table:style-name="ce11" office:value-type="float" office:value="41291">
            <text:p>torsdag, januar 17, 13</text:p>
          </table:table-cell>
          <table:table-cell table:style-name="ce13" table:formula="of:=IF((DAY([.C$2])=1);UPPER(TEXT([.C$2];[$'Date Formatting Strings'.$B$11]));&quot;&quot;)">
            <text:p/>
          </table:table-cell>
          <table:table-cell table:style-name="ce13" table:formula="of:=IF((DAY([.D$2])=1);UPPER(TEXT([.D$2];[$'Date Formatting Strings'.$B$11]));&quot;&quot;)">
            <text:p/>
          </table:table-cell>
          <table:table-cell table:style-name="ce13" table:formula="of:=IF((DAY([.E$2])=1);UPPER(TEXT([.E$2];[$'Date Formatting Strings'.$B$11]));&quot;&quot;)">
            <text:p/>
          </table:table-cell>
          <table:table-cell table:style-name="ce13" table:formula="of:=IF((DAY([.F$2])=1);UPPER(TEXT([.F$2];[$'Date Formatting Strings'.$B$11]));&quot;&quot;)">
            <text:p/>
          </table:table-cell>
          <table:table-cell table:style-name="ce13" table:formula="of:=IF((DAY([.G$2])=1);UPPER(TEXT([.G$2];[$'Date Formatting Strings'.$B$11]));&quot;&quot;)">
            <text:p/>
          </table:table-cell>
          <table:table-cell table:style-name="ce13" table:formula="of:=IF((DAY([.H$2])=1);UPPER(TEXT([.H$2];[$'Date Formatting Strings'.$B$11]));&quot;&quot;)">
            <text:p/>
          </table:table-cell>
          <table:table-cell table:style-name="ce13" table:formula="of:=IF((DAY([.I$2])=1);UPPER(TEXT([.I$2];[$'Date Formatting Strings'.$B$11]));&quot;&quot;)">
            <text:p/>
          </table:table-cell>
          <table:table-cell table:style-name="ce13" table:formula="of:=IF((DAY([.J$2])=1);UPPER(TEXT([.J$2];[$'Date Formatting Strings'.$B$11]));&quot;&quot;)">
            <text:p/>
          </table:table-cell>
          <table:table-cell table:style-name="ce13" table:formula="of:=IF((DAY([.K$2])=1);UPPER(TEXT([.K$2];[$'Date Formatting Strings'.$B$11]));&quot;&quot;)">
            <text:p/>
          </table:table-cell>
          <table:table-cell table:style-name="ce13" table:formula="of:=IF((DAY([.L$2])=1);UPPER(TEXT([.L$2];[$'Date Formatting Strings'.$B$11]));&quot;&quot;)">
            <text:p/>
          </table:table-cell>
          <table:table-cell table:style-name="ce13" table:formula="of:=IF((DAY([.M$2])=1);UPPER(TEXT([.M$2];[$'Date Formatting Strings'.$B$11]));&quot;&quot;)">
            <text:p/>
          </table:table-cell>
          <table:table-cell table:style-name="ce13" table:formula="of:=IF((DAY([.N$2])=1);UPPER(TEXT([.N$2];[$'Date Formatting Strings'.$B$11]));&quot;&quot;)">
            <text:p/>
          </table:table-cell>
          <table:table-cell table:style-name="ce13" table:formula="of:=IF((DAY([.O$2])=1);UPPER(TEXT([.O$2];[$'Date Formatting Strings'.$B$11]));&quot;&quot;)">
            <text:p/>
          </table:table-cell>
          <table:table-cell table:style-name="ce13" table:formula="of:=IF((DAY([.P$2])=1);UPPER(TEXT([.P$2];[$'Date Formatting Strings'.$B$11]));&quot;&quot;)">
            <text:p/>
          </table:table-cell>
          <table:table-cell table:style-name="ce13" table:formula="of:=IF((DAY([.Q$2])=1);UPPER(TEXT([.Q$2];[$'Date Formatting Strings'.$B$11]));&quot;&quot;)">
            <text:p/>
          </table:table-cell>
          <table:table-cell table:style-name="ce13" table:formula="of:=IF((DAY([.R$2])=1);UPPER(TEXT([.R$2];[$'Date Formatting Strings'.$B$11]));&quot;&quot;)" office:value-type="string" office:string-value="FEB.">
            <text:p>FEB.</text:p>
          </table:table-cell>
          <table:table-cell table:style-name="ce13" table:formula="of:=IF((DAY([.S$2])=1);UPPER(TEXT([.S$2];[$'Date Formatting Strings'.$B$11]));&quot;&quot;)">
            <text:p/>
          </table:table-cell>
          <table:table-cell table:style-name="ce13" table:formula="of:=IF((DAY([.T$2])=1);UPPER(TEXT([.T$2];[$'Date Formatting Strings'.$B$11]));&quot;&quot;)">
            <text:p/>
          </table:table-cell>
          <table:table-cell table:style-name="ce13" table:formula="of:=IF((DAY([.U$2])=1);UPPER(TEXT([.U$2];[$'Date Formatting Strings'.$B$11]));&quot;&quot;)">
            <text:p/>
          </table:table-cell>
          <table:table-cell table:style-name="ce13" table:formula="of:=IF((DAY([.V$2])=1);UPPER(TEXT([.V$2];[$'Date Formatting Strings'.$B$11]));&quot;&quot;)">
            <text:p/>
          </table:table-cell>
          <table:table-cell table:style-name="ce13" table:formula="of:=IF((DAY([.W$2])=1);UPPER(TEXT([.W$2];[$'Date Formatting Strings'.$B$11]));&quot;&quot;)">
            <text:p/>
          </table:table-cell>
          <table:table-cell table:style-name="ce13" table:formula="of:=IF((DAY([.X$2])=1);UPPER(TEXT([.X$2];[$'Date Formatting Strings'.$B$11]));&quot;&quot;)">
            <text:p/>
          </table:table-cell>
          <table:table-cell table:style-name="ce13" table:formula="of:=IF((DAY([.Y$2])=1);UPPER(TEXT([.Y$2];[$'Date Formatting Strings'.$B$11]));&quot;&quot;)">
            <text:p/>
          </table:table-cell>
          <table:table-cell table:style-name="ce13" table:formula="of:=IF((DAY([.Z$2])=1);UPPER(TEXT([.Z$2];[$'Date Formatting Strings'.$B$11]));&quot;&quot;)">
            <text:p/>
          </table:table-cell>
          <table:table-cell table:style-name="ce13" table:formula="of:=IF((DAY([.AA$2])=1);UPPER(TEXT([.AA$2];[$'Date Formatting Strings'.$B$11]));&quot;&quot;)">
            <text:p/>
          </table:table-cell>
          <table:table-cell table:style-name="ce13" table:formula="of:=IF((DAY([.AB$2])=1);UPPER(TEXT([.AB$2];[$'Date Formatting Strings'.$B$11]));&quot;&quot;)">
            <text:p/>
          </table:table-cell>
          <table:table-cell table:style-name="ce13" table:formula="of:=IF((DAY([.AC$2])=1);UPPER(TEXT([.AC$2];[$'Date Formatting Strings'.$B$11]));&quot;&quot;)">
            <text:p/>
          </table:table-cell>
          <table:table-cell table:style-name="ce13" table:formula="of:=IF((DAY([.AD$2])=1);UPPER(TEXT([.AD$2];[$'Date Formatting Strings'.$B$11]));&quot;&quot;)">
            <text:p/>
          </table:table-cell>
          <table:table-cell table:style-name="ce13" table:formula="of:=IF((DAY([.AE$2])=1);UPPER(TEXT([.AE$2];[$'Date Formatting Strings'.$B$11]));&quot;&quot;)">
            <text:p/>
          </table:table-cell>
          <table:table-cell table:style-name="ce13" table:formula="of:=IF((DAY([.AF$2])=1);UPPER(TEXT([.AF$2];[$'Date Formatting Strings'.$B$11]));&quot;&quot;)">
            <text:p/>
          </table:table-cell>
          <table:table-cell table:style-name="ce13" table:formula="of:=IF((DAY([.AG$2])=1);UPPER(TEXT([.AG$2];[$'Date Formatting Strings'.$B$11]));&quot;&quot;)">
            <text:p/>
          </table:table-cell>
          <table:table-cell table:style-name="ce13" table:formula="of:=IF((DAY([.AH$2])=1);UPPER(TEXT([.AH$2];[$'Date Formatting Strings'.$B$11]));&quot;&quot;)">
            <text:p/>
          </table:table-cell>
          <table:table-cell table:style-name="ce13" table:formula="of:=IF((DAY([.AI$2])=1);UPPER(TEXT([.AI$2];[$'Date Formatting Strings'.$B$11]));&quot;&quot;)">
            <text:p/>
          </table:table-cell>
          <table:table-cell table:style-name="ce13" table:formula="of:=IF((DAY([.AJ$2])=1);UPPER(TEXT([.AJ$2];[$'Date Formatting Strings'.$B$11]));&quot;&quot;)">
            <text:p/>
          </table:table-cell>
          <table:table-cell table:style-name="ce13" table:formula="of:=IF((DAY([.AK$2])=1);UPPER(TEXT([.AK$2];[$'Date Formatting Strings'.$B$11]));&quot;&quot;)">
            <text:p/>
          </table:table-cell>
          <table:table-cell table:style-name="ce13" table:formula="of:=IF((DAY([.AL$2])=1);UPPER(TEXT([.AL$2];[$'Date Formatting Strings'.$B$11]));&quot;&quot;)">
            <text:p/>
          </table:table-cell>
          <table:table-cell table:style-name="ce13" table:formula="of:=IF((DAY([.AM$2])=1);UPPER(TEXT([.AM$2];[$'Date Formatting Strings'.$B$11]));&quot;&quot;)">
            <text:p/>
          </table:table-cell>
          <table:table-cell table:style-name="ce13" table:formula="of:=IF((DAY([.AN$2])=1);UPPER(TEXT([.AN$2];[$'Date Formatting Strings'.$B$11]));&quot;&quot;)">
            <text:p/>
          </table:table-cell>
          <table:table-cell table:style-name="ce13" table:formula="of:=IF((DAY([.AO$2])=1);UPPER(TEXT([.AO$2];[$'Date Formatting Strings'.$B$11]));&quot;&quot;)">
            <text:p/>
          </table:table-cell>
          <table:table-cell table:style-name="ce13" table:formula="of:=IF((DAY([.AP$2])=1);UPPER(TEXT([.AP$2];[$'Date Formatting Strings'.$B$11]));&quot;&quot;)">
            <text:p/>
          </table:table-cell>
          <table:table-cell table:style-name="ce13" table:formula="of:=IF((DAY([.AQ$2])=1);UPPER(TEXT([.AQ$2];[$'Date Formatting Strings'.$B$11]));&quot;&quot;)">
            <text:p/>
          </table:table-cell>
          <table:table-cell table:style-name="ce13" table:formula="of:=IF((DAY([.AR$2])=1);UPPER(TEXT([.AR$2];[$'Date Formatting Strings'.$B$11]));&quot;&quot;)">
            <text:p/>
          </table:table-cell>
          <table:table-cell table:style-name="ce13" table:formula="of:=IF((DAY([.AS$2])=1);UPPER(TEXT([.AS$2];[$'Date Formatting Strings'.$B$11]));&quot;&quot;)">
            <text:p/>
          </table:table-cell>
          <table:table-cell table:style-name="ce13" table:formula="of:=IF((DAY([.AT$2])=1);UPPER(TEXT([.AT$2];[$'Date Formatting Strings'.$B$11]));&quot;&quot;)" office:value-type="string" office:string-value="MARS">
            <text:p>MARS</text:p>
          </table:table-cell>
          <table:table-cell table:style-name="ce13" table:formula="of:=IF((DAY([.AU$2])=1);UPPER(TEXT([.AU$2];[$'Date Formatting Strings'.$B$11]));&quot;&quot;)">
            <text:p/>
          </table:table-cell>
          <table:table-cell table:style-name="ce13" table:formula="of:=IF((DAY([.AV$2])=1);UPPER(TEXT([.AV$2];[$'Date Formatting Strings'.$B$11]));&quot;&quot;)">
            <text:p/>
          </table:table-cell>
          <table:table-cell table:style-name="ce13" table:formula="of:=IF((DAY([.AW$2])=1);UPPER(TEXT([.AW$2];[$'Date Formatting Strings'.$B$11]));&quot;&quot;)">
            <text:p/>
          </table:table-cell>
          <table:table-cell table:style-name="ce13" table:formula="of:=IF((DAY([.AX$2])=1);UPPER(TEXT([.AX$2];[$'Date Formatting Strings'.$B$11]));&quot;&quot;)">
            <text:p/>
          </table:table-cell>
          <table:table-cell table:style-name="ce13" table:formula="of:=IF((DAY([.AY$2])=1);UPPER(TEXT([.AY$2];[$'Date Formatting Strings'.$B$11]));&quot;&quot;)">
            <text:p/>
          </table:table-cell>
          <table:table-cell table:style-name="ce13" table:formula="of:=IF((DAY([.AZ$2])=1);UPPER(TEXT([.AZ$2];[$'Date Formatting Strings'.$B$11]));&quot;&quot;)">
            <text:p/>
          </table:table-cell>
          <table:table-cell table:style-name="ce13" table:formula="of:=IF((DAY([.BA$2])=1);UPPER(TEXT([.BA$2];[$'Date Formatting Strings'.$B$11]));&quot;&quot;)">
            <text:p/>
          </table:table-cell>
          <table:table-cell table:style-name="ce13" table:formula="of:=IF((DAY([.BB$2])=1);UPPER(TEXT([.BB$2];[$'Date Formatting Strings'.$B$11]));&quot;&quot;)">
            <text:p/>
          </table:table-cell>
          <table:table-cell table:style-name="ce13" table:formula="of:=IF((DAY([.BC$2])=1);UPPER(TEXT([.BC$2];[$'Date Formatting Strings'.$B$11]));&quot;&quot;)">
            <text:p/>
          </table:table-cell>
          <table:table-cell table:style-name="ce13" table:formula="of:=IF((DAY([.BD$2])=1);UPPER(TEXT([.BD$2];[$'Date Formatting Strings'.$B$11]));&quot;&quot;)">
            <text:p/>
          </table:table-cell>
          <table:table-cell table:style-name="ce13" table:formula="of:=IF((DAY([.BE$2])=1);UPPER(TEXT([.BE$2];[$'Date Formatting Strings'.$B$11]));&quot;&quot;)">
            <text:p/>
          </table:table-cell>
          <table:table-cell table:style-name="ce13" table:formula="of:=IF((DAY([.BF$2])=1);UPPER(TEXT([.BF$2];[$'Date Formatting Strings'.$B$11]));&quot;&quot;)">
            <text:p/>
          </table:table-cell>
          <table:table-cell table:style-name="ce13" table:formula="of:=IF((DAY([.BG$2])=1);UPPER(TEXT([.BG$2];[$'Date Formatting Strings'.$B$11]));&quot;&quot;)">
            <text:p/>
          </table:table-cell>
          <table:table-cell table:style-name="ce13" table:formula="of:=IF((DAY([.BH$2])=1);UPPER(TEXT([.BH$2];[$'Date Formatting Strings'.$B$11]));&quot;&quot;)">
            <text:p/>
          </table:table-cell>
          <table:table-cell table:style-name="ce13" table:formula="of:=IF((DAY([.BI$2])=1);UPPER(TEXT([.BI$2];[$'Date Formatting Strings'.$B$11]));&quot;&quot;)">
            <text:p/>
          </table:table-cell>
          <table:table-cell table:style-name="ce13" table:formula="of:=IF((DAY([.BJ$2])=1);UPPER(TEXT([.BJ$2];[$'Date Formatting Strings'.$B$11]));&quot;&quot;)">
            <text:p/>
          </table:table-cell>
          <table:table-cell table:style-name="ce13" table:formula="of:=IF((DAY([.BK$2])=1);UPPER(TEXT([.BK$2];[$'Date Formatting Strings'.$B$11]));&quot;&quot;)">
            <text:p/>
          </table:table-cell>
          <table:table-cell table:style-name="ce13" table:formula="of:=IF((DAY([.BL$2])=1);UPPER(TEXT([.BL$2];[$'Date Formatting Strings'.$B$11]));&quot;&quot;)">
            <text:p/>
          </table:table-cell>
          <table:table-cell table:style-name="ce13" table:formula="of:=IF((DAY([.BM$2])=1);UPPER(TEXT([.BM$2];[$'Date Formatting Strings'.$B$11]));&quot;&quot;)">
            <text:p/>
          </table:table-cell>
          <table:table-cell table:style-name="ce13" table:formula="of:=IF((DAY([.BN$2])=1);UPPER(TEXT([.BN$2];[$'Date Formatting Strings'.$B$11]));&quot;&quot;)">
            <text:p/>
          </table:table-cell>
          <table:table-cell table:style-name="ce13" table:formula="of:=IF((DAY([.BO$2])=1);UPPER(TEXT([.BO$2];[$'Date Formatting Strings'.$B$11]));&quot;&quot;)">
            <text:p/>
          </table:table-cell>
          <table:table-cell table:style-name="ce13" table:formula="of:=IF((DAY([.BP$2])=1);UPPER(TEXT([.BP$2];[$'Date Formatting Strings'.$B$11]));&quot;&quot;)">
            <text:p/>
          </table:table-cell>
          <table:table-cell table:style-name="ce13" table:formula="of:=IF((DAY([.BQ$2])=1);UPPER(TEXT([.BQ$2];[$'Date Formatting Strings'.$B$11]));&quot;&quot;)">
            <text:p/>
          </table:table-cell>
          <table:table-cell table:style-name="ce13" table:formula="of:=IF((DAY([.BR$2])=1);UPPER(TEXT([.BR$2];[$'Date Formatting Strings'.$B$11]));&quot;&quot;)">
            <text:p/>
          </table:table-cell>
          <table:table-cell table:style-name="ce13" table:formula="of:=IF((DAY([.BS$2])=1);UPPER(TEXT([.BS$2];[$'Date Formatting Strings'.$B$11]));&quot;&quot;)">
            <text:p/>
          </table:table-cell>
          <table:table-cell table:style-name="ce13" table:formula="of:=IF((DAY([.BT$2])=1);UPPER(TEXT([.BT$2];[$'Date Formatting Strings'.$B$11]));&quot;&quot;)">
            <text:p/>
          </table:table-cell>
          <table:table-cell table:style-name="ce13" table:formula="of:=IF((DAY([.BU$2])=1);UPPER(TEXT([.BU$2];[$'Date Formatting Strings'.$B$11]));&quot;&quot;)">
            <text:p/>
          </table:table-cell>
          <table:table-cell table:style-name="ce13" table:formula="of:=IF((DAY([.BV$2])=1);UPPER(TEXT([.BV$2];[$'Date Formatting Strings'.$B$11]));&quot;&quot;)">
            <text:p/>
          </table:table-cell>
          <table:table-cell table:style-name="ce13" table:formula="of:=IF((DAY([.BW$2])=1);UPPER(TEXT([.BW$2];[$'Date Formatting Strings'.$B$11]));&quot;&quot;)">
            <text:p/>
          </table:table-cell>
          <table:table-cell table:style-name="ce13" table:formula="of:=IF((DAY([.BX$2])=1);UPPER(TEXT([.BX$2];[$'Date Formatting Strings'.$B$11]));&quot;&quot;)">
            <text:p/>
          </table:table-cell>
          <table:table-cell table:style-name="ce13" table:formula="of:=IF((DAY([.BY$2])=1);UPPER(TEXT([.BY$2];[$'Date Formatting Strings'.$B$11]));&quot;&quot;)" office:value-type="string" office:string-value="APRIL">
            <text:p>APRIL</text:p>
          </table:table-cell>
          <table:table-cell table:style-name="ce13" table:formula="of:=IF((DAY([.BZ$2])=1);UPPER(TEXT([.BZ$2];[$'Date Formatting Strings'.$B$11]));&quot;&quot;)">
            <text:p/>
          </table:table-cell>
          <table:table-cell table:style-name="ce13" table:formula="of:=IF((DAY([.CA$2])=1);UPPER(TEXT([.CA$2];[$'Date Formatting Strings'.$B$11]));&quot;&quot;)">
            <text:p/>
          </table:table-cell>
          <table:table-cell table:style-name="ce13" table:formula="of:=IF((DAY([.CB$2])=1);UPPER(TEXT([.CB$2];[$'Date Formatting Strings'.$B$11]));&quot;&quot;)">
            <text:p/>
          </table:table-cell>
          <table:table-cell table:style-name="ce13" table:formula="of:=IF((DAY([.CC$2])=1);UPPER(TEXT([.CC$2];[$'Date Formatting Strings'.$B$11]));&quot;&quot;)">
            <text:p/>
          </table:table-cell>
          <table:table-cell table:style-name="ce13" table:formula="of:=IF((DAY([.CD$2])=1);UPPER(TEXT([.CD$2];[$'Date Formatting Strings'.$B$11]));&quot;&quot;)">
            <text:p/>
          </table:table-cell>
          <table:table-cell table:style-name="ce13" table:formula="of:=IF((DAY([.CE$2])=1);UPPER(TEXT([.CE$2];[$'Date Formatting Strings'.$B$11]));&quot;&quot;)">
            <text:p/>
          </table:table-cell>
          <table:table-cell table:style-name="ce13" table:formula="of:=IF((DAY([.CF$2])=1);UPPER(TEXT([.CF$2];[$'Date Formatting Strings'.$B$11]));&quot;&quot;)">
            <text:p/>
          </table:table-cell>
          <table:table-cell table:style-name="ce13" table:formula="of:=IF((DAY([.CG$2])=1);UPPER(TEXT([.CG$2];[$'Date Formatting Strings'.$B$11]));&quot;&quot;)">
            <text:p/>
          </table:table-cell>
          <table:table-cell table:style-name="ce13" table:formula="of:=IF((DAY([.CH$2])=1);UPPER(TEXT([.CH$2];[$'Date Formatting Strings'.$B$11]));&quot;&quot;)">
            <text:p/>
          </table:table-cell>
          <table:table-cell table:style-name="ce13" table:formula="of:=IF((DAY([.CI$2])=1);UPPER(TEXT([.CI$2];[$'Date Formatting Strings'.$B$11]));&quot;&quot;)">
            <text:p/>
          </table:table-cell>
          <table:table-cell table:style-name="ce13" table:formula="of:=IF((DAY([.CJ$2])=1);UPPER(TEXT([.CJ$2];[$'Date Formatting Strings'.$B$11]));&quot;&quot;)">
            <text:p/>
          </table:table-cell>
          <table:table-cell table:style-name="ce13" table:formula="of:=IF((DAY([.CK$2])=1);UPPER(TEXT([.CK$2];[$'Date Formatting Strings'.$B$11]));&quot;&quot;)">
            <text:p/>
          </table:table-cell>
          <table:table-cell table:style-name="ce13" table:formula="of:=IF((DAY([.CL$2])=1);UPPER(TEXT([.CL$2];[$'Date Formatting Strings'.$B$11]));&quot;&quot;)">
            <text:p/>
          </table:table-cell>
          <table:table-cell table:style-name="ce13" table:formula="of:=IF((DAY([.CM$2])=1);UPPER(TEXT([.CM$2];[$'Date Formatting Strings'.$B$11]));&quot;&quot;)">
            <text:p/>
          </table:table-cell>
          <table:table-cell table:style-name="ce13" table:formula="of:=IF((DAY([.CN$2])=1);UPPER(TEXT([.CN$2];[$'Date Formatting Strings'.$B$11]));&quot;&quot;)">
            <text:p/>
          </table:table-cell>
          <table:table-cell table:style-name="ce13" table:formula="of:=IF((DAY([.CO$2])=1);UPPER(TEXT([.CO$2];[$'Date Formatting Strings'.$B$11]));&quot;&quot;)">
            <text:p/>
          </table:table-cell>
          <table:table-cell table:style-name="ce13" table:formula="of:=IF((DAY([.CP$2])=1);UPPER(TEXT([.CP$2];[$'Date Formatting Strings'.$B$11]));&quot;&quot;)">
            <text:p/>
          </table:table-cell>
          <table:table-cell table:style-name="ce13" table:formula="of:=IF((DAY([.CQ$2])=1);UPPER(TEXT([.CQ$2];[$'Date Formatting Strings'.$B$11]));&quot;&quot;)">
            <text:p/>
          </table:table-cell>
          <table:table-cell table:style-name="ce13" table:formula="of:=IF((DAY([.CR$2])=1);UPPER(TEXT([.CR$2];[$'Date Formatting Strings'.$B$11]));&quot;&quot;)">
            <text:p/>
          </table:table-cell>
          <table:table-cell table:style-name="ce13" table:formula="of:=IF((DAY([.CS$2])=1);UPPER(TEXT([.CS$2];[$'Date Formatting Strings'.$B$11]));&quot;&quot;)">
            <text:p/>
          </table:table-cell>
          <table:table-cell table:style-name="ce13" table:formula="of:=IF((DAY([.CT$2])=1);UPPER(TEXT([.CT$2];[$'Date Formatting Strings'.$B$11]));&quot;&quot;)">
            <text:p/>
          </table:table-cell>
          <table:table-cell table:style-name="ce13" table:formula="of:=IF((DAY([.CU$2])=1);UPPER(TEXT([.CU$2];[$'Date Formatting Strings'.$B$11]));&quot;&quot;)">
            <text:p/>
          </table:table-cell>
          <table:table-cell table:style-name="ce13" table:formula="of:=IF((DAY([.CV$2])=1);UPPER(TEXT([.CV$2];[$'Date Formatting Strings'.$B$11]));&quot;&quot;)">
            <text:p/>
          </table:table-cell>
          <table:table-cell table:style-name="ce13" table:formula="of:=IF((DAY([.CW$2])=1);UPPER(TEXT([.CW$2];[$'Date Formatting Strings'.$B$11]));&quot;&quot;)">
            <text:p/>
          </table:table-cell>
          <table:table-cell table:style-name="ce13" table:formula="of:=IF((DAY([.CX$2])=1);UPPER(TEXT([.CX$2];[$'Date Formatting Strings'.$B$11]));&quot;&quot;)">
            <text:p/>
          </table:table-cell>
          <table:table-cell table:style-name="ce13" table:formula="of:=IF((DAY([.CY$2])=1);UPPER(TEXT([.CY$2];[$'Date Formatting Strings'.$B$11]));&quot;&quot;)">
            <text:p/>
          </table:table-cell>
          <table:table-cell table:style-name="ce13" table:formula="of:=IF((DAY([.CZ$2])=1);UPPER(TEXT([.CZ$2];[$'Date Formatting Strings'.$B$11]));&quot;&quot;)">
            <text:p/>
          </table:table-cell>
          <table:table-cell table:style-name="ce13" table:formula="of:=IF((DAY([.DA$2])=1);UPPER(TEXT([.DA$2];[$'Date Formatting Strings'.$B$11]));&quot;&quot;)">
            <text:p/>
          </table:table-cell>
          <table:table-cell table:style-name="ce13" table:formula="of:=IF((DAY([.DB$2])=1);UPPER(TEXT([.DB$2];[$'Date Formatting Strings'.$B$11]));&quot;&quot;)">
            <text:p/>
          </table:table-cell>
          <table:table-cell table:style-name="ce13" table:formula="of:=IF((DAY([.DC$2])=1);UPPER(TEXT([.DC$2];[$'Date Formatting Strings'.$B$11]));&quot;&quot;)" office:value-type="string" office:string-value="MAI">
            <text:p>MAI</text:p>
          </table:table-cell>
          <table:table-cell table:style-name="ce13" table:formula="of:=IF((DAY([.DD$2])=1);UPPER(TEXT([.DD$2];[$'Date Formatting Strings'.$B$11]));&quot;&quot;)">
            <text:p/>
          </table:table-cell>
          <table:table-cell table:style-name="ce13" table:formula="of:=IF((DAY([.DE$2])=1);UPPER(TEXT([.DE$2];[$'Date Formatting Strings'.$B$11]));&quot;&quot;)">
            <text:p/>
          </table:table-cell>
          <table:table-cell table:style-name="ce13" table:formula="of:=IF((DAY([.DF$2])=1);UPPER(TEXT([.DF$2];[$'Date Formatting Strings'.$B$11]));&quot;&quot;)">
            <text:p/>
          </table:table-cell>
          <table:table-cell table:style-name="ce13" table:formula="of:=IF((DAY([.DG$2])=1);UPPER(TEXT([.DG$2];[$'Date Formatting Strings'.$B$11]));&quot;&quot;)">
            <text:p/>
          </table:table-cell>
          <table:table-cell table:style-name="ce13" table:formula="of:=IF((DAY([.DH$2])=1);UPPER(TEXT([.DH$2];[$'Date Formatting Strings'.$B$11]));&quot;&quot;)">
            <text:p/>
          </table:table-cell>
          <table:table-cell table:style-name="ce13" table:formula="of:=IF((DAY([.DI$2])=1);UPPER(TEXT([.DI$2];[$'Date Formatting Strings'.$B$11]));&quot;&quot;)">
            <text:p/>
          </table:table-cell>
          <table:table-cell table:style-name="ce13" table:formula="of:=IF((DAY([.DJ$2])=1);UPPER(TEXT([.DJ$2];[$'Date Formatting Strings'.$B$11]));&quot;&quot;)">
            <text:p/>
          </table:table-cell>
          <table:table-cell table:style-name="ce13" table:formula="of:=IF((DAY([.DK$2])=1);UPPER(TEXT([.DK$2];[$'Date Formatting Strings'.$B$11]));&quot;&quot;)">
            <text:p/>
          </table:table-cell>
          <table:table-cell table:style-name="ce13" table:formula="of:=IF((DAY([.DL$2])=1);UPPER(TEXT([.DL$2];[$'Date Formatting Strings'.$B$11]));&quot;&quot;)">
            <text:p/>
          </table:table-cell>
          <table:table-cell table:style-name="ce13" table:formula="of:=IF((DAY([.DM$2])=1);UPPER(TEXT([.DM$2];[$'Date Formatting Strings'.$B$11]));&quot;&quot;)">
            <text:p/>
          </table:table-cell>
          <table:table-cell table:style-name="ce13" table:formula="of:=IF((DAY([.DN$2])=1);UPPER(TEXT([.DN$2];[$'Date Formatting Strings'.$B$11]));&quot;&quot;)">
            <text:p/>
          </table:table-cell>
          <table:table-cell table:style-name="ce13" table:formula="of:=IF((DAY([.DO$2])=1);UPPER(TEXT([.DO$2];[$'Date Formatting Strings'.$B$11]));&quot;&quot;)">
            <text:p/>
          </table:table-cell>
          <table:table-cell table:style-name="ce13" table:formula="of:=IF((DAY([.DP$2])=1);UPPER(TEXT([.DP$2];[$'Date Formatting Strings'.$B$11]));&quot;&quot;)">
            <text:p/>
          </table:table-cell>
          <table:table-cell table:style-name="ce13" table:formula="of:=IF((DAY([.DQ$2])=1);UPPER(TEXT([.DQ$2];[$'Date Formatting Strings'.$B$11]));&quot;&quot;)">
            <text:p/>
          </table:table-cell>
          <table:table-cell table:style-name="ce13" table:formula="of:=IF((DAY([.DR$2])=1);UPPER(TEXT([.DR$2];[$'Date Formatting Strings'.$B$11]));&quot;&quot;)">
            <text:p/>
          </table:table-cell>
          <table:table-cell table:style-name="ce13" table:formula="of:=IF((DAY([.DS$2])=1);UPPER(TEXT([.DS$2];[$'Date Formatting Strings'.$B$11]));&quot;&quot;)">
            <text:p/>
          </table:table-cell>
          <table:table-cell table:style-name="ce13" table:formula="of:=IF((DAY([.DT$2])=1);UPPER(TEXT([.DT$2];[$'Date Formatting Strings'.$B$11]));&quot;&quot;)">
            <text:p/>
          </table:table-cell>
          <table:table-cell table:style-name="ce13" table:formula="of:=IF((DAY([.DU$2])=1);UPPER(TEXT([.DU$2];[$'Date Formatting Strings'.$B$11]));&quot;&quot;)">
            <text:p/>
          </table:table-cell>
          <table:table-cell table:style-name="ce13" table:formula="of:=IF((DAY([.DV$2])=1);UPPER(TEXT([.DV$2];[$'Date Formatting Strings'.$B$11]));&quot;&quot;)">
            <text:p/>
          </table:table-cell>
          <table:table-cell table:style-name="ce13" table:formula="of:=IF((DAY([.DW$2])=1);UPPER(TEXT([.DW$2];[$'Date Formatting Strings'.$B$11]));&quot;&quot;)">
            <text:p/>
          </table:table-cell>
          <table:table-cell table:style-name="ce13" table:formula="of:=IF((DAY([.DX$2])=1);UPPER(TEXT([.DX$2];[$'Date Formatting Strings'.$B$11]));&quot;&quot;)">
            <text:p/>
          </table:table-cell>
          <table:table-cell table:style-name="ce13" table:formula="of:=IF((DAY([.DY$2])=1);UPPER(TEXT([.DY$2];[$'Date Formatting Strings'.$B$11]));&quot;&quot;)">
            <text:p/>
          </table:table-cell>
          <table:table-cell table:style-name="ce13" table:formula="of:=IF((DAY([.DZ$2])=1);UPPER(TEXT([.DZ$2];[$'Date Formatting Strings'.$B$11]));&quot;&quot;)">
            <text:p/>
          </table:table-cell>
          <table:table-cell table:style-name="ce13" table:formula="of:=IF((DAY([.EA$2])=1);UPPER(TEXT([.EA$2];[$'Date Formatting Strings'.$B$11]));&quot;&quot;)">
            <text:p/>
          </table:table-cell>
          <table:table-cell table:number-columns-repeated="893"/>
        </table:table-row>
        <table:table-row table:style-name="ro4">
          <table:table-cell table:style-name="ce3"/>
          <table:table-cell/>
          <table:table-cell table:style-name="ce14" table:formula="of:=LEFT(TEXT([.C2];[$'Date Formatting Strings'.$B$13]))" office:value-type="string" office:string-value="t">
            <text:p>t</text:p>
          </table:table-cell>
          <table:table-cell table:style-name="ce14" table:formula="of:=LEFT(TEXT([.D2];[$'Date Formatting Strings'.$B$13]))" office:value-type="string" office:string-value="f">
            <text:p>f</text:p>
          </table:table-cell>
          <table:table-cell table:style-name="ce14" table:formula="of:=LEFT(TEXT([.E2];[$'Date Formatting Strings'.$B$13]))" office:value-type="string" office:string-value="l">
            <text:p>l</text:p>
          </table:table-cell>
          <table:table-cell table:style-name="ce14" table:formula="of:=LEFT(TEXT([.F2];[$'Date Formatting Strings'.$B$13]))" office:value-type="string" office:string-value="s">
            <text:p>s</text:p>
          </table:table-cell>
          <table:table-cell table:style-name="ce14" table:formula="of:=LEFT(TEXT([.G2];[$'Date Formatting Strings'.$B$13]))" office:value-type="string" office:string-value="m">
            <text:p>m</text:p>
          </table:table-cell>
          <table:table-cell table:style-name="ce14" table:formula="of:=LEFT(TEXT([.H2];[$'Date Formatting Strings'.$B$13]))" office:value-type="string" office:string-value="t">
            <text:p>t</text:p>
          </table:table-cell>
          <table:table-cell table:style-name="ce14" table:formula="of:=LEFT(TEXT([.I2];[$'Date Formatting Strings'.$B$13]))" office:value-type="string" office:string-value="o">
            <text:p>o</text:p>
          </table:table-cell>
          <table:table-cell table:style-name="ce14" table:formula="of:=LEFT(TEXT([.J2];[$'Date Formatting Strings'.$B$13]))" office:value-type="string" office:string-value="t">
            <text:p>t</text:p>
          </table:table-cell>
          <table:table-cell table:style-name="ce14" table:formula="of:=LEFT(TEXT([.K2];[$'Date Formatting Strings'.$B$13]))" office:value-type="string" office:string-value="f">
            <text:p>f</text:p>
          </table:table-cell>
          <table:table-cell table:style-name="ce14" table:formula="of:=LEFT(TEXT([.L2];[$'Date Formatting Strings'.$B$13]))" office:value-type="string" office:string-value="l">
            <text:p>l</text:p>
          </table:table-cell>
          <table:table-cell table:style-name="ce14" table:formula="of:=LEFT(TEXT([.M2];[$'Date Formatting Strings'.$B$13]))" office:value-type="string" office:string-value="s">
            <text:p>s</text:p>
          </table:table-cell>
          <table:table-cell table:style-name="ce14" table:formula="of:=LEFT(TEXT([.N2];[$'Date Formatting Strings'.$B$13]))" office:value-type="string" office:string-value="m">
            <text:p>m</text:p>
          </table:table-cell>
          <table:table-cell table:style-name="ce14" table:formula="of:=LEFT(TEXT([.O2];[$'Date Formatting Strings'.$B$13]))" office:value-type="string" office:string-value="t">
            <text:p>t</text:p>
          </table:table-cell>
          <table:table-cell table:style-name="ce14" table:formula="of:=LEFT(TEXT([.P2];[$'Date Formatting Strings'.$B$13]))" office:value-type="string" office:string-value="o">
            <text:p>o</text:p>
          </table:table-cell>
          <table:table-cell table:style-name="ce14" table:formula="of:=LEFT(TEXT([.Q2];[$'Date Formatting Strings'.$B$13]))" office:value-type="string" office:string-value="t">
            <text:p>t</text:p>
          </table:table-cell>
          <table:table-cell table:style-name="ce14" table:formula="of:=LEFT(TEXT([.R2];[$'Date Formatting Strings'.$B$13]))" office:value-type="string" office:string-value="f">
            <text:p>f</text:p>
          </table:table-cell>
          <table:table-cell table:style-name="ce14" table:formula="of:=LEFT(TEXT([.S2];[$'Date Formatting Strings'.$B$13]))" office:value-type="string" office:string-value="l">
            <text:p>l</text:p>
          </table:table-cell>
          <table:table-cell table:style-name="ce14" table:formula="of:=LEFT(TEXT([.T2];[$'Date Formatting Strings'.$B$13]))" office:value-type="string" office:string-value="s">
            <text:p>s</text:p>
          </table:table-cell>
          <table:table-cell table:style-name="ce14" table:formula="of:=LEFT(TEXT([.U2];[$'Date Formatting Strings'.$B$13]))" office:value-type="string" office:string-value="m">
            <text:p>m</text:p>
          </table:table-cell>
          <table:table-cell table:style-name="ce14" table:formula="of:=LEFT(TEXT([.V2];[$'Date Formatting Strings'.$B$13]))" office:value-type="string" office:string-value="t">
            <text:p>t</text:p>
          </table:table-cell>
          <table:table-cell table:style-name="ce14" table:formula="of:=LEFT(TEXT([.W2];[$'Date Formatting Strings'.$B$13]))" office:value-type="string" office:string-value="o">
            <text:p>o</text:p>
          </table:table-cell>
          <table:table-cell table:style-name="ce14" table:formula="of:=LEFT(TEXT([.X2];[$'Date Formatting Strings'.$B$13]))" office:value-type="string" office:string-value="t">
            <text:p>t</text:p>
          </table:table-cell>
          <table:table-cell table:style-name="ce14" table:formula="of:=LEFT(TEXT([.Y2];[$'Date Formatting Strings'.$B$13]))" office:value-type="string" office:string-value="f">
            <text:p>f</text:p>
          </table:table-cell>
          <table:table-cell table:style-name="ce14" table:formula="of:=LEFT(TEXT([.Z2];[$'Date Formatting Strings'.$B$13]))" office:value-type="string" office:string-value="l">
            <text:p>l</text:p>
          </table:table-cell>
          <table:table-cell table:style-name="ce14" table:formula="of:=LEFT(TEXT([.AA2];[$'Date Formatting Strings'.$B$13]))" office:value-type="string" office:string-value="s">
            <text:p>s</text:p>
          </table:table-cell>
          <table:table-cell table:style-name="ce14" table:formula="of:=LEFT(TEXT([.AB2];[$'Date Formatting Strings'.$B$13]))" office:value-type="string" office:string-value="m">
            <text:p>m</text:p>
          </table:table-cell>
          <table:table-cell table:style-name="ce14" table:formula="of:=LEFT(TEXT([.AC2];[$'Date Formatting Strings'.$B$13]))" office:value-type="string" office:string-value="t">
            <text:p>t</text:p>
          </table:table-cell>
          <table:table-cell table:style-name="ce14" table:formula="of:=LEFT(TEXT([.AD2];[$'Date Formatting Strings'.$B$13]))" office:value-type="string" office:string-value="o">
            <text:p>o</text:p>
          </table:table-cell>
          <table:table-cell table:style-name="ce14" table:formula="of:=LEFT(TEXT([.AE2];[$'Date Formatting Strings'.$B$13]))" office:value-type="string" office:string-value="t">
            <text:p>t</text:p>
          </table:table-cell>
          <table:table-cell table:style-name="ce14" table:formula="of:=LEFT(TEXT([.AF2];[$'Date Formatting Strings'.$B$13]))" office:value-type="string" office:string-value="f">
            <text:p>f</text:p>
          </table:table-cell>
          <table:table-cell table:style-name="ce14" table:formula="of:=LEFT(TEXT([.AG2];[$'Date Formatting Strings'.$B$13]))" office:value-type="string" office:string-value="l">
            <text:p>l</text:p>
          </table:table-cell>
          <table:table-cell table:style-name="ce14" table:formula="of:=LEFT(TEXT([.AH2];[$'Date Formatting Strings'.$B$13]))" office:value-type="string" office:string-value="s">
            <text:p>s</text:p>
          </table:table-cell>
          <table:table-cell table:style-name="ce14" table:formula="of:=LEFT(TEXT([.AI2];[$'Date Formatting Strings'.$B$13]))" office:value-type="string" office:string-value="m">
            <text:p>m</text:p>
          </table:table-cell>
          <table:table-cell table:style-name="ce14" table:formula="of:=LEFT(TEXT([.AJ2];[$'Date Formatting Strings'.$B$13]))" office:value-type="string" office:string-value="t">
            <text:p>t</text:p>
          </table:table-cell>
          <table:table-cell table:style-name="ce14" table:formula="of:=LEFT(TEXT([.AK2];[$'Date Formatting Strings'.$B$13]))" office:value-type="string" office:string-value="o">
            <text:p>o</text:p>
          </table:table-cell>
          <table:table-cell table:style-name="ce14" table:formula="of:=LEFT(TEXT([.AL2];[$'Date Formatting Strings'.$B$13]))" office:value-type="string" office:string-value="t">
            <text:p>t</text:p>
          </table:table-cell>
          <table:table-cell table:style-name="ce14" table:formula="of:=LEFT(TEXT([.AM2];[$'Date Formatting Strings'.$B$13]))" office:value-type="string" office:string-value="f">
            <text:p>f</text:p>
          </table:table-cell>
          <table:table-cell table:style-name="ce14" table:formula="of:=LEFT(TEXT([.AN2];[$'Date Formatting Strings'.$B$13]))" office:value-type="string" office:string-value="l">
            <text:p>l</text:p>
          </table:table-cell>
          <table:table-cell table:style-name="ce14" table:formula="of:=LEFT(TEXT([.AO2];[$'Date Formatting Strings'.$B$13]))" office:value-type="string" office:string-value="s">
            <text:p>s</text:p>
          </table:table-cell>
          <table:table-cell table:style-name="ce14" table:formula="of:=LEFT(TEXT([.AP2];[$'Date Formatting Strings'.$B$13]))" office:value-type="string" office:string-value="m">
            <text:p>m</text:p>
          </table:table-cell>
          <table:table-cell table:style-name="ce14" table:formula="of:=LEFT(TEXT([.AQ2];[$'Date Formatting Strings'.$B$13]))" office:value-type="string" office:string-value="t">
            <text:p>t</text:p>
          </table:table-cell>
          <table:table-cell table:style-name="ce14" table:formula="of:=LEFT(TEXT([.AR2];[$'Date Formatting Strings'.$B$13]))" office:value-type="string" office:string-value="o">
            <text:p>o</text:p>
          </table:table-cell>
          <table:table-cell table:style-name="ce14" table:formula="of:=LEFT(TEXT([.AS2];[$'Date Formatting Strings'.$B$13]))" office:value-type="string" office:string-value="t">
            <text:p>t</text:p>
          </table:table-cell>
          <table:table-cell table:style-name="ce14" table:formula="of:=LEFT(TEXT([.AT2];[$'Date Formatting Strings'.$B$13]))" office:value-type="string" office:string-value="f">
            <text:p>f</text:p>
          </table:table-cell>
          <table:table-cell table:style-name="ce14" table:formula="of:=LEFT(TEXT([.AU2];[$'Date Formatting Strings'.$B$13]))" office:value-type="string" office:string-value="l">
            <text:p>l</text:p>
          </table:table-cell>
          <table:table-cell table:style-name="ce14" table:formula="of:=LEFT(TEXT([.AV2];[$'Date Formatting Strings'.$B$13]))" office:value-type="string" office:string-value="s">
            <text:p>s</text:p>
          </table:table-cell>
          <table:table-cell table:style-name="ce14" table:formula="of:=LEFT(TEXT([.AW2];[$'Date Formatting Strings'.$B$13]))" office:value-type="string" office:string-value="m">
            <text:p>m</text:p>
          </table:table-cell>
          <table:table-cell table:style-name="ce14" table:formula="of:=LEFT(TEXT([.AX2];[$'Date Formatting Strings'.$B$13]))" office:value-type="string" office:string-value="t">
            <text:p>t</text:p>
          </table:table-cell>
          <table:table-cell table:style-name="ce14" table:formula="of:=LEFT(TEXT([.AY2];[$'Date Formatting Strings'.$B$13]))" office:value-type="string" office:string-value="o">
            <text:p>o</text:p>
          </table:table-cell>
          <table:table-cell table:style-name="ce14" table:formula="of:=LEFT(TEXT([.AZ2];[$'Date Formatting Strings'.$B$13]))" office:value-type="string" office:string-value="t">
            <text:p>t</text:p>
          </table:table-cell>
          <table:table-cell table:style-name="ce14" table:formula="of:=LEFT(TEXT([.BA2];[$'Date Formatting Strings'.$B$13]))" office:value-type="string" office:string-value="f">
            <text:p>f</text:p>
          </table:table-cell>
          <table:table-cell table:style-name="ce14" table:formula="of:=LEFT(TEXT([.BB2];[$'Date Formatting Strings'.$B$13]))" office:value-type="string" office:string-value="l">
            <text:p>l</text:p>
          </table:table-cell>
          <table:table-cell table:style-name="ce14" table:formula="of:=LEFT(TEXT([.BC2];[$'Date Formatting Strings'.$B$13]))" office:value-type="string" office:string-value="s">
            <text:p>s</text:p>
          </table:table-cell>
          <table:table-cell table:style-name="ce14" table:formula="of:=LEFT(TEXT([.BD2];[$'Date Formatting Strings'.$B$13]))" office:value-type="string" office:string-value="m">
            <text:p>m</text:p>
          </table:table-cell>
          <table:table-cell table:style-name="ce14" table:formula="of:=LEFT(TEXT([.BE2];[$'Date Formatting Strings'.$B$13]))" office:value-type="string" office:string-value="t">
            <text:p>t</text:p>
          </table:table-cell>
          <table:table-cell table:style-name="ce14" table:formula="of:=LEFT(TEXT([.BF2];[$'Date Formatting Strings'.$B$13]))" office:value-type="string" office:string-value="o">
            <text:p>o</text:p>
          </table:table-cell>
          <table:table-cell table:style-name="ce14" table:formula="of:=LEFT(TEXT([.BG2];[$'Date Formatting Strings'.$B$13]))" office:value-type="string" office:string-value="t">
            <text:p>t</text:p>
          </table:table-cell>
          <table:table-cell table:style-name="ce14" table:formula="of:=LEFT(TEXT([.BH2];[$'Date Formatting Strings'.$B$13]))" office:value-type="string" office:string-value="f">
            <text:p>f</text:p>
          </table:table-cell>
          <table:table-cell table:style-name="ce14" table:formula="of:=LEFT(TEXT([.BI2];[$'Date Formatting Strings'.$B$13]))" office:value-type="string" office:string-value="l">
            <text:p>l</text:p>
          </table:table-cell>
          <table:table-cell table:style-name="ce14" table:formula="of:=LEFT(TEXT([.BJ2];[$'Date Formatting Strings'.$B$13]))" office:value-type="string" office:string-value="s">
            <text:p>s</text:p>
          </table:table-cell>
          <table:table-cell table:style-name="ce14" table:formula="of:=LEFT(TEXT([.BK2];[$'Date Formatting Strings'.$B$13]))" office:value-type="string" office:string-value="m">
            <text:p>m</text:p>
          </table:table-cell>
          <table:table-cell table:style-name="ce14" table:formula="of:=LEFT(TEXT([.BL2];[$'Date Formatting Strings'.$B$13]))" office:value-type="string" office:string-value="t">
            <text:p>t</text:p>
          </table:table-cell>
          <table:table-cell table:style-name="ce14" table:formula="of:=LEFT(TEXT([.BM2];[$'Date Formatting Strings'.$B$13]))" office:value-type="string" office:string-value="o">
            <text:p>o</text:p>
          </table:table-cell>
          <table:table-cell table:style-name="ce14" table:formula="of:=LEFT(TEXT([.BN2];[$'Date Formatting Strings'.$B$13]))" office:value-type="string" office:string-value="t">
            <text:p>t</text:p>
          </table:table-cell>
          <table:table-cell table:style-name="ce14" table:formula="of:=LEFT(TEXT([.BO2];[$'Date Formatting Strings'.$B$13]))" office:value-type="string" office:string-value="f">
            <text:p>f</text:p>
          </table:table-cell>
          <table:table-cell table:style-name="ce14" table:formula="of:=LEFT(TEXT([.BP2];[$'Date Formatting Strings'.$B$13]))" office:value-type="string" office:string-value="l">
            <text:p>l</text:p>
          </table:table-cell>
          <table:table-cell table:style-name="ce14" table:formula="of:=LEFT(TEXT([.BQ2];[$'Date Formatting Strings'.$B$13]))" office:value-type="string" office:string-value="s">
            <text:p>s</text:p>
          </table:table-cell>
          <table:table-cell table:style-name="ce14" table:formula="of:=LEFT(TEXT([.BR2];[$'Date Formatting Strings'.$B$13]))" office:value-type="string" office:string-value="m">
            <text:p>m</text:p>
          </table:table-cell>
          <table:table-cell table:style-name="ce14" table:formula="of:=LEFT(TEXT([.BS2];[$'Date Formatting Strings'.$B$13]))" office:value-type="string" office:string-value="t">
            <text:p>t</text:p>
          </table:table-cell>
          <table:table-cell table:style-name="ce14" table:formula="of:=LEFT(TEXT([.BT2];[$'Date Formatting Strings'.$B$13]))" office:value-type="string" office:string-value="o">
            <text:p>o</text:p>
          </table:table-cell>
          <table:table-cell table:style-name="ce14" table:formula="of:=LEFT(TEXT([.BU2];[$'Date Formatting Strings'.$B$13]))" office:value-type="string" office:string-value="t">
            <text:p>t</text:p>
          </table:table-cell>
          <table:table-cell table:style-name="ce14" table:formula="of:=LEFT(TEXT([.BV2];[$'Date Formatting Strings'.$B$13]))" office:value-type="string" office:string-value="f">
            <text:p>f</text:p>
          </table:table-cell>
          <table:table-cell table:style-name="ce14" table:formula="of:=LEFT(TEXT([.BW2];[$'Date Formatting Strings'.$B$13]))" office:value-type="string" office:string-value="l">
            <text:p>l</text:p>
          </table:table-cell>
          <table:table-cell table:style-name="ce14" table:formula="of:=LEFT(TEXT([.BX2];[$'Date Formatting Strings'.$B$13]))" office:value-type="string" office:string-value="s">
            <text:p>s</text:p>
          </table:table-cell>
          <table:table-cell table:style-name="ce14" table:formula="of:=LEFT(TEXT([.BY2];[$'Date Formatting Strings'.$B$13]))" office:value-type="string" office:string-value="m">
            <text:p>m</text:p>
          </table:table-cell>
          <table:table-cell table:style-name="ce14" table:formula="of:=LEFT(TEXT([.BZ2];[$'Date Formatting Strings'.$B$13]))" office:value-type="string" office:string-value="t">
            <text:p>t</text:p>
          </table:table-cell>
          <table:table-cell table:style-name="ce14" table:formula="of:=LEFT(TEXT([.CA2];[$'Date Formatting Strings'.$B$13]))" office:value-type="string" office:string-value="o">
            <text:p>o</text:p>
          </table:table-cell>
          <table:table-cell table:style-name="ce14" table:formula="of:=LEFT(TEXT([.CB2];[$'Date Formatting Strings'.$B$13]))" office:value-type="string" office:string-value="t">
            <text:p>t</text:p>
          </table:table-cell>
          <table:table-cell table:style-name="ce14" table:formula="of:=LEFT(TEXT([.CC2];[$'Date Formatting Strings'.$B$13]))" office:value-type="string" office:string-value="f">
            <text:p>f</text:p>
          </table:table-cell>
          <table:table-cell table:style-name="ce14" table:formula="of:=LEFT(TEXT([.CD2];[$'Date Formatting Strings'.$B$13]))" office:value-type="string" office:string-value="l">
            <text:p>l</text:p>
          </table:table-cell>
          <table:table-cell table:style-name="ce14" table:formula="of:=LEFT(TEXT([.CE2];[$'Date Formatting Strings'.$B$13]))" office:value-type="string" office:string-value="s">
            <text:p>s</text:p>
          </table:table-cell>
          <table:table-cell table:style-name="ce14" table:formula="of:=LEFT(TEXT([.CF2];[$'Date Formatting Strings'.$B$13]))" office:value-type="string" office:string-value="m">
            <text:p>m</text:p>
          </table:table-cell>
          <table:table-cell table:style-name="ce14" table:formula="of:=LEFT(TEXT([.CG2];[$'Date Formatting Strings'.$B$13]))" office:value-type="string" office:string-value="t">
            <text:p>t</text:p>
          </table:table-cell>
          <table:table-cell table:style-name="ce14" table:formula="of:=LEFT(TEXT([.CH2];[$'Date Formatting Strings'.$B$13]))" office:value-type="string" office:string-value="o">
            <text:p>o</text:p>
          </table:table-cell>
          <table:table-cell table:style-name="ce14" table:formula="of:=LEFT(TEXT([.CI2];[$'Date Formatting Strings'.$B$13]))" office:value-type="string" office:string-value="t">
            <text:p>t</text:p>
          </table:table-cell>
          <table:table-cell table:style-name="ce14" table:formula="of:=LEFT(TEXT([.CJ2];[$'Date Formatting Strings'.$B$13]))" office:value-type="string" office:string-value="f">
            <text:p>f</text:p>
          </table:table-cell>
          <table:table-cell table:style-name="ce14" table:formula="of:=LEFT(TEXT([.CK2];[$'Date Formatting Strings'.$B$13]))" office:value-type="string" office:string-value="l">
            <text:p>l</text:p>
          </table:table-cell>
          <table:table-cell table:style-name="ce14" table:formula="of:=LEFT(TEXT([.CL2];[$'Date Formatting Strings'.$B$13]))" office:value-type="string" office:string-value="s">
            <text:p>s</text:p>
          </table:table-cell>
          <table:table-cell table:style-name="ce14" table:formula="of:=LEFT(TEXT([.CM2];[$'Date Formatting Strings'.$B$13]))" office:value-type="string" office:string-value="m">
            <text:p>m</text:p>
          </table:table-cell>
          <table:table-cell table:style-name="ce14" table:formula="of:=LEFT(TEXT([.CN2];[$'Date Formatting Strings'.$B$13]))" office:value-type="string" office:string-value="t">
            <text:p>t</text:p>
          </table:table-cell>
          <table:table-cell table:style-name="ce14" table:formula="of:=LEFT(TEXT([.CO2];[$'Date Formatting Strings'.$B$13]))" office:value-type="string" office:string-value="o">
            <text:p>o</text:p>
          </table:table-cell>
          <table:table-cell table:style-name="ce14" table:formula="of:=LEFT(TEXT([.CP2];[$'Date Formatting Strings'.$B$13]))" office:value-type="string" office:string-value="t">
            <text:p>t</text:p>
          </table:table-cell>
          <table:table-cell table:style-name="ce14" table:formula="of:=LEFT(TEXT([.CQ2];[$'Date Formatting Strings'.$B$13]))" office:value-type="string" office:string-value="f">
            <text:p>f</text:p>
          </table:table-cell>
          <table:table-cell table:style-name="ce14" table:formula="of:=LEFT(TEXT([.CR2];[$'Date Formatting Strings'.$B$13]))" office:value-type="string" office:string-value="l">
            <text:p>l</text:p>
          </table:table-cell>
          <table:table-cell table:style-name="ce14" table:formula="of:=LEFT(TEXT([.CS2];[$'Date Formatting Strings'.$B$13]))" office:value-type="string" office:string-value="s">
            <text:p>s</text:p>
          </table:table-cell>
          <table:table-cell table:style-name="ce14" table:formula="of:=LEFT(TEXT([.CT2];[$'Date Formatting Strings'.$B$13]))" office:value-type="string" office:string-value="m">
            <text:p>m</text:p>
          </table:table-cell>
          <table:table-cell table:style-name="ce14" table:formula="of:=LEFT(TEXT([.CU2];[$'Date Formatting Strings'.$B$13]))" office:value-type="string" office:string-value="t">
            <text:p>t</text:p>
          </table:table-cell>
          <table:table-cell table:style-name="ce14" table:formula="of:=LEFT(TEXT([.CV2];[$'Date Formatting Strings'.$B$13]))" office:value-type="string" office:string-value="o">
            <text:p>o</text:p>
          </table:table-cell>
          <table:table-cell table:style-name="ce14" table:formula="of:=LEFT(TEXT([.CW2];[$'Date Formatting Strings'.$B$13]))" office:value-type="string" office:string-value="t">
            <text:p>t</text:p>
          </table:table-cell>
          <table:table-cell table:style-name="ce14" table:formula="of:=LEFT(TEXT([.CX2];[$'Date Formatting Strings'.$B$13]))" office:value-type="string" office:string-value="f">
            <text:p>f</text:p>
          </table:table-cell>
          <table:table-cell table:style-name="ce14" table:formula="of:=LEFT(TEXT([.CY2];[$'Date Formatting Strings'.$B$13]))" office:value-type="string" office:string-value="l">
            <text:p>l</text:p>
          </table:table-cell>
          <table:table-cell table:style-name="ce14" table:formula="of:=LEFT(TEXT([.CZ2];[$'Date Formatting Strings'.$B$13]))" office:value-type="string" office:string-value="s">
            <text:p>s</text:p>
          </table:table-cell>
          <table:table-cell table:style-name="ce14" table:formula="of:=LEFT(TEXT([.DA2];[$'Date Formatting Strings'.$B$13]))" office:value-type="string" office:string-value="m">
            <text:p>m</text:p>
          </table:table-cell>
          <table:table-cell table:style-name="ce14" table:formula="of:=LEFT(TEXT([.DB2];[$'Date Formatting Strings'.$B$13]))" office:value-type="string" office:string-value="t">
            <text:p>t</text:p>
          </table:table-cell>
          <table:table-cell table:style-name="ce14" table:formula="of:=LEFT(TEXT([.DC2];[$'Date Formatting Strings'.$B$13]))" office:value-type="string" office:string-value="o">
            <text:p>o</text:p>
          </table:table-cell>
          <table:table-cell table:style-name="ce14" table:formula="of:=LEFT(TEXT([.DD2];[$'Date Formatting Strings'.$B$13]))" office:value-type="string" office:string-value="t">
            <text:p>t</text:p>
          </table:table-cell>
          <table:table-cell table:style-name="ce14" table:formula="of:=LEFT(TEXT([.DE2];[$'Date Formatting Strings'.$B$13]))" office:value-type="string" office:string-value="f">
            <text:p>f</text:p>
          </table:table-cell>
          <table:table-cell table:style-name="ce14" table:formula="of:=LEFT(TEXT([.DF2];[$'Date Formatting Strings'.$B$13]))" office:value-type="string" office:string-value="l">
            <text:p>l</text:p>
          </table:table-cell>
          <table:table-cell table:style-name="ce14" table:formula="of:=LEFT(TEXT([.DG2];[$'Date Formatting Strings'.$B$13]))" office:value-type="string" office:string-value="s">
            <text:p>s</text:p>
          </table:table-cell>
          <table:table-cell table:style-name="ce14" table:formula="of:=LEFT(TEXT([.DH2];[$'Date Formatting Strings'.$B$13]))" office:value-type="string" office:string-value="m">
            <text:p>m</text:p>
          </table:table-cell>
          <table:table-cell table:style-name="ce14" table:formula="of:=LEFT(TEXT([.DI2];[$'Date Formatting Strings'.$B$13]))" office:value-type="string" office:string-value="t">
            <text:p>t</text:p>
          </table:table-cell>
          <table:table-cell table:style-name="ce14" table:formula="of:=LEFT(TEXT([.DJ2];[$'Date Formatting Strings'.$B$13]))" office:value-type="string" office:string-value="o">
            <text:p>o</text:p>
          </table:table-cell>
          <table:table-cell table:style-name="ce14" table:formula="of:=LEFT(TEXT([.DK2];[$'Date Formatting Strings'.$B$13]))" office:value-type="string" office:string-value="t">
            <text:p>t</text:p>
          </table:table-cell>
          <table:table-cell table:style-name="ce14" table:formula="of:=LEFT(TEXT([.DL2];[$'Date Formatting Strings'.$B$13]))" office:value-type="string" office:string-value="f">
            <text:p>f</text:p>
          </table:table-cell>
          <table:table-cell table:style-name="ce14" table:formula="of:=LEFT(TEXT([.DM2];[$'Date Formatting Strings'.$B$13]))" office:value-type="string" office:string-value="l">
            <text:p>l</text:p>
          </table:table-cell>
          <table:table-cell table:style-name="ce14" table:formula="of:=LEFT(TEXT([.DN2];[$'Date Formatting Strings'.$B$13]))" office:value-type="string" office:string-value="s">
            <text:p>s</text:p>
          </table:table-cell>
          <table:table-cell table:style-name="ce14" table:formula="of:=LEFT(TEXT([.DO2];[$'Date Formatting Strings'.$B$13]))" office:value-type="string" office:string-value="m">
            <text:p>m</text:p>
          </table:table-cell>
          <table:table-cell table:style-name="ce14" table:formula="of:=LEFT(TEXT([.DP2];[$'Date Formatting Strings'.$B$13]))" office:value-type="string" office:string-value="t">
            <text:p>t</text:p>
          </table:table-cell>
          <table:table-cell table:style-name="ce14" table:formula="of:=LEFT(TEXT([.DQ2];[$'Date Formatting Strings'.$B$13]))" office:value-type="string" office:string-value="o">
            <text:p>o</text:p>
          </table:table-cell>
          <table:table-cell table:style-name="ce14" table:formula="of:=LEFT(TEXT([.DR2];[$'Date Formatting Strings'.$B$13]))" office:value-type="string" office:string-value="t">
            <text:p>t</text:p>
          </table:table-cell>
          <table:table-cell table:style-name="ce14" table:formula="of:=LEFT(TEXT([.DS2];[$'Date Formatting Strings'.$B$13]))" office:value-type="string" office:string-value="f">
            <text:p>f</text:p>
          </table:table-cell>
          <table:table-cell table:style-name="ce14" table:formula="of:=LEFT(TEXT([.DT2];[$'Date Formatting Strings'.$B$13]))" office:value-type="string" office:string-value="l">
            <text:p>l</text:p>
          </table:table-cell>
          <table:table-cell table:style-name="ce14" table:formula="of:=LEFT(TEXT([.DU2];[$'Date Formatting Strings'.$B$13]))" office:value-type="string" office:string-value="s">
            <text:p>s</text:p>
          </table:table-cell>
          <table:table-cell table:style-name="ce14" table:formula="of:=LEFT(TEXT([.DV2];[$'Date Formatting Strings'.$B$13]))" office:value-type="string" office:string-value="m">
            <text:p>m</text:p>
          </table:table-cell>
          <table:table-cell table:style-name="ce14" table:formula="of:=LEFT(TEXT([.DW2];[$'Date Formatting Strings'.$B$13]))" office:value-type="string" office:string-value="t">
            <text:p>t</text:p>
          </table:table-cell>
          <table:table-cell table:style-name="ce14" table:formula="of:=LEFT(TEXT([.DX2];[$'Date Formatting Strings'.$B$13]))" office:value-type="string" office:string-value="o">
            <text:p>o</text:p>
          </table:table-cell>
          <table:table-cell table:style-name="ce14" table:formula="of:=LEFT(TEXT([.DY2];[$'Date Formatting Strings'.$B$13]))" office:value-type="string" office:string-value="t">
            <text:p>t</text:p>
          </table:table-cell>
          <table:table-cell table:style-name="ce14" table:formula="of:=LEFT(TEXT([.DZ2];[$'Date Formatting Strings'.$B$13]))" office:value-type="string" office:string-value="f">
            <text:p>f</text:p>
          </table:table-cell>
          <table:table-cell table:style-name="ce14" table:formula="of:=LEFT(TEXT([.EA2];[$'Date Formatting Strings'.$B$13]))" office:value-type="string" office:string-value="l">
            <text:p>l</text:p>
          </table:table-cell>
          <table:table-cell table:number-columns-repeated="893"/>
        </table:table-row>
        <table:table-row table:style-name="ro4">
          <table:table-cell table:number-columns-repeated="2"/>
          <table:table-cell table:style-name="ce15" table:formula="of:=LEFT(TEXT([.C2];[$'Date Formatting Strings'.$B$12]))" office:value-type="string" office:string-value="1">
            <text:p>1</text:p>
          </table:table-cell>
          <table:table-cell table:style-name="ce15" table:formula="of:=LEFT(TEXT([.D2];[$'Date Formatting Strings'.$B$12]))" office:value-type="string" office:string-value="1">
            <text:p>1</text:p>
          </table:table-cell>
          <table:table-cell table:style-name="ce15" table:formula="of:=LEFT(TEXT([.E2];[$'Date Formatting Strings'.$B$12]))" office:value-type="string" office:string-value="1">
            <text:p>1</text:p>
          </table:table-cell>
          <table:table-cell table:style-name="ce15" table:formula="of:=LEFT(TEXT([.F2];[$'Date Formatting Strings'.$B$12]))" office:value-type="string" office:string-value="2">
            <text:p>2</text:p>
          </table:table-cell>
          <table:table-cell table:style-name="ce15" table:formula="of:=LEFT(TEXT([.G2];[$'Date Formatting Strings'.$B$12]))" office:value-type="string" office:string-value="2">
            <text:p>2</text:p>
          </table:table-cell>
          <table:table-cell table:style-name="ce15" table:formula="of:=LEFT(TEXT([.H2];[$'Date Formatting Strings'.$B$12]))" office:value-type="string" office:string-value="2">
            <text:p>2</text:p>
          </table:table-cell>
          <table:table-cell table:style-name="ce15" table:formula="of:=LEFT(TEXT([.I2];[$'Date Formatting Strings'.$B$12]))" office:value-type="string" office:string-value="2">
            <text:p>2</text:p>
          </table:table-cell>
          <table:table-cell table:style-name="ce15" table:formula="of:=LEFT(TEXT([.J2];[$'Date Formatting Strings'.$B$12]))" office:value-type="string" office:string-value="2">
            <text:p>2</text:p>
          </table:table-cell>
          <table:table-cell table:style-name="ce15" table:formula="of:=LEFT(TEXT([.K2];[$'Date Formatting Strings'.$B$12]))" office:value-type="string" office:string-value="2">
            <text:p>2</text:p>
          </table:table-cell>
          <table:table-cell table:style-name="ce15" table:formula="of:=LEFT(TEXT([.L2];[$'Date Formatting Strings'.$B$12]))" office:value-type="string" office:string-value="2">
            <text:p>2</text:p>
          </table:table-cell>
          <table:table-cell table:style-name="ce15" table:formula="of:=LEFT(TEXT([.M2];[$'Date Formatting Strings'.$B$12]))" office:value-type="string" office:string-value="2">
            <text:p>2</text:p>
          </table:table-cell>
          <table:table-cell table:style-name="ce15" table:formula="of:=LEFT(TEXT([.N2];[$'Date Formatting Strings'.$B$12]))" office:value-type="string" office:string-value="2">
            <text:p>2</text:p>
          </table:table-cell>
          <table:table-cell table:style-name="ce15" table:formula="of:=LEFT(TEXT([.O2];[$'Date Formatting Strings'.$B$12]))" office:value-type="string" office:string-value="2">
            <text:p>2</text:p>
          </table:table-cell>
          <table:table-cell table:style-name="ce15" table:formula="of:=LEFT(TEXT([.P2];[$'Date Formatting Strings'.$B$12]))" office:value-type="string" office:string-value="3">
            <text:p>3</text:p>
          </table:table-cell>
          <table:table-cell table:style-name="ce15" table:formula="of:=LEFT(TEXT([.Q2];[$'Date Formatting Strings'.$B$12]))" office:value-type="string" office:string-value="3">
            <text:p>3</text:p>
          </table:table-cell>
          <table:table-cell table:style-name="ce15" table:formula="of:=LEFT(TEXT([.R2];[$'Date Formatting Strings'.$B$12]))" office:value-type="string" office:string-value="0">
            <text:p>0</text:p>
          </table:table-cell>
          <table:table-cell table:style-name="ce15" table:formula="of:=LEFT(TEXT([.S2];[$'Date Formatting Strings'.$B$12]))" office:value-type="string" office:string-value="0">
            <text:p>0</text:p>
          </table:table-cell>
          <table:table-cell table:style-name="ce15" table:formula="of:=LEFT(TEXT([.T2];[$'Date Formatting Strings'.$B$12]))" office:value-type="string" office:string-value="0">
            <text:p>0</text:p>
          </table:table-cell>
          <table:table-cell table:style-name="ce15" table:formula="of:=LEFT(TEXT([.U2];[$'Date Formatting Strings'.$B$12]))" office:value-type="string" office:string-value="0">
            <text:p>0</text:p>
          </table:table-cell>
          <table:table-cell table:style-name="ce15" table:formula="of:=LEFT(TEXT([.V2];[$'Date Formatting Strings'.$B$12]))" office:value-type="string" office:string-value="0">
            <text:p>0</text:p>
          </table:table-cell>
          <table:table-cell table:style-name="ce15" table:formula="of:=LEFT(TEXT([.W2];[$'Date Formatting Strings'.$B$12]))" office:value-type="string" office:string-value="0">
            <text:p>0</text:p>
          </table:table-cell>
          <table:table-cell table:style-name="ce15" table:formula="of:=LEFT(TEXT([.X2];[$'Date Formatting Strings'.$B$12]))" office:value-type="string" office:string-value="0">
            <text:p>0</text:p>
          </table:table-cell>
          <table:table-cell table:style-name="ce15" table:formula="of:=LEFT(TEXT([.Y2];[$'Date Formatting Strings'.$B$12]))" office:value-type="string" office:string-value="0">
            <text:p>0</text:p>
          </table:table-cell>
          <table:table-cell table:style-name="ce15" table:formula="of:=LEFT(TEXT([.Z2];[$'Date Formatting Strings'.$B$12]))" office:value-type="string" office:string-value="0">
            <text:p>0</text:p>
          </table:table-cell>
          <table:table-cell table:style-name="ce15" table:formula="of:=LEFT(TEXT([.AA2];[$'Date Formatting Strings'.$B$12]))" office:value-type="string" office:string-value="1">
            <text:p>1</text:p>
          </table:table-cell>
          <table:table-cell table:style-name="ce15" table:formula="of:=LEFT(TEXT([.AB2];[$'Date Formatting Strings'.$B$12]))" office:value-type="string" office:string-value="1">
            <text:p>1</text:p>
          </table:table-cell>
          <table:table-cell table:style-name="ce15" table:formula="of:=LEFT(TEXT([.AC2];[$'Date Formatting Strings'.$B$12]))" office:value-type="string" office:string-value="1">
            <text:p>1</text:p>
          </table:table-cell>
          <table:table-cell table:style-name="ce15" table:formula="of:=LEFT(TEXT([.AD2];[$'Date Formatting Strings'.$B$12]))" office:value-type="string" office:string-value="1">
            <text:p>1</text:p>
          </table:table-cell>
          <table:table-cell table:style-name="ce15" table:formula="of:=LEFT(TEXT([.AE2];[$'Date Formatting Strings'.$B$12]))" office:value-type="string" office:string-value="1">
            <text:p>1</text:p>
          </table:table-cell>
          <table:table-cell table:style-name="ce15" table:formula="of:=LEFT(TEXT([.AF2];[$'Date Formatting Strings'.$B$12]))" office:value-type="string" office:string-value="1">
            <text:p>1</text:p>
          </table:table-cell>
          <table:table-cell table:style-name="ce15" table:formula="of:=LEFT(TEXT([.AG2];[$'Date Formatting Strings'.$B$12]))" office:value-type="string" office:string-value="1">
            <text:p>1</text:p>
          </table:table-cell>
          <table:table-cell table:style-name="ce15" table:formula="of:=LEFT(TEXT([.AH2];[$'Date Formatting Strings'.$B$12]))" office:value-type="string" office:string-value="1">
            <text:p>1</text:p>
          </table:table-cell>
          <table:table-cell table:style-name="ce15" table:formula="of:=LEFT(TEXT([.AI2];[$'Date Formatting Strings'.$B$12]))" office:value-type="string" office:string-value="1">
            <text:p>1</text:p>
          </table:table-cell>
          <table:table-cell table:style-name="ce15" table:formula="of:=LEFT(TEXT([.AJ2];[$'Date Formatting Strings'.$B$12]))" office:value-type="string" office:string-value="1">
            <text:p>1</text:p>
          </table:table-cell>
          <table:table-cell table:style-name="ce15" table:formula="of:=LEFT(TEXT([.AK2];[$'Date Formatting Strings'.$B$12]))" office:value-type="string" office:string-value="2">
            <text:p>2</text:p>
          </table:table-cell>
          <table:table-cell table:style-name="ce15" table:formula="of:=LEFT(TEXT([.AL2];[$'Date Formatting Strings'.$B$12]))" office:value-type="string" office:string-value="2">
            <text:p>2</text:p>
          </table:table-cell>
          <table:table-cell table:style-name="ce15" table:formula="of:=LEFT(TEXT([.AM2];[$'Date Formatting Strings'.$B$12]))" office:value-type="string" office:string-value="2">
            <text:p>2</text:p>
          </table:table-cell>
          <table:table-cell table:style-name="ce15" table:formula="of:=LEFT(TEXT([.AN2];[$'Date Formatting Strings'.$B$12]))" office:value-type="string" office:string-value="2">
            <text:p>2</text:p>
          </table:table-cell>
          <table:table-cell table:style-name="ce15" table:formula="of:=LEFT(TEXT([.AO2];[$'Date Formatting Strings'.$B$12]))" office:value-type="string" office:string-value="2">
            <text:p>2</text:p>
          </table:table-cell>
          <table:table-cell table:style-name="ce15" table:formula="of:=LEFT(TEXT([.AP2];[$'Date Formatting Strings'.$B$12]))" office:value-type="string" office:string-value="2">
            <text:p>2</text:p>
          </table:table-cell>
          <table:table-cell table:style-name="ce15" table:formula="of:=LEFT(TEXT([.AQ2];[$'Date Formatting Strings'.$B$12]))" office:value-type="string" office:string-value="2">
            <text:p>2</text:p>
          </table:table-cell>
          <table:table-cell table:style-name="ce15" table:formula="of:=LEFT(TEXT([.AR2];[$'Date Formatting Strings'.$B$12]))" office:value-type="string" office:string-value="2">
            <text:p>2</text:p>
          </table:table-cell>
          <table:table-cell table:style-name="ce15" table:formula="of:=LEFT(TEXT([.AS2];[$'Date Formatting Strings'.$B$12]))" office:value-type="string" office:string-value="2">
            <text:p>2</text:p>
          </table:table-cell>
          <table:table-cell table:style-name="ce15" table:formula="of:=LEFT(TEXT([.AT2];[$'Date Formatting Strings'.$B$12]))" office:value-type="string" office:string-value="0">
            <text:p>0</text:p>
          </table:table-cell>
          <table:table-cell table:style-name="ce15" table:formula="of:=LEFT(TEXT([.AU2];[$'Date Formatting Strings'.$B$12]))" office:value-type="string" office:string-value="0">
            <text:p>0</text:p>
          </table:table-cell>
          <table:table-cell table:style-name="ce15" table:formula="of:=LEFT(TEXT([.AV2];[$'Date Formatting Strings'.$B$12]))" office:value-type="string" office:string-value="0">
            <text:p>0</text:p>
          </table:table-cell>
          <table:table-cell table:style-name="ce15" table:formula="of:=LEFT(TEXT([.AW2];[$'Date Formatting Strings'.$B$12]))" office:value-type="string" office:string-value="0">
            <text:p>0</text:p>
          </table:table-cell>
          <table:table-cell table:style-name="ce15" table:formula="of:=LEFT(TEXT([.AX2];[$'Date Formatting Strings'.$B$12]))" office:value-type="string" office:string-value="0">
            <text:p>0</text:p>
          </table:table-cell>
          <table:table-cell table:style-name="ce15" table:formula="of:=LEFT(TEXT([.AY2];[$'Date Formatting Strings'.$B$12]))" office:value-type="string" office:string-value="0">
            <text:p>0</text:p>
          </table:table-cell>
          <table:table-cell table:style-name="ce15" table:formula="of:=LEFT(TEXT([.AZ2];[$'Date Formatting Strings'.$B$12]))" office:value-type="string" office:string-value="0">
            <text:p>0</text:p>
          </table:table-cell>
          <table:table-cell table:style-name="ce15" table:formula="of:=LEFT(TEXT([.BA2];[$'Date Formatting Strings'.$B$12]))" office:value-type="string" office:string-value="0">
            <text:p>0</text:p>
          </table:table-cell>
          <table:table-cell table:style-name="ce15" table:formula="of:=LEFT(TEXT([.BB2];[$'Date Formatting Strings'.$B$12]))" office:value-type="string" office:string-value="0">
            <text:p>0</text:p>
          </table:table-cell>
          <table:table-cell table:style-name="ce15" table:formula="of:=LEFT(TEXT([.BC2];[$'Date Formatting Strings'.$B$12]))" office:value-type="string" office:string-value="1">
            <text:p>1</text:p>
          </table:table-cell>
          <table:table-cell table:style-name="ce15" table:formula="of:=LEFT(TEXT([.BD2];[$'Date Formatting Strings'.$B$12]))" office:value-type="string" office:string-value="1">
            <text:p>1</text:p>
          </table:table-cell>
          <table:table-cell table:style-name="ce15" table:formula="of:=LEFT(TEXT([.BE2];[$'Date Formatting Strings'.$B$12]))" office:value-type="string" office:string-value="1">
            <text:p>1</text:p>
          </table:table-cell>
          <table:table-cell table:style-name="ce15" table:formula="of:=LEFT(TEXT([.BF2];[$'Date Formatting Strings'.$B$12]))" office:value-type="string" office:string-value="1">
            <text:p>1</text:p>
          </table:table-cell>
          <table:table-cell table:style-name="ce15" table:formula="of:=LEFT(TEXT([.BG2];[$'Date Formatting Strings'.$B$12]))" office:value-type="string" office:string-value="1">
            <text:p>1</text:p>
          </table:table-cell>
          <table:table-cell table:style-name="ce15" table:formula="of:=LEFT(TEXT([.BH2];[$'Date Formatting Strings'.$B$12]))" office:value-type="string" office:string-value="1">
            <text:p>1</text:p>
          </table:table-cell>
          <table:table-cell table:style-name="ce15" table:formula="of:=LEFT(TEXT([.BI2];[$'Date Formatting Strings'.$B$12]))" office:value-type="string" office:string-value="1">
            <text:p>1</text:p>
          </table:table-cell>
          <table:table-cell table:style-name="ce15" table:formula="of:=LEFT(TEXT([.BJ2];[$'Date Formatting Strings'.$B$12]))" office:value-type="string" office:string-value="1">
            <text:p>1</text:p>
          </table:table-cell>
          <table:table-cell table:style-name="ce15" table:formula="of:=LEFT(TEXT([.BK2];[$'Date Formatting Strings'.$B$12]))" office:value-type="string" office:string-value="1">
            <text:p>1</text:p>
          </table:table-cell>
          <table:table-cell table:style-name="ce15" table:formula="of:=LEFT(TEXT([.BL2];[$'Date Formatting Strings'.$B$12]))" office:value-type="string" office:string-value="1">
            <text:p>1</text:p>
          </table:table-cell>
          <table:table-cell table:style-name="ce15" table:formula="of:=LEFT(TEXT([.BM2];[$'Date Formatting Strings'.$B$12]))" office:value-type="string" office:string-value="2">
            <text:p>2</text:p>
          </table:table-cell>
          <table:table-cell table:style-name="ce15" table:formula="of:=LEFT(TEXT([.BN2];[$'Date Formatting Strings'.$B$12]))" office:value-type="string" office:string-value="2">
            <text:p>2</text:p>
          </table:table-cell>
          <table:table-cell table:style-name="ce15" table:formula="of:=LEFT(TEXT([.BO2];[$'Date Formatting Strings'.$B$12]))" office:value-type="string" office:string-value="2">
            <text:p>2</text:p>
          </table:table-cell>
          <table:table-cell table:style-name="ce15" table:formula="of:=LEFT(TEXT([.BP2];[$'Date Formatting Strings'.$B$12]))" office:value-type="string" office:string-value="2">
            <text:p>2</text:p>
          </table:table-cell>
          <table:table-cell table:style-name="ce15" table:formula="of:=LEFT(TEXT([.BQ2];[$'Date Formatting Strings'.$B$12]))" office:value-type="string" office:string-value="2">
            <text:p>2</text:p>
          </table:table-cell>
          <table:table-cell table:style-name="ce15" table:formula="of:=LEFT(TEXT([.BR2];[$'Date Formatting Strings'.$B$12]))" office:value-type="string" office:string-value="2">
            <text:p>2</text:p>
          </table:table-cell>
          <table:table-cell table:style-name="ce15" table:formula="of:=LEFT(TEXT([.BS2];[$'Date Formatting Strings'.$B$12]))" office:value-type="string" office:string-value="2">
            <text:p>2</text:p>
          </table:table-cell>
          <table:table-cell table:style-name="ce15" table:formula="of:=LEFT(TEXT([.BT2];[$'Date Formatting Strings'.$B$12]))" office:value-type="string" office:string-value="2">
            <text:p>2</text:p>
          </table:table-cell>
          <table:table-cell table:style-name="ce15" table:formula="of:=LEFT(TEXT([.BU2];[$'Date Formatting Strings'.$B$12]))" office:value-type="string" office:string-value="2">
            <text:p>2</text:p>
          </table:table-cell>
          <table:table-cell table:style-name="ce15" table:formula="of:=LEFT(TEXT([.BV2];[$'Date Formatting Strings'.$B$12]))" office:value-type="string" office:string-value="2">
            <text:p>2</text:p>
          </table:table-cell>
          <table:table-cell table:style-name="ce15" table:formula="of:=LEFT(TEXT([.BW2];[$'Date Formatting Strings'.$B$12]))" office:value-type="string" office:string-value="3">
            <text:p>3</text:p>
          </table:table-cell>
          <table:table-cell table:style-name="ce15" table:formula="of:=LEFT(TEXT([.BX2];[$'Date Formatting Strings'.$B$12]))" office:value-type="string" office:string-value="3">
            <text:p>3</text:p>
          </table:table-cell>
          <table:table-cell table:style-name="ce15" table:formula="of:=LEFT(TEXT([.BY2];[$'Date Formatting Strings'.$B$12]))" office:value-type="string" office:string-value="0">
            <text:p>0</text:p>
          </table:table-cell>
          <table:table-cell table:style-name="ce15" table:formula="of:=LEFT(TEXT([.BZ2];[$'Date Formatting Strings'.$B$12]))" office:value-type="string" office:string-value="0">
            <text:p>0</text:p>
          </table:table-cell>
          <table:table-cell table:style-name="ce15" table:formula="of:=LEFT(TEXT([.CA2];[$'Date Formatting Strings'.$B$12]))" office:value-type="string" office:string-value="0">
            <text:p>0</text:p>
          </table:table-cell>
          <table:table-cell table:style-name="ce15" table:formula="of:=LEFT(TEXT([.CB2];[$'Date Formatting Strings'.$B$12]))" office:value-type="string" office:string-value="0">
            <text:p>0</text:p>
          </table:table-cell>
          <table:table-cell table:style-name="ce15" table:formula="of:=LEFT(TEXT([.CC2];[$'Date Formatting Strings'.$B$12]))" office:value-type="string" office:string-value="0">
            <text:p>0</text:p>
          </table:table-cell>
          <table:table-cell table:style-name="ce15" table:formula="of:=LEFT(TEXT([.CD2];[$'Date Formatting Strings'.$B$12]))" office:value-type="string" office:string-value="0">
            <text:p>0</text:p>
          </table:table-cell>
          <table:table-cell table:style-name="ce15" table:formula="of:=LEFT(TEXT([.CE2];[$'Date Formatting Strings'.$B$12]))" office:value-type="string" office:string-value="0">
            <text:p>0</text:p>
          </table:table-cell>
          <table:table-cell table:style-name="ce15" table:formula="of:=LEFT(TEXT([.CF2];[$'Date Formatting Strings'.$B$12]))" office:value-type="string" office:string-value="0">
            <text:p>0</text:p>
          </table:table-cell>
          <table:table-cell table:style-name="ce15" table:formula="of:=LEFT(TEXT([.CG2];[$'Date Formatting Strings'.$B$12]))" office:value-type="string" office:string-value="0">
            <text:p>0</text:p>
          </table:table-cell>
          <table:table-cell table:style-name="ce15" table:formula="of:=LEFT(TEXT([.CH2];[$'Date Formatting Strings'.$B$12]))" office:value-type="string" office:string-value="1">
            <text:p>1</text:p>
          </table:table-cell>
          <table:table-cell table:style-name="ce15" table:formula="of:=LEFT(TEXT([.CI2];[$'Date Formatting Strings'.$B$12]))" office:value-type="string" office:string-value="1">
            <text:p>1</text:p>
          </table:table-cell>
          <table:table-cell table:style-name="ce15" table:formula="of:=LEFT(TEXT([.CJ2];[$'Date Formatting Strings'.$B$12]))" office:value-type="string" office:string-value="1">
            <text:p>1</text:p>
          </table:table-cell>
          <table:table-cell table:style-name="ce15" table:formula="of:=LEFT(TEXT([.CK2];[$'Date Formatting Strings'.$B$12]))" office:value-type="string" office:string-value="1">
            <text:p>1</text:p>
          </table:table-cell>
          <table:table-cell table:style-name="ce15" table:formula="of:=LEFT(TEXT([.CL2];[$'Date Formatting Strings'.$B$12]))" office:value-type="string" office:string-value="1">
            <text:p>1</text:p>
          </table:table-cell>
          <table:table-cell table:style-name="ce15" table:formula="of:=LEFT(TEXT([.CM2];[$'Date Formatting Strings'.$B$12]))" office:value-type="string" office:string-value="1">
            <text:p>1</text:p>
          </table:table-cell>
          <table:table-cell table:style-name="ce15" table:formula="of:=LEFT(TEXT([.CN2];[$'Date Formatting Strings'.$B$12]))" office:value-type="string" office:string-value="1">
            <text:p>1</text:p>
          </table:table-cell>
          <table:table-cell table:style-name="ce15" table:formula="of:=LEFT(TEXT([.CO2];[$'Date Formatting Strings'.$B$12]))" office:value-type="string" office:string-value="1">
            <text:p>1</text:p>
          </table:table-cell>
          <table:table-cell table:style-name="ce15" table:formula="of:=LEFT(TEXT([.CP2];[$'Date Formatting Strings'.$B$12]))" office:value-type="string" office:string-value="1">
            <text:p>1</text:p>
          </table:table-cell>
          <table:table-cell table:style-name="ce15" table:formula="of:=LEFT(TEXT([.CQ2];[$'Date Formatting Strings'.$B$12]))" office:value-type="string" office:string-value="1">
            <text:p>1</text:p>
          </table:table-cell>
          <table:table-cell table:style-name="ce15" table:formula="of:=LEFT(TEXT([.CR2];[$'Date Formatting Strings'.$B$12]))" office:value-type="string" office:string-value="2">
            <text:p>2</text:p>
          </table:table-cell>
          <table:table-cell table:style-name="ce15" table:formula="of:=LEFT(TEXT([.CS2];[$'Date Formatting Strings'.$B$12]))" office:value-type="string" office:string-value="2">
            <text:p>2</text:p>
          </table:table-cell>
          <table:table-cell table:style-name="ce15" table:formula="of:=LEFT(TEXT([.CT2];[$'Date Formatting Strings'.$B$12]))" office:value-type="string" office:string-value="2">
            <text:p>2</text:p>
          </table:table-cell>
          <table:table-cell table:style-name="ce15" table:formula="of:=LEFT(TEXT([.CU2];[$'Date Formatting Strings'.$B$12]))" office:value-type="string" office:string-value="2">
            <text:p>2</text:p>
          </table:table-cell>
          <table:table-cell table:style-name="ce15" table:formula="of:=LEFT(TEXT([.CV2];[$'Date Formatting Strings'.$B$12]))" office:value-type="string" office:string-value="2">
            <text:p>2</text:p>
          </table:table-cell>
          <table:table-cell table:style-name="ce15" table:formula="of:=LEFT(TEXT([.CW2];[$'Date Formatting Strings'.$B$12]))" office:value-type="string" office:string-value="2">
            <text:p>2</text:p>
          </table:table-cell>
          <table:table-cell table:style-name="ce15" table:formula="of:=LEFT(TEXT([.CX2];[$'Date Formatting Strings'.$B$12]))" office:value-type="string" office:string-value="2">
            <text:p>2</text:p>
          </table:table-cell>
          <table:table-cell table:style-name="ce15" table:formula="of:=LEFT(TEXT([.CY2];[$'Date Formatting Strings'.$B$12]))" office:value-type="string" office:string-value="2">
            <text:p>2</text:p>
          </table:table-cell>
          <table:table-cell table:style-name="ce15" table:formula="of:=LEFT(TEXT([.CZ2];[$'Date Formatting Strings'.$B$12]))" office:value-type="string" office:string-value="2">
            <text:p>2</text:p>
          </table:table-cell>
          <table:table-cell table:style-name="ce15" table:formula="of:=LEFT(TEXT([.DA2];[$'Date Formatting Strings'.$B$12]))" office:value-type="string" office:string-value="2">
            <text:p>2</text:p>
          </table:table-cell>
          <table:table-cell table:style-name="ce15" table:formula="of:=LEFT(TEXT([.DB2];[$'Date Formatting Strings'.$B$12]))" office:value-type="string" office:string-value="3">
            <text:p>3</text:p>
          </table:table-cell>
          <table:table-cell table:style-name="ce15" table:formula="of:=LEFT(TEXT([.DC2];[$'Date Formatting Strings'.$B$12]))" office:value-type="string" office:string-value="0">
            <text:p>0</text:p>
          </table:table-cell>
          <table:table-cell table:style-name="ce15" table:formula="of:=LEFT(TEXT([.DD2];[$'Date Formatting Strings'.$B$12]))" office:value-type="string" office:string-value="0">
            <text:p>0</text:p>
          </table:table-cell>
          <table:table-cell table:style-name="ce15" table:formula="of:=LEFT(TEXT([.DE2];[$'Date Formatting Strings'.$B$12]))" office:value-type="string" office:string-value="0">
            <text:p>0</text:p>
          </table:table-cell>
          <table:table-cell table:style-name="ce15" table:formula="of:=LEFT(TEXT([.DF2];[$'Date Formatting Strings'.$B$12]))" office:value-type="string" office:string-value="0">
            <text:p>0</text:p>
          </table:table-cell>
          <table:table-cell table:style-name="ce15" table:formula="of:=LEFT(TEXT([.DG2];[$'Date Formatting Strings'.$B$12]))" office:value-type="string" office:string-value="0">
            <text:p>0</text:p>
          </table:table-cell>
          <table:table-cell table:style-name="ce15" table:formula="of:=LEFT(TEXT([.DH2];[$'Date Formatting Strings'.$B$12]))" office:value-type="string" office:string-value="0">
            <text:p>0</text:p>
          </table:table-cell>
          <table:table-cell table:style-name="ce15" table:formula="of:=LEFT(TEXT([.DI2];[$'Date Formatting Strings'.$B$12]))" office:value-type="string" office:string-value="0">
            <text:p>0</text:p>
          </table:table-cell>
          <table:table-cell table:style-name="ce15" table:formula="of:=LEFT(TEXT([.DJ2];[$'Date Formatting Strings'.$B$12]))" office:value-type="string" office:string-value="0">
            <text:p>0</text:p>
          </table:table-cell>
          <table:table-cell table:style-name="ce15" table:formula="of:=LEFT(TEXT([.DK2];[$'Date Formatting Strings'.$B$12]))" office:value-type="string" office:string-value="0">
            <text:p>0</text:p>
          </table:table-cell>
          <table:table-cell table:style-name="ce15" table:formula="of:=LEFT(TEXT([.DL2];[$'Date Formatting Strings'.$B$12]))" office:value-type="string" office:string-value="1">
            <text:p>1</text:p>
          </table:table-cell>
          <table:table-cell table:style-name="ce15" table:formula="of:=LEFT(TEXT([.DM2];[$'Date Formatting Strings'.$B$12]))" office:value-type="string" office:string-value="1">
            <text:p>1</text:p>
          </table:table-cell>
          <table:table-cell table:style-name="ce15" table:formula="of:=LEFT(TEXT([.DN2];[$'Date Formatting Strings'.$B$12]))" office:value-type="string" office:string-value="1">
            <text:p>1</text:p>
          </table:table-cell>
          <table:table-cell table:style-name="ce15" table:formula="of:=LEFT(TEXT([.DO2];[$'Date Formatting Strings'.$B$12]))" office:value-type="string" office:string-value="1">
            <text:p>1</text:p>
          </table:table-cell>
          <table:table-cell table:style-name="ce15" table:formula="of:=LEFT(TEXT([.DP2];[$'Date Formatting Strings'.$B$12]))" office:value-type="string" office:string-value="1">
            <text:p>1</text:p>
          </table:table-cell>
          <table:table-cell table:style-name="ce15" table:formula="of:=LEFT(TEXT([.DQ2];[$'Date Formatting Strings'.$B$12]))" office:value-type="string" office:string-value="1">
            <text:p>1</text:p>
          </table:table-cell>
          <table:table-cell table:style-name="ce15" table:formula="of:=LEFT(TEXT([.DR2];[$'Date Formatting Strings'.$B$12]))" office:value-type="string" office:string-value="1">
            <text:p>1</text:p>
          </table:table-cell>
          <table:table-cell table:style-name="ce15" table:formula="of:=LEFT(TEXT([.DS2];[$'Date Formatting Strings'.$B$12]))" office:value-type="string" office:string-value="1">
            <text:p>1</text:p>
          </table:table-cell>
          <table:table-cell table:style-name="ce15" table:formula="of:=LEFT(TEXT([.DT2];[$'Date Formatting Strings'.$B$12]))" office:value-type="string" office:string-value="1">
            <text:p>1</text:p>
          </table:table-cell>
          <table:table-cell table:style-name="ce15" table:formula="of:=LEFT(TEXT([.DU2];[$'Date Formatting Strings'.$B$12]))" office:value-type="string" office:string-value="1">
            <text:p>1</text:p>
          </table:table-cell>
          <table:table-cell table:style-name="ce15" table:formula="of:=LEFT(TEXT([.DV2];[$'Date Formatting Strings'.$B$12]))" office:value-type="string" office:string-value="2">
            <text:p>2</text:p>
          </table:table-cell>
          <table:table-cell table:style-name="ce15" table:formula="of:=LEFT(TEXT([.DW2];[$'Date Formatting Strings'.$B$12]))" office:value-type="string" office:string-value="2">
            <text:p>2</text:p>
          </table:table-cell>
          <table:table-cell table:style-name="ce15" table:formula="of:=LEFT(TEXT([.DX2];[$'Date Formatting Strings'.$B$12]))" office:value-type="string" office:string-value="2">
            <text:p>2</text:p>
          </table:table-cell>
          <table:table-cell table:style-name="ce15" table:formula="of:=LEFT(TEXT([.DY2];[$'Date Formatting Strings'.$B$12]))" office:value-type="string" office:string-value="2">
            <text:p>2</text:p>
          </table:table-cell>
          <table:table-cell table:style-name="ce15" table:formula="of:=LEFT(TEXT([.DZ2];[$'Date Formatting Strings'.$B$12]))" office:value-type="string" office:string-value="2">
            <text:p>2</text:p>
          </table:table-cell>
          <table:table-cell table:style-name="ce15" table:formula="of:=LEFT(TEXT([.EA2];[$'Date Formatting Strings'.$B$12]))" office:value-type="string" office:string-value="2">
            <text:p>2</text:p>
          </table:table-cell>
          <table:table-cell table:number-columns-repeated="893"/>
        </table:table-row>
        <table:table-row table:style-name="ro4">
          <table:table-cell table:style-name="ce4" table:number-columns-repeated="2"/>
          <table:table-cell table:style-name="ce16" table:formula="of:=RIGHT(TEXT([.C2];[$'Date Formatting Strings'.$B$12]))" office:value-type="string" office:string-value="7">
            <text:p>7</text:p>
          </table:table-cell>
          <table:table-cell table:style-name="ce16" table:formula="of:=RIGHT(TEXT([.D2];[$'Date Formatting Strings'.$B$12]))" office:value-type="string" office:string-value="8">
            <text:p>8</text:p>
          </table:table-cell>
          <table:table-cell table:style-name="ce16" table:formula="of:=RIGHT(TEXT([.E2];[$'Date Formatting Strings'.$B$12]))" office:value-type="string" office:string-value="9">
            <text:p>9</text:p>
          </table:table-cell>
          <table:table-cell table:style-name="ce16" table:formula="of:=RIGHT(TEXT([.F2];[$'Date Formatting Strings'.$B$12]))" office:value-type="string" office:string-value="0">
            <text:p>0</text:p>
          </table:table-cell>
          <table:table-cell table:style-name="ce16" table:formula="of:=RIGHT(TEXT([.G2];[$'Date Formatting Strings'.$B$12]))" office:value-type="string" office:string-value="1">
            <text:p>1</text:p>
          </table:table-cell>
          <table:table-cell table:style-name="ce16" table:formula="of:=RIGHT(TEXT([.H2];[$'Date Formatting Strings'.$B$12]))" office:value-type="string" office:string-value="2">
            <text:p>2</text:p>
          </table:table-cell>
          <table:table-cell table:style-name="ce16" table:formula="of:=RIGHT(TEXT([.I2];[$'Date Formatting Strings'.$B$12]))" office:value-type="string" office:string-value="3">
            <text:p>3</text:p>
          </table:table-cell>
          <table:table-cell table:style-name="ce16" table:formula="of:=RIGHT(TEXT([.J2];[$'Date Formatting Strings'.$B$12]))" office:value-type="string" office:string-value="4">
            <text:p>4</text:p>
          </table:table-cell>
          <table:table-cell table:style-name="ce16" table:formula="of:=RIGHT(TEXT([.K2];[$'Date Formatting Strings'.$B$12]))" office:value-type="string" office:string-value="5">
            <text:p>5</text:p>
          </table:table-cell>
          <table:table-cell table:style-name="ce16" table:formula="of:=RIGHT(TEXT([.L2];[$'Date Formatting Strings'.$B$12]))" office:value-type="string" office:string-value="6">
            <text:p>6</text:p>
          </table:table-cell>
          <table:table-cell table:style-name="ce16" table:formula="of:=RIGHT(TEXT([.M2];[$'Date Formatting Strings'.$B$12]))" office:value-type="string" office:string-value="7">
            <text:p>7</text:p>
          </table:table-cell>
          <table:table-cell table:style-name="ce16" table:formula="of:=RIGHT(TEXT([.N2];[$'Date Formatting Strings'.$B$12]))" office:value-type="string" office:string-value="8">
            <text:p>8</text:p>
          </table:table-cell>
          <table:table-cell table:style-name="ce16" table:formula="of:=RIGHT(TEXT([.O2];[$'Date Formatting Strings'.$B$12]))" office:value-type="string" office:string-value="9">
            <text:p>9</text:p>
          </table:table-cell>
          <table:table-cell table:style-name="ce16" table:formula="of:=RIGHT(TEXT([.P2];[$'Date Formatting Strings'.$B$12]))" office:value-type="string" office:string-value="0">
            <text:p>0</text:p>
          </table:table-cell>
          <table:table-cell table:style-name="ce16" table:formula="of:=RIGHT(TEXT([.Q2];[$'Date Formatting Strings'.$B$12]))" office:value-type="string" office:string-value="1">
            <text:p>1</text:p>
          </table:table-cell>
          <table:table-cell table:style-name="ce16" table:formula="of:=RIGHT(TEXT([.R2];[$'Date Formatting Strings'.$B$12]))" office:value-type="string" office:string-value="1">
            <text:p>1</text:p>
          </table:table-cell>
          <table:table-cell table:style-name="ce16" table:formula="of:=RIGHT(TEXT([.S2];[$'Date Formatting Strings'.$B$12]))" office:value-type="string" office:string-value="2">
            <text:p>2</text:p>
          </table:table-cell>
          <table:table-cell table:style-name="ce16" table:formula="of:=RIGHT(TEXT([.T2];[$'Date Formatting Strings'.$B$12]))" office:value-type="string" office:string-value="3">
            <text:p>3</text:p>
          </table:table-cell>
          <table:table-cell table:style-name="ce16" table:formula="of:=RIGHT(TEXT([.U2];[$'Date Formatting Strings'.$B$12]))" office:value-type="string" office:string-value="4">
            <text:p>4</text:p>
          </table:table-cell>
          <table:table-cell table:style-name="ce16" table:formula="of:=RIGHT(TEXT([.V2];[$'Date Formatting Strings'.$B$12]))" office:value-type="string" office:string-value="5">
            <text:p>5</text:p>
          </table:table-cell>
          <table:table-cell table:style-name="ce16" table:formula="of:=RIGHT(TEXT([.W2];[$'Date Formatting Strings'.$B$12]))" office:value-type="string" office:string-value="6">
            <text:p>6</text:p>
          </table:table-cell>
          <table:table-cell table:style-name="ce16" table:formula="of:=RIGHT(TEXT([.X2];[$'Date Formatting Strings'.$B$12]))" office:value-type="string" office:string-value="7">
            <text:p>7</text:p>
          </table:table-cell>
          <table:table-cell table:style-name="ce16" table:formula="of:=RIGHT(TEXT([.Y2];[$'Date Formatting Strings'.$B$12]))" office:value-type="string" office:string-value="8">
            <text:p>8</text:p>
          </table:table-cell>
          <table:table-cell table:style-name="ce16" table:formula="of:=RIGHT(TEXT([.Z2];[$'Date Formatting Strings'.$B$12]))" office:value-type="string" office:string-value="9">
            <text:p>9</text:p>
          </table:table-cell>
          <table:table-cell table:style-name="ce16" table:formula="of:=RIGHT(TEXT([.AA2];[$'Date Formatting Strings'.$B$12]))" office:value-type="string" office:string-value="0">
            <text:p>0</text:p>
          </table:table-cell>
          <table:table-cell table:style-name="ce16" table:formula="of:=RIGHT(TEXT([.AB2];[$'Date Formatting Strings'.$B$12]))" office:value-type="string" office:string-value="1">
            <text:p>1</text:p>
          </table:table-cell>
          <table:table-cell table:style-name="ce16" table:formula="of:=RIGHT(TEXT([.AC2];[$'Date Formatting Strings'.$B$12]))" office:value-type="string" office:string-value="2">
            <text:p>2</text:p>
          </table:table-cell>
          <table:table-cell table:style-name="ce16" table:formula="of:=RIGHT(TEXT([.AD2];[$'Date Formatting Strings'.$B$12]))" office:value-type="string" office:string-value="3">
            <text:p>3</text:p>
          </table:table-cell>
          <table:table-cell table:style-name="ce16" table:formula="of:=RIGHT(TEXT([.AE2];[$'Date Formatting Strings'.$B$12]))" office:value-type="string" office:string-value="4">
            <text:p>4</text:p>
          </table:table-cell>
          <table:table-cell table:style-name="ce16" table:formula="of:=RIGHT(TEXT([.AF2];[$'Date Formatting Strings'.$B$12]))" office:value-type="string" office:string-value="5">
            <text:p>5</text:p>
          </table:table-cell>
          <table:table-cell table:style-name="ce16" table:formula="of:=RIGHT(TEXT([.AG2];[$'Date Formatting Strings'.$B$12]))" office:value-type="string" office:string-value="6">
            <text:p>6</text:p>
          </table:table-cell>
          <table:table-cell table:style-name="ce16" table:formula="of:=RIGHT(TEXT([.AH2];[$'Date Formatting Strings'.$B$12]))" office:value-type="string" office:string-value="7">
            <text:p>7</text:p>
          </table:table-cell>
          <table:table-cell table:style-name="ce16" table:formula="of:=RIGHT(TEXT([.AI2];[$'Date Formatting Strings'.$B$12]))" office:value-type="string" office:string-value="8">
            <text:p>8</text:p>
          </table:table-cell>
          <table:table-cell table:style-name="ce16" table:formula="of:=RIGHT(TEXT([.AJ2];[$'Date Formatting Strings'.$B$12]))" office:value-type="string" office:string-value="9">
            <text:p>9</text:p>
          </table:table-cell>
          <table:table-cell table:style-name="ce16" table:formula="of:=RIGHT(TEXT([.AK2];[$'Date Formatting Strings'.$B$12]))" office:value-type="string" office:string-value="0">
            <text:p>0</text:p>
          </table:table-cell>
          <table:table-cell table:style-name="ce16" table:formula="of:=RIGHT(TEXT([.AL2];[$'Date Formatting Strings'.$B$12]))" office:value-type="string" office:string-value="1">
            <text:p>1</text:p>
          </table:table-cell>
          <table:table-cell table:style-name="ce16" table:formula="of:=RIGHT(TEXT([.AM2];[$'Date Formatting Strings'.$B$12]))" office:value-type="string" office:string-value="2">
            <text:p>2</text:p>
          </table:table-cell>
          <table:table-cell table:style-name="ce16" table:formula="of:=RIGHT(TEXT([.AN2];[$'Date Formatting Strings'.$B$12]))" office:value-type="string" office:string-value="3">
            <text:p>3</text:p>
          </table:table-cell>
          <table:table-cell table:style-name="ce16" table:formula="of:=RIGHT(TEXT([.AO2];[$'Date Formatting Strings'.$B$12]))" office:value-type="string" office:string-value="4">
            <text:p>4</text:p>
          </table:table-cell>
          <table:table-cell table:style-name="ce16" table:formula="of:=RIGHT(TEXT([.AP2];[$'Date Formatting Strings'.$B$12]))" office:value-type="string" office:string-value="5">
            <text:p>5</text:p>
          </table:table-cell>
          <table:table-cell table:style-name="ce16" table:formula="of:=RIGHT(TEXT([.AQ2];[$'Date Formatting Strings'.$B$12]))" office:value-type="string" office:string-value="6">
            <text:p>6</text:p>
          </table:table-cell>
          <table:table-cell table:style-name="ce16" table:formula="of:=RIGHT(TEXT([.AR2];[$'Date Formatting Strings'.$B$12]))" office:value-type="string" office:string-value="7">
            <text:p>7</text:p>
          </table:table-cell>
          <table:table-cell table:style-name="ce16" table:formula="of:=RIGHT(TEXT([.AS2];[$'Date Formatting Strings'.$B$12]))" office:value-type="string" office:string-value="8">
            <text:p>8</text:p>
          </table:table-cell>
          <table:table-cell table:style-name="ce16" table:formula="of:=RIGHT(TEXT([.AT2];[$'Date Formatting Strings'.$B$12]))" office:value-type="string" office:string-value="1">
            <text:p>1</text:p>
          </table:table-cell>
          <table:table-cell table:style-name="ce16" table:formula="of:=RIGHT(TEXT([.AU2];[$'Date Formatting Strings'.$B$12]))" office:value-type="string" office:string-value="2">
            <text:p>2</text:p>
          </table:table-cell>
          <table:table-cell table:style-name="ce16" table:formula="of:=RIGHT(TEXT([.AV2];[$'Date Formatting Strings'.$B$12]))" office:value-type="string" office:string-value="3">
            <text:p>3</text:p>
          </table:table-cell>
          <table:table-cell table:style-name="ce16" table:formula="of:=RIGHT(TEXT([.AW2];[$'Date Formatting Strings'.$B$12]))" office:value-type="string" office:string-value="4">
            <text:p>4</text:p>
          </table:table-cell>
          <table:table-cell table:style-name="ce16" table:formula="of:=RIGHT(TEXT([.AX2];[$'Date Formatting Strings'.$B$12]))" office:value-type="string" office:string-value="5">
            <text:p>5</text:p>
          </table:table-cell>
          <table:table-cell table:style-name="ce16" table:formula="of:=RIGHT(TEXT([.AY2];[$'Date Formatting Strings'.$B$12]))" office:value-type="string" office:string-value="6">
            <text:p>6</text:p>
          </table:table-cell>
          <table:table-cell table:style-name="ce16" table:formula="of:=RIGHT(TEXT([.AZ2];[$'Date Formatting Strings'.$B$12]))" office:value-type="string" office:string-value="7">
            <text:p>7</text:p>
          </table:table-cell>
          <table:table-cell table:style-name="ce16" table:formula="of:=RIGHT(TEXT([.BA2];[$'Date Formatting Strings'.$B$12]))" office:value-type="string" office:string-value="8">
            <text:p>8</text:p>
          </table:table-cell>
          <table:table-cell table:style-name="ce16" table:formula="of:=RIGHT(TEXT([.BB2];[$'Date Formatting Strings'.$B$12]))" office:value-type="string" office:string-value="9">
            <text:p>9</text:p>
          </table:table-cell>
          <table:table-cell table:style-name="ce16" table:formula="of:=RIGHT(TEXT([.BC2];[$'Date Formatting Strings'.$B$12]))" office:value-type="string" office:string-value="0">
            <text:p>0</text:p>
          </table:table-cell>
          <table:table-cell table:style-name="ce16" table:formula="of:=RIGHT(TEXT([.BD2];[$'Date Formatting Strings'.$B$12]))" office:value-type="string" office:string-value="1">
            <text:p>1</text:p>
          </table:table-cell>
          <table:table-cell table:style-name="ce16" table:formula="of:=RIGHT(TEXT([.BE2];[$'Date Formatting Strings'.$B$12]))" office:value-type="string" office:string-value="2">
            <text:p>2</text:p>
          </table:table-cell>
          <table:table-cell table:style-name="ce16" table:formula="of:=RIGHT(TEXT([.BF2];[$'Date Formatting Strings'.$B$12]))" office:value-type="string" office:string-value="3">
            <text:p>3</text:p>
          </table:table-cell>
          <table:table-cell table:style-name="ce16" table:formula="of:=RIGHT(TEXT([.BG2];[$'Date Formatting Strings'.$B$12]))" office:value-type="string" office:string-value="4">
            <text:p>4</text:p>
          </table:table-cell>
          <table:table-cell table:style-name="ce16" table:formula="of:=RIGHT(TEXT([.BH2];[$'Date Formatting Strings'.$B$12]))" office:value-type="string" office:string-value="5">
            <text:p>5</text:p>
          </table:table-cell>
          <table:table-cell table:style-name="ce16" table:formula="of:=RIGHT(TEXT([.BI2];[$'Date Formatting Strings'.$B$12]))" office:value-type="string" office:string-value="6">
            <text:p>6</text:p>
          </table:table-cell>
          <table:table-cell table:style-name="ce16" table:formula="of:=RIGHT(TEXT([.BJ2];[$'Date Formatting Strings'.$B$12]))" office:value-type="string" office:string-value="7">
            <text:p>7</text:p>
          </table:table-cell>
          <table:table-cell table:style-name="ce16" table:formula="of:=RIGHT(TEXT([.BK2];[$'Date Formatting Strings'.$B$12]))" office:value-type="string" office:string-value="8">
            <text:p>8</text:p>
          </table:table-cell>
          <table:table-cell table:style-name="ce16" table:formula="of:=RIGHT(TEXT([.BL2];[$'Date Formatting Strings'.$B$12]))" office:value-type="string" office:string-value="9">
            <text:p>9</text:p>
          </table:table-cell>
          <table:table-cell table:style-name="ce16" table:formula="of:=RIGHT(TEXT([.BM2];[$'Date Formatting Strings'.$B$12]))" office:value-type="string" office:string-value="0">
            <text:p>0</text:p>
          </table:table-cell>
          <table:table-cell table:style-name="ce16" table:formula="of:=RIGHT(TEXT([.BN2];[$'Date Formatting Strings'.$B$12]))" office:value-type="string" office:string-value="1">
            <text:p>1</text:p>
          </table:table-cell>
          <table:table-cell table:style-name="ce16" table:formula="of:=RIGHT(TEXT([.BO2];[$'Date Formatting Strings'.$B$12]))" office:value-type="string" office:string-value="2">
            <text:p>2</text:p>
          </table:table-cell>
          <table:table-cell table:style-name="ce16" table:formula="of:=RIGHT(TEXT([.BP2];[$'Date Formatting Strings'.$B$12]))" office:value-type="string" office:string-value="3">
            <text:p>3</text:p>
          </table:table-cell>
          <table:table-cell table:style-name="ce16" table:formula="of:=RIGHT(TEXT([.BQ2];[$'Date Formatting Strings'.$B$12]))" office:value-type="string" office:string-value="4">
            <text:p>4</text:p>
          </table:table-cell>
          <table:table-cell table:style-name="ce16" table:formula="of:=RIGHT(TEXT([.BR2];[$'Date Formatting Strings'.$B$12]))" office:value-type="string" office:string-value="5">
            <text:p>5</text:p>
          </table:table-cell>
          <table:table-cell table:style-name="ce16" table:formula="of:=RIGHT(TEXT([.BS2];[$'Date Formatting Strings'.$B$12]))" office:value-type="string" office:string-value="6">
            <text:p>6</text:p>
          </table:table-cell>
          <table:table-cell table:style-name="ce16" table:formula="of:=RIGHT(TEXT([.BT2];[$'Date Formatting Strings'.$B$12]))" office:value-type="string" office:string-value="7">
            <text:p>7</text:p>
          </table:table-cell>
          <table:table-cell table:style-name="ce16" table:formula="of:=RIGHT(TEXT([.BU2];[$'Date Formatting Strings'.$B$12]))" office:value-type="string" office:string-value="8">
            <text:p>8</text:p>
          </table:table-cell>
          <table:table-cell table:style-name="ce16" table:formula="of:=RIGHT(TEXT([.BV2];[$'Date Formatting Strings'.$B$12]))" office:value-type="string" office:string-value="9">
            <text:p>9</text:p>
          </table:table-cell>
          <table:table-cell table:style-name="ce16" table:formula="of:=RIGHT(TEXT([.BW2];[$'Date Formatting Strings'.$B$12]))" office:value-type="string" office:string-value="0">
            <text:p>0</text:p>
          </table:table-cell>
          <table:table-cell table:style-name="ce16" table:formula="of:=RIGHT(TEXT([.BX2];[$'Date Formatting Strings'.$B$12]))" office:value-type="string" office:string-value="1">
            <text:p>1</text:p>
          </table:table-cell>
          <table:table-cell table:style-name="ce16" table:formula="of:=RIGHT(TEXT([.BY2];[$'Date Formatting Strings'.$B$12]))" office:value-type="string" office:string-value="1">
            <text:p>1</text:p>
          </table:table-cell>
          <table:table-cell table:style-name="ce16" table:formula="of:=RIGHT(TEXT([.BZ2];[$'Date Formatting Strings'.$B$12]))" office:value-type="string" office:string-value="2">
            <text:p>2</text:p>
          </table:table-cell>
          <table:table-cell table:style-name="ce16" table:formula="of:=RIGHT(TEXT([.CA2];[$'Date Formatting Strings'.$B$12]))" office:value-type="string" office:string-value="3">
            <text:p>3</text:p>
          </table:table-cell>
          <table:table-cell table:style-name="ce16" table:formula="of:=RIGHT(TEXT([.CB2];[$'Date Formatting Strings'.$B$12]))" office:value-type="string" office:string-value="4">
            <text:p>4</text:p>
          </table:table-cell>
          <table:table-cell table:style-name="ce16" table:formula="of:=RIGHT(TEXT([.CC2];[$'Date Formatting Strings'.$B$12]))" office:value-type="string" office:string-value="5">
            <text:p>5</text:p>
          </table:table-cell>
          <table:table-cell table:style-name="ce16" table:formula="of:=RIGHT(TEXT([.CD2];[$'Date Formatting Strings'.$B$12]))" office:value-type="string" office:string-value="6">
            <text:p>6</text:p>
          </table:table-cell>
          <table:table-cell table:style-name="ce16" table:formula="of:=RIGHT(TEXT([.CE2];[$'Date Formatting Strings'.$B$12]))" office:value-type="string" office:string-value="7">
            <text:p>7</text:p>
          </table:table-cell>
          <table:table-cell table:style-name="ce16" table:formula="of:=RIGHT(TEXT([.CF2];[$'Date Formatting Strings'.$B$12]))" office:value-type="string" office:string-value="8">
            <text:p>8</text:p>
          </table:table-cell>
          <table:table-cell table:style-name="ce16" table:formula="of:=RIGHT(TEXT([.CG2];[$'Date Formatting Strings'.$B$12]))" office:value-type="string" office:string-value="9">
            <text:p>9</text:p>
          </table:table-cell>
          <table:table-cell table:style-name="ce16" table:formula="of:=RIGHT(TEXT([.CH2];[$'Date Formatting Strings'.$B$12]))" office:value-type="string" office:string-value="0">
            <text:p>0</text:p>
          </table:table-cell>
          <table:table-cell table:style-name="ce16" table:formula="of:=RIGHT(TEXT([.CI2];[$'Date Formatting Strings'.$B$12]))" office:value-type="string" office:string-value="1">
            <text:p>1</text:p>
          </table:table-cell>
          <table:table-cell table:style-name="ce16" table:formula="of:=RIGHT(TEXT([.CJ2];[$'Date Formatting Strings'.$B$12]))" office:value-type="string" office:string-value="2">
            <text:p>2</text:p>
          </table:table-cell>
          <table:table-cell table:style-name="ce16" table:formula="of:=RIGHT(TEXT([.CK2];[$'Date Formatting Strings'.$B$12]))" office:value-type="string" office:string-value="3">
            <text:p>3</text:p>
          </table:table-cell>
          <table:table-cell table:style-name="ce16" table:formula="of:=RIGHT(TEXT([.CL2];[$'Date Formatting Strings'.$B$12]))" office:value-type="string" office:string-value="4">
            <text:p>4</text:p>
          </table:table-cell>
          <table:table-cell table:style-name="ce16" table:formula="of:=RIGHT(TEXT([.CM2];[$'Date Formatting Strings'.$B$12]))" office:value-type="string" office:string-value="5">
            <text:p>5</text:p>
          </table:table-cell>
          <table:table-cell table:style-name="ce16" table:formula="of:=RIGHT(TEXT([.CN2];[$'Date Formatting Strings'.$B$12]))" office:value-type="string" office:string-value="6">
            <text:p>6</text:p>
          </table:table-cell>
          <table:table-cell table:style-name="ce16" table:formula="of:=RIGHT(TEXT([.CO2];[$'Date Formatting Strings'.$B$12]))" office:value-type="string" office:string-value="7">
            <text:p>7</text:p>
          </table:table-cell>
          <table:table-cell table:style-name="ce16" table:formula="of:=RIGHT(TEXT([.CP2];[$'Date Formatting Strings'.$B$12]))" office:value-type="string" office:string-value="8">
            <text:p>8</text:p>
          </table:table-cell>
          <table:table-cell table:style-name="ce16" table:formula="of:=RIGHT(TEXT([.CQ2];[$'Date Formatting Strings'.$B$12]))" office:value-type="string" office:string-value="9">
            <text:p>9</text:p>
          </table:table-cell>
          <table:table-cell table:style-name="ce16" table:formula="of:=RIGHT(TEXT([.CR2];[$'Date Formatting Strings'.$B$12]))" office:value-type="string" office:string-value="0">
            <text:p>0</text:p>
          </table:table-cell>
          <table:table-cell table:style-name="ce16" table:formula="of:=RIGHT(TEXT([.CS2];[$'Date Formatting Strings'.$B$12]))" office:value-type="string" office:string-value="1">
            <text:p>1</text:p>
          </table:table-cell>
          <table:table-cell table:style-name="ce16" table:formula="of:=RIGHT(TEXT([.CT2];[$'Date Formatting Strings'.$B$12]))" office:value-type="string" office:string-value="2">
            <text:p>2</text:p>
          </table:table-cell>
          <table:table-cell table:style-name="ce16" table:formula="of:=RIGHT(TEXT([.CU2];[$'Date Formatting Strings'.$B$12]))" office:value-type="string" office:string-value="3">
            <text:p>3</text:p>
          </table:table-cell>
          <table:table-cell table:style-name="ce16" table:formula="of:=RIGHT(TEXT([.CV2];[$'Date Formatting Strings'.$B$12]))" office:value-type="string" office:string-value="4">
            <text:p>4</text:p>
          </table:table-cell>
          <table:table-cell table:style-name="ce16" table:formula="of:=RIGHT(TEXT([.CW2];[$'Date Formatting Strings'.$B$12]))" office:value-type="string" office:string-value="5">
            <text:p>5</text:p>
          </table:table-cell>
          <table:table-cell table:style-name="ce16" table:formula="of:=RIGHT(TEXT([.CX2];[$'Date Formatting Strings'.$B$12]))" office:value-type="string" office:string-value="6">
            <text:p>6</text:p>
          </table:table-cell>
          <table:table-cell table:style-name="ce16" table:formula="of:=RIGHT(TEXT([.CY2];[$'Date Formatting Strings'.$B$12]))" office:value-type="string" office:string-value="7">
            <text:p>7</text:p>
          </table:table-cell>
          <table:table-cell table:style-name="ce16" table:formula="of:=RIGHT(TEXT([.CZ2];[$'Date Formatting Strings'.$B$12]))" office:value-type="string" office:string-value="8">
            <text:p>8</text:p>
          </table:table-cell>
          <table:table-cell table:style-name="ce16" table:formula="of:=RIGHT(TEXT([.DA2];[$'Date Formatting Strings'.$B$12]))" office:value-type="string" office:string-value="9">
            <text:p>9</text:p>
          </table:table-cell>
          <table:table-cell table:style-name="ce16" table:formula="of:=RIGHT(TEXT([.DB2];[$'Date Formatting Strings'.$B$12]))" office:value-type="string" office:string-value="0">
            <text:p>0</text:p>
          </table:table-cell>
          <table:table-cell table:style-name="ce16" table:formula="of:=RIGHT(TEXT([.DC2];[$'Date Formatting Strings'.$B$12]))" office:value-type="string" office:string-value="1">
            <text:p>1</text:p>
          </table:table-cell>
          <table:table-cell table:style-name="ce16" table:formula="of:=RIGHT(TEXT([.DD2];[$'Date Formatting Strings'.$B$12]))" office:value-type="string" office:string-value="2">
            <text:p>2</text:p>
          </table:table-cell>
          <table:table-cell table:style-name="ce16" table:formula="of:=RIGHT(TEXT([.DE2];[$'Date Formatting Strings'.$B$12]))" office:value-type="string" office:string-value="3">
            <text:p>3</text:p>
          </table:table-cell>
          <table:table-cell table:style-name="ce16" table:formula="of:=RIGHT(TEXT([.DF2];[$'Date Formatting Strings'.$B$12]))" office:value-type="string" office:string-value="4">
            <text:p>4</text:p>
          </table:table-cell>
          <table:table-cell table:style-name="ce16" table:formula="of:=RIGHT(TEXT([.DG2];[$'Date Formatting Strings'.$B$12]))" office:value-type="string" office:string-value="5">
            <text:p>5</text:p>
          </table:table-cell>
          <table:table-cell table:style-name="ce16" table:formula="of:=RIGHT(TEXT([.DH2];[$'Date Formatting Strings'.$B$12]))" office:value-type="string" office:string-value="6">
            <text:p>6</text:p>
          </table:table-cell>
          <table:table-cell table:style-name="ce16" table:formula="of:=RIGHT(TEXT([.DI2];[$'Date Formatting Strings'.$B$12]))" office:value-type="string" office:string-value="7">
            <text:p>7</text:p>
          </table:table-cell>
          <table:table-cell table:style-name="ce16" table:formula="of:=RIGHT(TEXT([.DJ2];[$'Date Formatting Strings'.$B$12]))" office:value-type="string" office:string-value="8">
            <text:p>8</text:p>
          </table:table-cell>
          <table:table-cell table:style-name="ce16" table:formula="of:=RIGHT(TEXT([.DK2];[$'Date Formatting Strings'.$B$12]))" office:value-type="string" office:string-value="9">
            <text:p>9</text:p>
          </table:table-cell>
          <table:table-cell table:style-name="ce16" table:formula="of:=RIGHT(TEXT([.DL2];[$'Date Formatting Strings'.$B$12]))" office:value-type="string" office:string-value="0">
            <text:p>0</text:p>
          </table:table-cell>
          <table:table-cell table:style-name="ce16" table:formula="of:=RIGHT(TEXT([.DM2];[$'Date Formatting Strings'.$B$12]))" office:value-type="string" office:string-value="1">
            <text:p>1</text:p>
          </table:table-cell>
          <table:table-cell table:style-name="ce16" table:formula="of:=RIGHT(TEXT([.DN2];[$'Date Formatting Strings'.$B$12]))" office:value-type="string" office:string-value="2">
            <text:p>2</text:p>
          </table:table-cell>
          <table:table-cell table:style-name="ce16" table:formula="of:=RIGHT(TEXT([.DO2];[$'Date Formatting Strings'.$B$12]))" office:value-type="string" office:string-value="3">
            <text:p>3</text:p>
          </table:table-cell>
          <table:table-cell table:style-name="ce16" table:formula="of:=RIGHT(TEXT([.DP2];[$'Date Formatting Strings'.$B$12]))" office:value-type="string" office:string-value="4">
            <text:p>4</text:p>
          </table:table-cell>
          <table:table-cell table:style-name="ce16" table:formula="of:=RIGHT(TEXT([.DQ2];[$'Date Formatting Strings'.$B$12]))" office:value-type="string" office:string-value="5">
            <text:p>5</text:p>
          </table:table-cell>
          <table:table-cell table:style-name="ce16" table:formula="of:=RIGHT(TEXT([.DR2];[$'Date Formatting Strings'.$B$12]))" office:value-type="string" office:string-value="6">
            <text:p>6</text:p>
          </table:table-cell>
          <table:table-cell table:style-name="ce16" table:formula="of:=RIGHT(TEXT([.DS2];[$'Date Formatting Strings'.$B$12]))" office:value-type="string" office:string-value="7">
            <text:p>7</text:p>
          </table:table-cell>
          <table:table-cell table:style-name="ce16" table:formula="of:=RIGHT(TEXT([.DT2];[$'Date Formatting Strings'.$B$12]))" office:value-type="string" office:string-value="8">
            <text:p>8</text:p>
          </table:table-cell>
          <table:table-cell table:style-name="ce16" table:formula="of:=RIGHT(TEXT([.DU2];[$'Date Formatting Strings'.$B$12]))" office:value-type="string" office:string-value="9">
            <text:p>9</text:p>
          </table:table-cell>
          <table:table-cell table:style-name="ce16" table:formula="of:=RIGHT(TEXT([.DV2];[$'Date Formatting Strings'.$B$12]))" office:value-type="string" office:string-value="0">
            <text:p>0</text:p>
          </table:table-cell>
          <table:table-cell table:style-name="ce16" table:formula="of:=RIGHT(TEXT([.DW2];[$'Date Formatting Strings'.$B$12]))" office:value-type="string" office:string-value="1">
            <text:p>1</text:p>
          </table:table-cell>
          <table:table-cell table:style-name="ce16" table:formula="of:=RIGHT(TEXT([.DX2];[$'Date Formatting Strings'.$B$12]))" office:value-type="string" office:string-value="2">
            <text:p>2</text:p>
          </table:table-cell>
          <table:table-cell table:style-name="ce16" table:formula="of:=RIGHT(TEXT([.DY2];[$'Date Formatting Strings'.$B$12]))" office:value-type="string" office:string-value="3">
            <text:p>3</text:p>
          </table:table-cell>
          <table:table-cell table:style-name="ce16" table:formula="of:=RIGHT(TEXT([.DZ2];[$'Date Formatting Strings'.$B$12]))" office:value-type="string" office:string-value="4">
            <text:p>4</text:p>
          </table:table-cell>
          <table:table-cell table:style-name="ce16" table:formula="of:=RIGHT(TEXT([.EA2];[$'Date Formatting Strings'.$B$12]))" office:value-type="string" office:string-value="5">
            <text:p>5</text:p>
          </table:table-cell>
          <table:table-cell table:number-columns-repeated="893"/>
        </table:table-row>
        <table:table-row table:style-name="ro5">
          <table:table-cell table:style-name="ce5" table:number-columns-repeated="131"/>
          <table:table-cell table:number-columns-repeated="893"/>
        </table:table-row>
        <table:table-row table:style-name="ro2">
          <table:table-cell table:style-name="ce6" office:value-type="string">
            <text:p>OPPGAVE / RESSURS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suboppgave</text:p>
          </table:table-cell>
          <table:table-cell table:number-columns-repeated="3"/>
          <table:table-cell table:style-name="ce18" table:number-columns-repeated="19"/>
          <table:table-cell table:number-columns-repeated="1001"/>
        </table:table-row>
        <table:table-row table:style-name="ro2">
          <table:table-cell table:style-name="ce7" office:value-type="string">
            <text:p>suboppgave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suboppgave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2">
          <table:table-cell table:style-name="ce6" office:value-type="string">
            <text:p>OPPGAVE / RESSURS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suboppgave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suboppgave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suboppgave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2">
          <table:table-cell table:style-name="ce8" office:value-type="string">
            <text:p>&lt; select this entire row, right-click to insert more space</text:p>
          </table:table-cell>
          <table:table-cell table:number-columns-repeated="1023"/>
        </table:table-row>
        <table:table-row table:style-name="ro2">
          <table:table-cell table:style-name="ce9" table:number-columns-repeated="130"/>
          <table:table-cell table:style-name="ce19"/>
          <table:table-cell table:number-columns-repeated="893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ate Formatting Strings" table:style-name="ta2" table:print="false">
        <table:table-column table:style-name="co9" table:default-cell-style-name="Excel_20_Built-in_20_Normal"/>
        <table:table-column table:style-name="co8" table:number-columns-repeated="1023" table:default-cell-style-name="Excel_20_Built-in_20_Normal"/>
        <table:table-row table:style-name="ro6">
          <table:table-cell table:style-name="ce6" office:value-type="string">
            <text:p>LOCAL SPECIFIC DATE STRINGS</text:p>
          </table:table-cell>
          <table:table-cell table:number-columns-repeated="1023"/>
        </table:table-row>
        <table:table-row table:style-name="ro6">
          <table:table-cell table:style-name="ce7" office:value-type="string">
            <text:p>Having trouble displaying dates correctly?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>
            <text:p>Excel's Text() function, which is used extensively to auto-format the spreadsheet, uses "text format strings" to translate</text:p>
          </table:table-cell>
          <table:table-cell table:number-columns-repeated="1023"/>
        </table:table-row>
        <table:table-row table:style-name="ro6">
          <table:table-cell table:style-name="ce7" office:value-type="string">
            <text:p>a date into other representations. However, these text format strings are locale-dependent. For example, in the USA</text:p>
          </table:table-cell>
          <table:table-cell table:number-columns-repeated="1023"/>
        </table:table-row>
        <table:table-row table:style-name="ro6">
          <table:table-cell table:style-name="ce7" office:value-type="string">
            <text:p>the function Text(A1,"MMM") will return the three-letter month acronym (e.g. "MAR" for March) for a date value.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>
            <text:p>To get around this problem without writing macros, I'm storing the format strings here for use in the main worksheet.</text:p>
          </table:table-cell>
          <table:table-cell table:number-columns-repeated="1023"/>
        </table:table-row>
        <table:table-row table:style-name="ro6">
          <table:table-cell table:style-name="ce7" office:value-type="string">
            <text:p>When you change these values, the "Blank Sheet" and "Example Sheets" will update.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0" office:value-type="string">
            <text:p>three day month</text:p>
          </table:table-cell>
          <table:table-cell table:style-name="ce21" office:value-type="string">
            <text:p>MMM</text:p>
          </table:table-cell>
          <table:table-cell table:style-name="ce22" office:value-type="string">
            <text:p>change to your locale string (see your Excel documentation for Text() function and dates)</text:p>
          </table:table-cell>
          <table:table-cell table:number-columns-repeated="1021"/>
        </table:table-row>
        <table:table-row table:style-name="ro6">
          <table:table-cell table:style-name="ce20" office:value-type="string">
            <text:p>two-digit day</text:p>
          </table:table-cell>
          <table:table-cell table:style-name="ce21" office:value-type="string">
            <text:p>dd</text:p>
          </table:table-cell>
          <table:table-cell table:style-name="ce22" office:value-type="string">
            <text:p>change to your locale string</text:p>
          </table:table-cell>
          <table:table-cell table:number-columns-repeated="1021"/>
        </table:table-row>
        <table:table-row table:style-name="ro6">
          <table:table-cell table:style-name="ce20" office:value-type="string">
            <text:p>single-letter day</text:p>
          </table:table-cell>
          <table:table-cell table:style-name="ce21" office:value-type="string">
            <text:p>ddd</text:p>
          </table:table-cell>
          <table:table-cell table:style-name="ce22" office:value-type="string">
            <text:p>change to your locale string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>
            <text:p>For example, in Turkish, the appropriate strings are:</text:p>
          </table:table-cell>
          <table:table-cell table:number-columns-repeated="1023"/>
        </table:table-row>
        <table:table-row table:style-name="ro6">
          <table:table-cell table:style-name="ce7" office:value-type="string">
            <text:p>three day month</text:p>
          </table:table-cell>
          <table:table-cell table:style-name="ce7" office:value-type="string">
            <text:p>AAA</text:p>
          </table:table-cell>
          <table:table-cell table:number-columns-repeated="1022"/>
        </table:table-row>
        <table:table-row table:style-name="ro6">
          <table:table-cell table:style-name="ce7" office:value-type="string">
            <text:p>two-digit day</text:p>
          </table:table-cell>
          <table:table-cell table:style-name="ce7" office:value-type="string">
            <text:p>gg</text:p>
          </table:table-cell>
          <table:table-cell table:number-columns-repeated="1022"/>
        </table:table-row>
        <table:table-row table:style-name="ro6">
          <table:table-cell table:style-name="ce7" office:value-type="string">
            <text:p>single-letter day</text:p>
          </table:table-cell>
          <table:table-cell table:style-name="ce7" office:value-type="string">
            <text:p>ggg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>
            <text:p>Thanks to Mehmet CAN, a management consultant based in Turkey, for tracking down this issue and providing the solution.</text:p>
          </table:table-cell>
          <table:table-cell table:number-columns-repeated="1023"/>
        </table:table-row>
        <table:table-row table:style-name="ro6">
          <table:table-cell table:style-name="ce7" office:value-type="string">
            <text:p>Additonal references:</text:p>
          </table:table-cell>
          <table:table-cell table:number-columns-repeated="1023"/>
        </table:table-row>
        <table:table-row table:style-name="ro6">
          <table:table-cell table:style-name="ce7" office:value-type="string">
            <text:p>http://www.rondebruin.nl/international.htm</text:p>
          </table:table-cell>
          <table:table-cell table:number-columns-repeated="1023"/>
        </table:table-row>
        <table:table-row table:style-name="ro6">
          <table:table-cell table:style-name="ce7" office:value-type="string">
            <text:p>http://www.excelbanter.com/showthread.php?t=230221</text:p>
          </table:table-cell>
          <table:table-cell table:number-columns-repeated="1023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xample Sheet" table:style-name="ta3" table:print="false">
        <table:table-column table:style-name="co7" table:number-columns-repeated="3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3" table:number-columns-repeated="129" table:default-cell-style-name="Excel_20_Built-in_20_Normal"/>
        <table:table-column table:style-name="co8" table:number-columns-repeated="890" table:default-cell-style-name="Excel_20_Built-in_20_Normal"/>
        <table:table-row table:style-name="ro1">
          <table:table-cell table:style-name="ce1" office:value-type="string">
            <text:p>GANTT GRAPH PAPER</text:p>
          </table:table-cell>
          <table:table-cell table:number-columns-repeated="1023"/>
        </table:table-row>
        <table:table-row table:style-name="ro2">
          <table:table-cell table:number-columns-repeated="3"/>
          <table:table-cell table:style-name="ce10" office:value-type="string">
            <text:p>v edit this date</text:p>
          </table:table-cell>
          <table:table-cell/>
          <table:table-cell table:style-name="ce12" table:formula="of:=[.D3]" office:value-type="float" office:value="40021">
            <text:p>juli</text:p>
          </table:table-cell>
          <table:table-cell table:style-name="ce17" table:formula="of:=[.F2]+1" office:value-type="float" office:value="40022">
            <text:p>juli</text:p>
          </table:table-cell>
          <table:table-cell table:style-name="ce17" table:formula="of:=[.G2]+1" office:value-type="float" office:value="40023">
            <text:p>juli</text:p>
          </table:table-cell>
          <table:table-cell table:style-name="ce17" table:formula="of:=[.H2]+1" office:value-type="float" office:value="40024">
            <text:p>juli</text:p>
          </table:table-cell>
          <table:table-cell table:style-name="ce17" table:formula="of:=[.I2]+1" office:value-type="float" office:value="40025">
            <text:p>juli</text:p>
          </table:table-cell>
          <table:table-cell table:style-name="ce17" table:formula="of:=[.J2]+1" office:value-type="float" office:value="40026">
            <text:p>aug.</text:p>
          </table:table-cell>
          <table:table-cell table:style-name="ce17" table:formula="of:=[.K2]+1" office:value-type="float" office:value="40027">
            <text:p>aug.</text:p>
          </table:table-cell>
          <table:table-cell table:style-name="ce17" table:formula="of:=[.L2]+1" office:value-type="float" office:value="40028">
            <text:p>aug.</text:p>
          </table:table-cell>
          <table:table-cell table:style-name="ce17" table:formula="of:=[.M2]+1" office:value-type="float" office:value="40029">
            <text:p>aug.</text:p>
          </table:table-cell>
          <table:table-cell table:style-name="ce17" table:formula="of:=[.N2]+1" office:value-type="float" office:value="40030">
            <text:p>aug.</text:p>
          </table:table-cell>
          <table:table-cell table:style-name="ce17" table:formula="of:=[.O2]+1" office:value-type="float" office:value="40031">
            <text:p>aug.</text:p>
          </table:table-cell>
          <table:table-cell table:style-name="ce17" table:formula="of:=[.P2]+1" office:value-type="float" office:value="40032">
            <text:p>aug.</text:p>
          </table:table-cell>
          <table:table-cell table:style-name="ce17" table:formula="of:=[.Q2]+1" office:value-type="float" office:value="40033">
            <text:p>aug.</text:p>
          </table:table-cell>
          <table:table-cell table:style-name="ce17" table:formula="of:=[.R2]+1" office:value-type="float" office:value="40034">
            <text:p>aug.</text:p>
          </table:table-cell>
          <table:table-cell table:style-name="ce17" table:formula="of:=[.S2]+1" office:value-type="float" office:value="40035">
            <text:p>aug.</text:p>
          </table:table-cell>
          <table:table-cell table:style-name="ce17" table:formula="of:=[.T2]+1" office:value-type="float" office:value="40036">
            <text:p>aug.</text:p>
          </table:table-cell>
          <table:table-cell table:style-name="ce17" table:formula="of:=[.U2]+1" office:value-type="float" office:value="40037">
            <text:p>aug.</text:p>
          </table:table-cell>
          <table:table-cell table:style-name="ce17" table:formula="of:=[.V2]+1" office:value-type="float" office:value="40038">
            <text:p>aug.</text:p>
          </table:table-cell>
          <table:table-cell table:style-name="ce17" table:formula="of:=[.W2]+1" office:value-type="float" office:value="40039">
            <text:p>aug.</text:p>
          </table:table-cell>
          <table:table-cell table:style-name="ce17" table:formula="of:=[.X2]+1" office:value-type="float" office:value="40040">
            <text:p>aug.</text:p>
          </table:table-cell>
          <table:table-cell table:style-name="ce17" table:formula="of:=[.Y2]+1" office:value-type="float" office:value="40041">
            <text:p>aug.</text:p>
          </table:table-cell>
          <table:table-cell table:style-name="ce17" table:formula="of:=[.Z2]+1" office:value-type="float" office:value="40042">
            <text:p>aug.</text:p>
          </table:table-cell>
          <table:table-cell table:style-name="ce17" table:formula="of:=[.AA2]+1" office:value-type="float" office:value="40043">
            <text:p>aug.</text:p>
          </table:table-cell>
          <table:table-cell table:style-name="ce17" table:formula="of:=[.AB2]+1" office:value-type="float" office:value="40044">
            <text:p>aug.</text:p>
          </table:table-cell>
          <table:table-cell table:style-name="ce17" table:formula="of:=[.AC2]+1" office:value-type="float" office:value="40045">
            <text:p>aug.</text:p>
          </table:table-cell>
          <table:table-cell table:style-name="ce17" table:formula="of:=[.AD2]+1" office:value-type="float" office:value="40046">
            <text:p>aug.</text:p>
          </table:table-cell>
          <table:table-cell table:style-name="ce17" table:formula="of:=[.AE2]+1" office:value-type="float" office:value="40047">
            <text:p>aug.</text:p>
          </table:table-cell>
          <table:table-cell table:style-name="ce17" table:formula="of:=[.AF2]+1" office:value-type="float" office:value="40048">
            <text:p>aug.</text:p>
          </table:table-cell>
          <table:table-cell table:style-name="ce17" table:formula="of:=[.AG2]+1" office:value-type="float" office:value="40049">
            <text:p>aug.</text:p>
          </table:table-cell>
          <table:table-cell table:style-name="ce17" table:formula="of:=[.AH2]+1" office:value-type="float" office:value="40050">
            <text:p>aug.</text:p>
          </table:table-cell>
          <table:table-cell table:style-name="ce17" table:formula="of:=[.AI2]+1" office:value-type="float" office:value="40051">
            <text:p>aug.</text:p>
          </table:table-cell>
          <table:table-cell table:style-name="ce17" table:formula="of:=[.AJ2]+1" office:value-type="float" office:value="40052">
            <text:p>aug.</text:p>
          </table:table-cell>
          <table:table-cell table:style-name="ce17" table:formula="of:=[.AK2]+1" office:value-type="float" office:value="40053">
            <text:p>aug.</text:p>
          </table:table-cell>
          <table:table-cell table:style-name="ce17" table:formula="of:=[.AL2]+1" office:value-type="float" office:value="40054">
            <text:p>aug.</text:p>
          </table:table-cell>
          <table:table-cell table:style-name="ce17" table:formula="of:=[.AM2]+1" office:value-type="float" office:value="40055">
            <text:p>aug.</text:p>
          </table:table-cell>
          <table:table-cell table:style-name="ce17" table:formula="of:=[.AN2]+1" office:value-type="float" office:value="40056">
            <text:p>aug.</text:p>
          </table:table-cell>
          <table:table-cell table:style-name="ce17" table:formula="of:=[.AO2]+1" office:value-type="float" office:value="40057">
            <text:p>sep.</text:p>
          </table:table-cell>
          <table:table-cell table:style-name="ce17" table:formula="of:=[.AP2]+1" office:value-type="float" office:value="40058">
            <text:p>sep.</text:p>
          </table:table-cell>
          <table:table-cell table:style-name="ce17" table:formula="of:=[.AQ2]+1" office:value-type="float" office:value="40059">
            <text:p>sep.</text:p>
          </table:table-cell>
          <table:table-cell table:style-name="ce17" table:formula="of:=[.AR2]+1" office:value-type="float" office:value="40060">
            <text:p>sep.</text:p>
          </table:table-cell>
          <table:table-cell table:style-name="ce17" table:formula="of:=[.AS2]+1" office:value-type="float" office:value="40061">
            <text:p>sep.</text:p>
          </table:table-cell>
          <table:table-cell table:style-name="ce17" table:formula="of:=[.AT2]+1" office:value-type="float" office:value="40062">
            <text:p>sep.</text:p>
          </table:table-cell>
          <table:table-cell table:style-name="ce17" table:formula="of:=[.AU2]+1" office:value-type="float" office:value="40063">
            <text:p>sep.</text:p>
          </table:table-cell>
          <table:table-cell table:style-name="ce17" table:formula="of:=[.AV2]+1" office:value-type="float" office:value="40064">
            <text:p>sep.</text:p>
          </table:table-cell>
          <table:table-cell table:style-name="ce17" table:formula="of:=[.AW2]+1" office:value-type="float" office:value="40065">
            <text:p>sep.</text:p>
          </table:table-cell>
          <table:table-cell table:style-name="ce17" table:formula="of:=[.AX2]+1" office:value-type="float" office:value="40066">
            <text:p>sep.</text:p>
          </table:table-cell>
          <table:table-cell table:style-name="ce17" table:formula="of:=[.AY2]+1" office:value-type="float" office:value="40067">
            <text:p>sep.</text:p>
          </table:table-cell>
          <table:table-cell table:style-name="ce17" table:formula="of:=[.AZ2]+1" office:value-type="float" office:value="40068">
            <text:p>sep.</text:p>
          </table:table-cell>
          <table:table-cell table:style-name="ce17" table:formula="of:=[.BA2]+1" office:value-type="float" office:value="40069">
            <text:p>sep.</text:p>
          </table:table-cell>
          <table:table-cell table:style-name="ce17" table:formula="of:=[.BB2]+1" office:value-type="float" office:value="40070">
            <text:p>sep.</text:p>
          </table:table-cell>
          <table:table-cell table:style-name="ce17" table:formula="of:=[.BC2]+1" office:value-type="float" office:value="40071">
            <text:p>sep.</text:p>
          </table:table-cell>
          <table:table-cell table:style-name="ce17" table:formula="of:=[.BD2]+1" office:value-type="float" office:value="40072">
            <text:p>sep.</text:p>
          </table:table-cell>
          <table:table-cell table:style-name="ce17" table:formula="of:=[.BE2]+1" office:value-type="float" office:value="40073">
            <text:p>sep.</text:p>
          </table:table-cell>
          <table:table-cell table:style-name="ce17" table:formula="of:=[.BF2]+1" office:value-type="float" office:value="40074">
            <text:p>sep.</text:p>
          </table:table-cell>
          <table:table-cell table:style-name="ce17" table:formula="of:=[.BG2]+1" office:value-type="float" office:value="40075">
            <text:p>sep.</text:p>
          </table:table-cell>
          <table:table-cell table:style-name="ce17" table:formula="of:=[.BH2]+1" office:value-type="float" office:value="40076">
            <text:p>sep.</text:p>
          </table:table-cell>
          <table:table-cell table:style-name="ce17" table:formula="of:=[.BI2]+1" office:value-type="float" office:value="40077">
            <text:p>sep.</text:p>
          </table:table-cell>
          <table:table-cell table:style-name="ce17" table:formula="of:=[.BJ2]+1" office:value-type="float" office:value="40078">
            <text:p>sep.</text:p>
          </table:table-cell>
          <table:table-cell table:style-name="ce17" table:formula="of:=[.BK2]+1" office:value-type="float" office:value="40079">
            <text:p>sep.</text:p>
          </table:table-cell>
          <table:table-cell table:style-name="ce17" table:formula="of:=[.BL2]+1" office:value-type="float" office:value="40080">
            <text:p>sep.</text:p>
          </table:table-cell>
          <table:table-cell table:style-name="ce17" table:formula="of:=[.BM2]+1" office:value-type="float" office:value="40081">
            <text:p>sep.</text:p>
          </table:table-cell>
          <table:table-cell table:style-name="ce17" table:formula="of:=[.BN2]+1" office:value-type="float" office:value="40082">
            <text:p>sep.</text:p>
          </table:table-cell>
          <table:table-cell table:style-name="ce17" table:formula="of:=[.BO2]+1" office:value-type="float" office:value="40083">
            <text:p>sep.</text:p>
          </table:table-cell>
          <table:table-cell table:style-name="ce17" table:formula="of:=[.BP2]+1" office:value-type="float" office:value="40084">
            <text:p>sep.</text:p>
          </table:table-cell>
          <table:table-cell table:style-name="ce17" table:formula="of:=[.BQ2]+1" office:value-type="float" office:value="40085">
            <text:p>sep.</text:p>
          </table:table-cell>
          <table:table-cell table:style-name="ce17" table:formula="of:=[.BR2]+1" office:value-type="float" office:value="40086">
            <text:p>sep.</text:p>
          </table:table-cell>
          <table:table-cell table:style-name="ce17" table:formula="of:=[.BS2]+1" office:value-type="float" office:value="40087">
            <text:p>okt.</text:p>
          </table:table-cell>
          <table:table-cell table:style-name="ce17" table:formula="of:=[.BT2]+1" office:value-type="float" office:value="40088">
            <text:p>okt.</text:p>
          </table:table-cell>
          <table:table-cell table:style-name="ce17" table:formula="of:=[.BU2]+1" office:value-type="float" office:value="40089">
            <text:p>okt.</text:p>
          </table:table-cell>
          <table:table-cell table:style-name="ce17" table:formula="of:=[.BV2]+1" office:value-type="float" office:value="40090">
            <text:p>okt.</text:p>
          </table:table-cell>
          <table:table-cell table:style-name="ce17" table:formula="of:=[.BW2]+1" office:value-type="float" office:value="40091">
            <text:p>okt.</text:p>
          </table:table-cell>
          <table:table-cell table:style-name="ce17" table:formula="of:=[.BX2]+1" office:value-type="float" office:value="40092">
            <text:p>okt.</text:p>
          </table:table-cell>
          <table:table-cell table:style-name="ce17" table:formula="of:=[.BY2]+1" office:value-type="float" office:value="40093">
            <text:p>okt.</text:p>
          </table:table-cell>
          <table:table-cell table:style-name="ce17" table:formula="of:=[.BZ2]+1" office:value-type="float" office:value="40094">
            <text:p>okt.</text:p>
          </table:table-cell>
          <table:table-cell table:style-name="ce17" table:formula="of:=[.CA2]+1" office:value-type="float" office:value="40095">
            <text:p>okt.</text:p>
          </table:table-cell>
          <table:table-cell table:style-name="ce17" table:formula="of:=[.CB2]+1" office:value-type="float" office:value="40096">
            <text:p>okt.</text:p>
          </table:table-cell>
          <table:table-cell table:style-name="ce17" table:formula="of:=[.CC2]+1" office:value-type="float" office:value="40097">
            <text:p>okt.</text:p>
          </table:table-cell>
          <table:table-cell table:style-name="ce17" table:formula="of:=[.CD2]+1" office:value-type="float" office:value="40098">
            <text:p>okt.</text:p>
          </table:table-cell>
          <table:table-cell table:style-name="ce17" table:formula="of:=[.CE2]+1" office:value-type="float" office:value="40099">
            <text:p>okt.</text:p>
          </table:table-cell>
          <table:table-cell table:style-name="ce17" table:formula="of:=[.CF2]+1" office:value-type="float" office:value="40100">
            <text:p>okt.</text:p>
          </table:table-cell>
          <table:table-cell table:style-name="ce17" table:formula="of:=[.CG2]+1" office:value-type="float" office:value="40101">
            <text:p>okt.</text:p>
          </table:table-cell>
          <table:table-cell table:style-name="ce17" table:formula="of:=[.CH2]+1" office:value-type="float" office:value="40102">
            <text:p>okt.</text:p>
          </table:table-cell>
          <table:table-cell table:style-name="ce17" table:formula="of:=[.CI2]+1" office:value-type="float" office:value="40103">
            <text:p>okt.</text:p>
          </table:table-cell>
          <table:table-cell table:style-name="ce17" table:formula="of:=[.CJ2]+1" office:value-type="float" office:value="40104">
            <text:p>okt.</text:p>
          </table:table-cell>
          <table:table-cell table:style-name="ce17" table:formula="of:=[.CK2]+1" office:value-type="float" office:value="40105">
            <text:p>okt.</text:p>
          </table:table-cell>
          <table:table-cell table:style-name="ce17" table:formula="of:=[.CL2]+1" office:value-type="float" office:value="40106">
            <text:p>okt.</text:p>
          </table:table-cell>
          <table:table-cell table:style-name="ce17" table:formula="of:=[.CM2]+1" office:value-type="float" office:value="40107">
            <text:p>okt.</text:p>
          </table:table-cell>
          <table:table-cell table:style-name="ce17" table:formula="of:=[.CN2]+1" office:value-type="float" office:value="40108">
            <text:p>okt.</text:p>
          </table:table-cell>
          <table:table-cell table:style-name="ce17" table:formula="of:=[.CO2]+1" office:value-type="float" office:value="40109">
            <text:p>okt.</text:p>
          </table:table-cell>
          <table:table-cell table:style-name="ce17" table:formula="of:=[.CP2]+1" office:value-type="float" office:value="40110">
            <text:p>okt.</text:p>
          </table:table-cell>
          <table:table-cell table:style-name="ce17" table:formula="of:=[.CQ2]+1" office:value-type="float" office:value="40111">
            <text:p>okt.</text:p>
          </table:table-cell>
          <table:table-cell table:style-name="ce17" table:formula="of:=[.CR2]+1" office:value-type="float" office:value="40112">
            <text:p>okt.</text:p>
          </table:table-cell>
          <table:table-cell table:style-name="ce17" table:formula="of:=[.CS2]+1" office:value-type="float" office:value="40113">
            <text:p>okt.</text:p>
          </table:table-cell>
          <table:table-cell table:style-name="ce17" table:formula="of:=[.CT2]+1" office:value-type="float" office:value="40114">
            <text:p>okt.</text:p>
          </table:table-cell>
          <table:table-cell table:style-name="ce17" table:formula="of:=[.CU2]+1" office:value-type="float" office:value="40115">
            <text:p>okt.</text:p>
          </table:table-cell>
          <table:table-cell table:style-name="ce17" table:formula="of:=[.CV2]+1" office:value-type="float" office:value="40116">
            <text:p>okt.</text:p>
          </table:table-cell>
          <table:table-cell table:style-name="ce17" table:formula="of:=[.CW2]+1" office:value-type="float" office:value="40117">
            <text:p>okt.</text:p>
          </table:table-cell>
          <table:table-cell table:style-name="ce17" table:formula="of:=[.CX2]+1" office:value-type="float" office:value="40118">
            <text:p>nov.</text:p>
          </table:table-cell>
          <table:table-cell table:style-name="ce17" table:formula="of:=[.CY2]+1" office:value-type="float" office:value="40119">
            <text:p>nov.</text:p>
          </table:table-cell>
          <table:table-cell table:style-name="ce17" table:formula="of:=[.CZ2]+1" office:value-type="float" office:value="40120">
            <text:p>nov.</text:p>
          </table:table-cell>
          <table:table-cell table:style-name="ce17" table:formula="of:=[.DA2]+1" office:value-type="float" office:value="40121">
            <text:p>nov.</text:p>
          </table:table-cell>
          <table:table-cell table:style-name="ce17" table:formula="of:=[.DB2]+1" office:value-type="float" office:value="40122">
            <text:p>nov.</text:p>
          </table:table-cell>
          <table:table-cell table:style-name="ce17" table:formula="of:=[.DC2]+1" office:value-type="float" office:value="40123">
            <text:p>nov.</text:p>
          </table:table-cell>
          <table:table-cell table:style-name="ce17" table:formula="of:=[.DD2]+1" office:value-type="float" office:value="40124">
            <text:p>nov.</text:p>
          </table:table-cell>
          <table:table-cell table:style-name="ce17" table:formula="of:=[.DE2]+1" office:value-type="float" office:value="40125">
            <text:p>nov.</text:p>
          </table:table-cell>
          <table:table-cell table:style-name="ce17" table:formula="of:=[.DF2]+1" office:value-type="float" office:value="40126">
            <text:p>nov.</text:p>
          </table:table-cell>
          <table:table-cell table:style-name="ce17" table:formula="of:=[.DG2]+1" office:value-type="float" office:value="40127">
            <text:p>nov.</text:p>
          </table:table-cell>
          <table:table-cell table:style-name="ce17" table:formula="of:=[.DH2]+1" office:value-type="float" office:value="40128">
            <text:p>nov.</text:p>
          </table:table-cell>
          <table:table-cell table:style-name="ce17" table:formula="of:=[.DI2]+1" office:value-type="float" office:value="40129">
            <text:p>nov.</text:p>
          </table:table-cell>
          <table:table-cell table:style-name="ce17" table:formula="of:=[.DJ2]+1" office:value-type="float" office:value="40130">
            <text:p>nov.</text:p>
          </table:table-cell>
          <table:table-cell table:style-name="ce17" table:formula="of:=[.DK2]+1" office:value-type="float" office:value="40131">
            <text:p>nov.</text:p>
          </table:table-cell>
          <table:table-cell table:style-name="ce17" table:formula="of:=[.DL2]+1" office:value-type="float" office:value="40132">
            <text:p>nov.</text:p>
          </table:table-cell>
          <table:table-cell table:style-name="ce17" table:formula="of:=[.DM2]+1" office:value-type="float" office:value="40133">
            <text:p>nov.</text:p>
          </table:table-cell>
          <table:table-cell table:style-name="ce17" table:formula="of:=[.DN2]+1" office:value-type="float" office:value="40134">
            <text:p>nov.</text:p>
          </table:table-cell>
          <table:table-cell table:style-name="ce17" table:formula="of:=[.DO2]+1" office:value-type="float" office:value="40135">
            <text:p>nov.</text:p>
          </table:table-cell>
          <table:table-cell table:style-name="ce17" table:formula="of:=[.DP2]+1" office:value-type="float" office:value="40136">
            <text:p>nov.</text:p>
          </table:table-cell>
          <table:table-cell table:style-name="ce17" table:formula="of:=[.DQ2]+1" office:value-type="float" office:value="40137">
            <text:p>nov.</text:p>
          </table:table-cell>
          <table:table-cell table:style-name="ce17" table:formula="of:=[.DR2]+1" office:value-type="float" office:value="40138">
            <text:p>nov.</text:p>
          </table:table-cell>
          <table:table-cell table:style-name="ce17" table:formula="of:=[.DS2]+1" office:value-type="float" office:value="40139">
            <text:p>nov.</text:p>
          </table:table-cell>
          <table:table-cell table:style-name="ce17" table:formula="of:=[.DT2]+1" office:value-type="float" office:value="40140">
            <text:p>nov.</text:p>
          </table:table-cell>
          <table:table-cell table:style-name="ce17" table:formula="of:=[.DU2]+1" office:value-type="float" office:value="40141">
            <text:p>nov.</text:p>
          </table:table-cell>
          <table:table-cell table:style-name="ce17" table:formula="of:=[.DV2]+1" office:value-type="float" office:value="40142">
            <text:p>nov.</text:p>
          </table:table-cell>
          <table:table-cell table:style-name="ce17" table:formula="of:=[.DW2]+1" office:value-type="float" office:value="40143">
            <text:p>nov.</text:p>
          </table:table-cell>
          <table:table-cell table:style-name="ce17" table:formula="of:=[.DX2]+1" office:value-type="float" office:value="40144">
            <text:p>nov.</text:p>
          </table:table-cell>
          <table:table-cell table:style-name="ce17" table:formula="of:=[.DY2]+1" office:value-type="float" office:value="40145">
            <text:p>nov.</text:p>
          </table:table-cell>
          <table:table-cell table:style-name="ce17" table:formula="of:=[.DZ2]+1" office:value-type="float" office:value="40146">
            <text:p>nov.</text:p>
          </table:table-cell>
          <table:table-cell table:style-name="ce17" table:formula="of:=[.EA2]+1" office:value-type="float" office:value="40147">
            <text:p>nov.</text:p>
          </table:table-cell>
          <table:table-cell table:style-name="ce17" table:formula="of:=[.EB2]+1" office:value-type="float" office:value="40148">
            <text:p>des.</text:p>
          </table:table-cell>
          <table:table-cell table:style-name="ce17" table:formula="of:=[.EC2]+1" office:value-type="float" office:value="40149">
            <text:p>des.</text:p>
          </table:table-cell>
          <table:table-cell table:number-columns-repeated="890"/>
        </table:table-row>
        <table:table-row table:style-name="ro3">
          <table:table-cell table:style-name="ce2" office:value-type="string">
            <text:p>START</text:p>
          </table:table-cell>
          <table:table-cell table:style-name="ce23"/>
          <table:table-cell table:style-name="ce24"/>
          <table:table-cell table:style-name="ce11" office:value-type="float" office:value="40021">
            <text:p>mandag, juli 27, 09</text:p>
          </table:table-cell>
          <table:table-cell table:style-name="ce26"/>
          <table:table-cell table:style-name="ce13" table:formula="of:=IF((DAY([.F$2])=1);UPPER(TEXT([.F$2];[$'Date Formatting Strings'.$B$11]));&quot;&quot;)">
            <text:p/>
          </table:table-cell>
          <table:table-cell table:style-name="ce13" table:formula="of:=IF((DAY([.G$2])=1);UPPER(TEXT([.G$2];[$'Date Formatting Strings'.$B$11]));&quot;&quot;)">
            <text:p/>
          </table:table-cell>
          <table:table-cell table:style-name="ce13" table:formula="of:=IF((DAY([.H$2])=1);UPPER(TEXT([.H$2];[$'Date Formatting Strings'.$B$11]));&quot;&quot;)">
            <text:p/>
          </table:table-cell>
          <table:table-cell table:style-name="ce13" table:formula="of:=IF((DAY([.I$2])=1);UPPER(TEXT([.I$2];[$'Date Formatting Strings'.$B$11]));&quot;&quot;)">
            <text:p/>
          </table:table-cell>
          <table:table-cell table:style-name="ce13" table:formula="of:=IF((DAY([.J$2])=1);UPPER(TEXT([.J$2];[$'Date Formatting Strings'.$B$11]));&quot;&quot;)">
            <text:p/>
          </table:table-cell>
          <table:table-cell table:style-name="ce13" table:formula="of:=IF((DAY([.K$2])=1);UPPER(TEXT([.K$2];[$'Date Formatting Strings'.$B$11]));&quot;&quot;)" office:value-type="string" office:string-value="AUG.">
            <text:p>AUG.</text:p>
          </table:table-cell>
          <table:table-cell table:style-name="ce13" table:formula="of:=IF((DAY([.L$2])=1);UPPER(TEXT([.L$2];[$'Date Formatting Strings'.$B$11]));&quot;&quot;)">
            <text:p/>
          </table:table-cell>
          <table:table-cell table:style-name="ce13" table:formula="of:=IF((DAY([.M$2])=1);UPPER(TEXT([.M$2];[$'Date Formatting Strings'.$B$11]));&quot;&quot;)">
            <text:p/>
          </table:table-cell>
          <table:table-cell table:style-name="ce13" table:formula="of:=IF((DAY([.N$2])=1);UPPER(TEXT([.N$2];[$'Date Formatting Strings'.$B$11]));&quot;&quot;)">
            <text:p/>
          </table:table-cell>
          <table:table-cell table:style-name="ce13" table:formula="of:=IF((DAY([.O$2])=1);UPPER(TEXT([.O$2];[$'Date Formatting Strings'.$B$11]));&quot;&quot;)">
            <text:p/>
          </table:table-cell>
          <table:table-cell table:style-name="ce13" table:formula="of:=IF((DAY([.P$2])=1);UPPER(TEXT([.P$2];[$'Date Formatting Strings'.$B$11]));&quot;&quot;)">
            <text:p/>
          </table:table-cell>
          <table:table-cell table:style-name="ce13" table:formula="of:=IF((DAY([.Q$2])=1);UPPER(TEXT([.Q$2];[$'Date Formatting Strings'.$B$11]));&quot;&quot;)">
            <text:p/>
          </table:table-cell>
          <table:table-cell table:style-name="ce13" table:formula="of:=IF((DAY([.R$2])=1);UPPER(TEXT([.R$2];[$'Date Formatting Strings'.$B$11]));&quot;&quot;)">
            <text:p/>
          </table:table-cell>
          <table:table-cell table:style-name="ce13" table:formula="of:=IF((DAY([.S$2])=1);UPPER(TEXT([.S$2];[$'Date Formatting Strings'.$B$11]));&quot;&quot;)">
            <text:p/>
          </table:table-cell>
          <table:table-cell table:style-name="ce13" table:formula="of:=IF((DAY([.T$2])=1);UPPER(TEXT([.T$2];[$'Date Formatting Strings'.$B$11]));&quot;&quot;)">
            <text:p/>
          </table:table-cell>
          <table:table-cell table:style-name="ce13" table:formula="of:=IF((DAY([.U$2])=1);UPPER(TEXT([.U$2];[$'Date Formatting Strings'.$B$11]));&quot;&quot;)">
            <text:p/>
          </table:table-cell>
          <table:table-cell table:style-name="ce13" table:formula="of:=IF((DAY([.V$2])=1);UPPER(TEXT([.V$2];[$'Date Formatting Strings'.$B$11]));&quot;&quot;)">
            <text:p/>
          </table:table-cell>
          <table:table-cell table:style-name="ce13" table:formula="of:=IF((DAY([.W$2])=1);UPPER(TEXT([.W$2];[$'Date Formatting Strings'.$B$11]));&quot;&quot;)">
            <text:p/>
          </table:table-cell>
          <table:table-cell table:style-name="ce13" table:formula="of:=IF((DAY([.X$2])=1);UPPER(TEXT([.X$2];[$'Date Formatting Strings'.$B$11]));&quot;&quot;)">
            <text:p/>
          </table:table-cell>
          <table:table-cell table:style-name="ce13" table:formula="of:=IF((DAY([.Y$2])=1);UPPER(TEXT([.Y$2];[$'Date Formatting Strings'.$B$11]));&quot;&quot;)">
            <text:p/>
          </table:table-cell>
          <table:table-cell table:style-name="ce13" table:formula="of:=IF((DAY([.Z$2])=1);UPPER(TEXT([.Z$2];[$'Date Formatting Strings'.$B$11]));&quot;&quot;)">
            <text:p/>
          </table:table-cell>
          <table:table-cell table:style-name="ce13" table:formula="of:=IF((DAY([.AA$2])=1);UPPER(TEXT([.AA$2];[$'Date Formatting Strings'.$B$11]));&quot;&quot;)">
            <text:p/>
          </table:table-cell>
          <table:table-cell table:style-name="ce13" table:formula="of:=IF((DAY([.AB$2])=1);UPPER(TEXT([.AB$2];[$'Date Formatting Strings'.$B$11]));&quot;&quot;)">
            <text:p/>
          </table:table-cell>
          <table:table-cell table:style-name="ce13" table:formula="of:=IF((DAY([.AC$2])=1);UPPER(TEXT([.AC$2];[$'Date Formatting Strings'.$B$11]));&quot;&quot;)">
            <text:p/>
          </table:table-cell>
          <table:table-cell table:style-name="ce13" table:formula="of:=IF((DAY([.AD$2])=1);UPPER(TEXT([.AD$2];[$'Date Formatting Strings'.$B$11]));&quot;&quot;)">
            <text:p/>
          </table:table-cell>
          <table:table-cell table:style-name="ce13" table:formula="of:=IF((DAY([.AE$2])=1);UPPER(TEXT([.AE$2];[$'Date Formatting Strings'.$B$11]));&quot;&quot;)">
            <text:p/>
          </table:table-cell>
          <table:table-cell table:style-name="ce13" table:formula="of:=IF((DAY([.AF$2])=1);UPPER(TEXT([.AF$2];[$'Date Formatting Strings'.$B$11]));&quot;&quot;)">
            <text:p/>
          </table:table-cell>
          <table:table-cell table:style-name="ce13" table:formula="of:=IF((DAY([.AG$2])=1);UPPER(TEXT([.AG$2];[$'Date Formatting Strings'.$B$11]));&quot;&quot;)">
            <text:p/>
          </table:table-cell>
          <table:table-cell table:style-name="ce13" table:formula="of:=IF((DAY([.AH$2])=1);UPPER(TEXT([.AH$2];[$'Date Formatting Strings'.$B$11]));&quot;&quot;)">
            <text:p/>
          </table:table-cell>
          <table:table-cell table:style-name="ce13" table:formula="of:=IF((DAY([.AI$2])=1);UPPER(TEXT([.AI$2];[$'Date Formatting Strings'.$B$11]));&quot;&quot;)">
            <text:p/>
          </table:table-cell>
          <table:table-cell table:style-name="ce13" table:formula="of:=IF((DAY([.AJ$2])=1);UPPER(TEXT([.AJ$2];[$'Date Formatting Strings'.$B$11]));&quot;&quot;)">
            <text:p/>
          </table:table-cell>
          <table:table-cell table:style-name="ce13" table:formula="of:=IF((DAY([.AK$2])=1);UPPER(TEXT([.AK$2];[$'Date Formatting Strings'.$B$11]));&quot;&quot;)">
            <text:p/>
          </table:table-cell>
          <table:table-cell table:style-name="ce13" table:formula="of:=IF((DAY([.AL$2])=1);UPPER(TEXT([.AL$2];[$'Date Formatting Strings'.$B$11]));&quot;&quot;)">
            <text:p/>
          </table:table-cell>
          <table:table-cell table:style-name="ce13" table:formula="of:=IF((DAY([.AM$2])=1);UPPER(TEXT([.AM$2];[$'Date Formatting Strings'.$B$11]));&quot;&quot;)">
            <text:p/>
          </table:table-cell>
          <table:table-cell table:style-name="ce13" table:formula="of:=IF((DAY([.AN$2])=1);UPPER(TEXT([.AN$2];[$'Date Formatting Strings'.$B$11]));&quot;&quot;)">
            <text:p/>
          </table:table-cell>
          <table:table-cell table:style-name="ce13" table:formula="of:=IF((DAY([.AO$2])=1);UPPER(TEXT([.AO$2];[$'Date Formatting Strings'.$B$11]));&quot;&quot;)">
            <text:p/>
          </table:table-cell>
          <table:table-cell table:style-name="ce13" table:formula="of:=IF((DAY([.AP$2])=1);UPPER(TEXT([.AP$2];[$'Date Formatting Strings'.$B$11]));&quot;&quot;)" office:value-type="string" office:string-value="SEP.">
            <text:p>SEP.</text:p>
          </table:table-cell>
          <table:table-cell table:style-name="ce13" table:formula="of:=IF((DAY([.AQ$2])=1);UPPER(TEXT([.AQ$2];[$'Date Formatting Strings'.$B$11]));&quot;&quot;)">
            <text:p/>
          </table:table-cell>
          <table:table-cell table:style-name="ce13" table:formula="of:=IF((DAY([.AR$2])=1);UPPER(TEXT([.AR$2];[$'Date Formatting Strings'.$B$11]));&quot;&quot;)">
            <text:p/>
          </table:table-cell>
          <table:table-cell table:style-name="ce13" table:formula="of:=IF((DAY([.AS$2])=1);UPPER(TEXT([.AS$2];[$'Date Formatting Strings'.$B$11]));&quot;&quot;)">
            <text:p/>
          </table:table-cell>
          <table:table-cell table:style-name="ce13" table:formula="of:=IF((DAY([.AT$2])=1);UPPER(TEXT([.AT$2];[$'Date Formatting Strings'.$B$11]));&quot;&quot;)">
            <text:p/>
          </table:table-cell>
          <table:table-cell table:style-name="ce13" table:formula="of:=IF((DAY([.AU$2])=1);UPPER(TEXT([.AU$2];[$'Date Formatting Strings'.$B$11]));&quot;&quot;)">
            <text:p/>
          </table:table-cell>
          <table:table-cell table:style-name="ce13" table:formula="of:=IF((DAY([.AV$2])=1);UPPER(TEXT([.AV$2];[$'Date Formatting Strings'.$B$11]));&quot;&quot;)">
            <text:p/>
          </table:table-cell>
          <table:table-cell table:style-name="ce13" table:formula="of:=IF((DAY([.AW$2])=1);UPPER(TEXT([.AW$2];[$'Date Formatting Strings'.$B$11]));&quot;&quot;)">
            <text:p/>
          </table:table-cell>
          <table:table-cell table:style-name="ce13" table:formula="of:=IF((DAY([.AX$2])=1);UPPER(TEXT([.AX$2];[$'Date Formatting Strings'.$B$11]));&quot;&quot;)">
            <text:p/>
          </table:table-cell>
          <table:table-cell table:style-name="ce13" table:formula="of:=IF((DAY([.AY$2])=1);UPPER(TEXT([.AY$2];[$'Date Formatting Strings'.$B$11]));&quot;&quot;)">
            <text:p/>
          </table:table-cell>
          <table:table-cell table:style-name="ce13" table:formula="of:=IF((DAY([.AZ$2])=1);UPPER(TEXT([.AZ$2];[$'Date Formatting Strings'.$B$11]));&quot;&quot;)">
            <text:p/>
          </table:table-cell>
          <table:table-cell table:style-name="ce13" table:formula="of:=IF((DAY([.BA$2])=1);UPPER(TEXT([.BA$2];[$'Date Formatting Strings'.$B$11]));&quot;&quot;)">
            <text:p/>
          </table:table-cell>
          <table:table-cell table:style-name="ce13" table:formula="of:=IF((DAY([.BB$2])=1);UPPER(TEXT([.BB$2];[$'Date Formatting Strings'.$B$11]));&quot;&quot;)">
            <text:p/>
          </table:table-cell>
          <table:table-cell table:style-name="ce13" table:formula="of:=IF((DAY([.BC$2])=1);UPPER(TEXT([.BC$2];[$'Date Formatting Strings'.$B$11]));&quot;&quot;)">
            <text:p/>
          </table:table-cell>
          <table:table-cell table:style-name="ce13" table:formula="of:=IF((DAY([.BD$2])=1);UPPER(TEXT([.BD$2];[$'Date Formatting Strings'.$B$11]));&quot;&quot;)">
            <text:p/>
          </table:table-cell>
          <table:table-cell table:style-name="ce13" table:formula="of:=IF((DAY([.BE$2])=1);UPPER(TEXT([.BE$2];[$'Date Formatting Strings'.$B$11]));&quot;&quot;)">
            <text:p/>
          </table:table-cell>
          <table:table-cell table:style-name="ce13" table:formula="of:=IF((DAY([.BF$2])=1);UPPER(TEXT([.BF$2];[$'Date Formatting Strings'.$B$11]));&quot;&quot;)">
            <text:p/>
          </table:table-cell>
          <table:table-cell table:style-name="ce13" table:formula="of:=IF((DAY([.BG$2])=1);UPPER(TEXT([.BG$2];[$'Date Formatting Strings'.$B$11]));&quot;&quot;)">
            <text:p/>
          </table:table-cell>
          <table:table-cell table:style-name="ce13" table:formula="of:=IF((DAY([.BH$2])=1);UPPER(TEXT([.BH$2];[$'Date Formatting Strings'.$B$11]));&quot;&quot;)">
            <text:p/>
          </table:table-cell>
          <table:table-cell table:style-name="ce13" table:formula="of:=IF((DAY([.BI$2])=1);UPPER(TEXT([.BI$2];[$'Date Formatting Strings'.$B$11]));&quot;&quot;)">
            <text:p/>
          </table:table-cell>
          <table:table-cell table:style-name="ce13" table:formula="of:=IF((DAY([.BJ$2])=1);UPPER(TEXT([.BJ$2];[$'Date Formatting Strings'.$B$11]));&quot;&quot;)">
            <text:p/>
          </table:table-cell>
          <table:table-cell table:style-name="ce13" table:formula="of:=IF((DAY([.BK$2])=1);UPPER(TEXT([.BK$2];[$'Date Formatting Strings'.$B$11]));&quot;&quot;)">
            <text:p/>
          </table:table-cell>
          <table:table-cell table:style-name="ce13" table:formula="of:=IF((DAY([.BL$2])=1);UPPER(TEXT([.BL$2];[$'Date Formatting Strings'.$B$11]));&quot;&quot;)">
            <text:p/>
          </table:table-cell>
          <table:table-cell table:style-name="ce13" table:formula="of:=IF((DAY([.BM$2])=1);UPPER(TEXT([.BM$2];[$'Date Formatting Strings'.$B$11]));&quot;&quot;)">
            <text:p/>
          </table:table-cell>
          <table:table-cell table:style-name="ce13" table:formula="of:=IF((DAY([.BN$2])=1);UPPER(TEXT([.BN$2];[$'Date Formatting Strings'.$B$11]));&quot;&quot;)">
            <text:p/>
          </table:table-cell>
          <table:table-cell table:style-name="ce13" table:formula="of:=IF((DAY([.BO$2])=1);UPPER(TEXT([.BO$2];[$'Date Formatting Strings'.$B$11]));&quot;&quot;)">
            <text:p/>
          </table:table-cell>
          <table:table-cell table:style-name="ce13" table:formula="of:=IF((DAY([.BP$2])=1);UPPER(TEXT([.BP$2];[$'Date Formatting Strings'.$B$11]));&quot;&quot;)">
            <text:p/>
          </table:table-cell>
          <table:table-cell table:style-name="ce13" table:formula="of:=IF((DAY([.BQ$2])=1);UPPER(TEXT([.BQ$2];[$'Date Formatting Strings'.$B$11]));&quot;&quot;)">
            <text:p/>
          </table:table-cell>
          <table:table-cell table:style-name="ce13" table:formula="of:=IF((DAY([.BR$2])=1);UPPER(TEXT([.BR$2];[$'Date Formatting Strings'.$B$11]));&quot;&quot;)">
            <text:p/>
          </table:table-cell>
          <table:table-cell table:style-name="ce13" table:formula="of:=IF((DAY([.BS$2])=1);UPPER(TEXT([.BS$2];[$'Date Formatting Strings'.$B$11]));&quot;&quot;)">
            <text:p/>
          </table:table-cell>
          <table:table-cell table:style-name="ce13" table:formula="of:=IF((DAY([.BT$2])=1);UPPER(TEXT([.BT$2];[$'Date Formatting Strings'.$B$11]));&quot;&quot;)" office:value-type="string" office:string-value="OKT.">
            <text:p>OKT.</text:p>
          </table:table-cell>
          <table:table-cell table:style-name="ce13" table:formula="of:=IF((DAY([.BU$2])=1);UPPER(TEXT([.BU$2];[$'Date Formatting Strings'.$B$11]));&quot;&quot;)">
            <text:p/>
          </table:table-cell>
          <table:table-cell table:style-name="ce13" table:formula="of:=IF((DAY([.BV$2])=1);UPPER(TEXT([.BV$2];[$'Date Formatting Strings'.$B$11]));&quot;&quot;)">
            <text:p/>
          </table:table-cell>
          <table:table-cell table:style-name="ce13" table:formula="of:=IF((DAY([.BW$2])=1);UPPER(TEXT([.BW$2];[$'Date Formatting Strings'.$B$11]));&quot;&quot;)">
            <text:p/>
          </table:table-cell>
          <table:table-cell table:style-name="ce13" table:formula="of:=IF((DAY([.BX$2])=1);UPPER(TEXT([.BX$2];[$'Date Formatting Strings'.$B$11]));&quot;&quot;)">
            <text:p/>
          </table:table-cell>
          <table:table-cell table:style-name="ce13" table:formula="of:=IF((DAY([.BY$2])=1);UPPER(TEXT([.BY$2];[$'Date Formatting Strings'.$B$11]));&quot;&quot;)">
            <text:p/>
          </table:table-cell>
          <table:table-cell table:style-name="ce13" table:formula="of:=IF((DAY([.BZ$2])=1);UPPER(TEXT([.BZ$2];[$'Date Formatting Strings'.$B$11]));&quot;&quot;)">
            <text:p/>
          </table:table-cell>
          <table:table-cell table:style-name="ce13" table:formula="of:=IF((DAY([.CA$2])=1);UPPER(TEXT([.CA$2];[$'Date Formatting Strings'.$B$11]));&quot;&quot;)">
            <text:p/>
          </table:table-cell>
          <table:table-cell table:style-name="ce13" table:formula="of:=IF((DAY([.CB$2])=1);UPPER(TEXT([.CB$2];[$'Date Formatting Strings'.$B$11]));&quot;&quot;)">
            <text:p/>
          </table:table-cell>
          <table:table-cell table:style-name="ce13" table:formula="of:=IF((DAY([.CC$2])=1);UPPER(TEXT([.CC$2];[$'Date Formatting Strings'.$B$11]));&quot;&quot;)">
            <text:p/>
          </table:table-cell>
          <table:table-cell table:style-name="ce13" table:formula="of:=IF((DAY([.CD$2])=1);UPPER(TEXT([.CD$2];[$'Date Formatting Strings'.$B$11]));&quot;&quot;)">
            <text:p/>
          </table:table-cell>
          <table:table-cell table:style-name="ce13" table:formula="of:=IF((DAY([.CE$2])=1);UPPER(TEXT([.CE$2];[$'Date Formatting Strings'.$B$11]));&quot;&quot;)">
            <text:p/>
          </table:table-cell>
          <table:table-cell table:style-name="ce13" table:formula="of:=IF((DAY([.CF$2])=1);UPPER(TEXT([.CF$2];[$'Date Formatting Strings'.$B$11]));&quot;&quot;)">
            <text:p/>
          </table:table-cell>
          <table:table-cell table:style-name="ce13" table:formula="of:=IF((DAY([.CG$2])=1);UPPER(TEXT([.CG$2];[$'Date Formatting Strings'.$B$11]));&quot;&quot;)">
            <text:p/>
          </table:table-cell>
          <table:table-cell table:style-name="ce13" table:formula="of:=IF((DAY([.CH$2])=1);UPPER(TEXT([.CH$2];[$'Date Formatting Strings'.$B$11]));&quot;&quot;)">
            <text:p/>
          </table:table-cell>
          <table:table-cell table:style-name="ce13" table:formula="of:=IF((DAY([.CI$2])=1);UPPER(TEXT([.CI$2];[$'Date Formatting Strings'.$B$11]));&quot;&quot;)">
            <text:p/>
          </table:table-cell>
          <table:table-cell table:style-name="ce13" table:formula="of:=IF((DAY([.CJ$2])=1);UPPER(TEXT([.CJ$2];[$'Date Formatting Strings'.$B$11]));&quot;&quot;)">
            <text:p/>
          </table:table-cell>
          <table:table-cell table:style-name="ce13" table:formula="of:=IF((DAY([.CK$2])=1);UPPER(TEXT([.CK$2];[$'Date Formatting Strings'.$B$11]));&quot;&quot;)">
            <text:p/>
          </table:table-cell>
          <table:table-cell table:style-name="ce13" table:formula="of:=IF((DAY([.CL$2])=1);UPPER(TEXT([.CL$2];[$'Date Formatting Strings'.$B$11]));&quot;&quot;)">
            <text:p/>
          </table:table-cell>
          <table:table-cell table:style-name="ce13" table:formula="of:=IF((DAY([.CM$2])=1);UPPER(TEXT([.CM$2];[$'Date Formatting Strings'.$B$11]));&quot;&quot;)">
            <text:p/>
          </table:table-cell>
          <table:table-cell table:style-name="ce13" table:formula="of:=IF((DAY([.CN$2])=1);UPPER(TEXT([.CN$2];[$'Date Formatting Strings'.$B$11]));&quot;&quot;)">
            <text:p/>
          </table:table-cell>
          <table:table-cell table:style-name="ce13" table:formula="of:=IF((DAY([.CO$2])=1);UPPER(TEXT([.CO$2];[$'Date Formatting Strings'.$B$11]));&quot;&quot;)">
            <text:p/>
          </table:table-cell>
          <table:table-cell table:style-name="ce13" table:formula="of:=IF((DAY([.CP$2])=1);UPPER(TEXT([.CP$2];[$'Date Formatting Strings'.$B$11]));&quot;&quot;)">
            <text:p/>
          </table:table-cell>
          <table:table-cell table:style-name="ce13" table:formula="of:=IF((DAY([.CQ$2])=1);UPPER(TEXT([.CQ$2];[$'Date Formatting Strings'.$B$11]));&quot;&quot;)">
            <text:p/>
          </table:table-cell>
          <table:table-cell table:style-name="ce13" table:formula="of:=IF((DAY([.CR$2])=1);UPPER(TEXT([.CR$2];[$'Date Formatting Strings'.$B$11]));&quot;&quot;)">
            <text:p/>
          </table:table-cell>
          <table:table-cell table:style-name="ce13" table:formula="of:=IF((DAY([.CS$2])=1);UPPER(TEXT([.CS$2];[$'Date Formatting Strings'.$B$11]));&quot;&quot;)">
            <text:p/>
          </table:table-cell>
          <table:table-cell table:style-name="ce13" table:formula="of:=IF((DAY([.CT$2])=1);UPPER(TEXT([.CT$2];[$'Date Formatting Strings'.$B$11]));&quot;&quot;)">
            <text:p/>
          </table:table-cell>
          <table:table-cell table:style-name="ce13" table:formula="of:=IF((DAY([.CU$2])=1);UPPER(TEXT([.CU$2];[$'Date Formatting Strings'.$B$11]));&quot;&quot;)">
            <text:p/>
          </table:table-cell>
          <table:table-cell table:style-name="ce13" table:formula="of:=IF((DAY([.CV$2])=1);UPPER(TEXT([.CV$2];[$'Date Formatting Strings'.$B$11]));&quot;&quot;)">
            <text:p/>
          </table:table-cell>
          <table:table-cell table:style-name="ce13" table:formula="of:=IF((DAY([.CW$2])=1);UPPER(TEXT([.CW$2];[$'Date Formatting Strings'.$B$11]));&quot;&quot;)">
            <text:p/>
          </table:table-cell>
          <table:table-cell table:style-name="ce13" table:formula="of:=IF((DAY([.CX$2])=1);UPPER(TEXT([.CX$2];[$'Date Formatting Strings'.$B$11]));&quot;&quot;)">
            <text:p/>
          </table:table-cell>
          <table:table-cell table:style-name="ce13" table:formula="of:=IF((DAY([.CY$2])=1);UPPER(TEXT([.CY$2];[$'Date Formatting Strings'.$B$11]));&quot;&quot;)" office:value-type="string" office:string-value="NOV.">
            <text:p>NOV.</text:p>
          </table:table-cell>
          <table:table-cell table:style-name="ce13" table:formula="of:=IF((DAY([.CZ$2])=1);UPPER(TEXT([.CZ$2];[$'Date Formatting Strings'.$B$11]));&quot;&quot;)">
            <text:p/>
          </table:table-cell>
          <table:table-cell table:style-name="ce13" table:formula="of:=IF((DAY([.DA$2])=1);UPPER(TEXT([.DA$2];[$'Date Formatting Strings'.$B$11]));&quot;&quot;)">
            <text:p/>
          </table:table-cell>
          <table:table-cell table:style-name="ce13" table:formula="of:=IF((DAY([.DB$2])=1);UPPER(TEXT([.DB$2];[$'Date Formatting Strings'.$B$11]));&quot;&quot;)">
            <text:p/>
          </table:table-cell>
          <table:table-cell table:style-name="ce13" table:formula="of:=IF((DAY([.DC$2])=1);UPPER(TEXT([.DC$2];[$'Date Formatting Strings'.$B$11]));&quot;&quot;)">
            <text:p/>
          </table:table-cell>
          <table:table-cell table:style-name="ce13" table:formula="of:=IF((DAY([.DD$2])=1);UPPER(TEXT([.DD$2];[$'Date Formatting Strings'.$B$11]));&quot;&quot;)">
            <text:p/>
          </table:table-cell>
          <table:table-cell table:style-name="ce13" table:formula="of:=IF((DAY([.DE$2])=1);UPPER(TEXT([.DE$2];[$'Date Formatting Strings'.$B$11]));&quot;&quot;)">
            <text:p/>
          </table:table-cell>
          <table:table-cell table:style-name="ce13" table:formula="of:=IF((DAY([.DF$2])=1);UPPER(TEXT([.DF$2];[$'Date Formatting Strings'.$B$11]));&quot;&quot;)">
            <text:p/>
          </table:table-cell>
          <table:table-cell table:style-name="ce13" table:formula="of:=IF((DAY([.DG$2])=1);UPPER(TEXT([.DG$2];[$'Date Formatting Strings'.$B$11]));&quot;&quot;)">
            <text:p/>
          </table:table-cell>
          <table:table-cell table:style-name="ce13" table:formula="of:=IF((DAY([.DH$2])=1);UPPER(TEXT([.DH$2];[$'Date Formatting Strings'.$B$11]));&quot;&quot;)">
            <text:p/>
          </table:table-cell>
          <table:table-cell table:style-name="ce13" table:formula="of:=IF((DAY([.DI$2])=1);UPPER(TEXT([.DI$2];[$'Date Formatting Strings'.$B$11]));&quot;&quot;)">
            <text:p/>
          </table:table-cell>
          <table:table-cell table:style-name="ce13" table:formula="of:=IF((DAY([.DJ$2])=1);UPPER(TEXT([.DJ$2];[$'Date Formatting Strings'.$B$11]));&quot;&quot;)">
            <text:p/>
          </table:table-cell>
          <table:table-cell table:style-name="ce13" table:formula="of:=IF((DAY([.DK$2])=1);UPPER(TEXT([.DK$2];[$'Date Formatting Strings'.$B$11]));&quot;&quot;)">
            <text:p/>
          </table:table-cell>
          <table:table-cell table:style-name="ce13" table:formula="of:=IF((DAY([.DL$2])=1);UPPER(TEXT([.DL$2];[$'Date Formatting Strings'.$B$11]));&quot;&quot;)">
            <text:p/>
          </table:table-cell>
          <table:table-cell table:style-name="ce13" table:formula="of:=IF((DAY([.DM$2])=1);UPPER(TEXT([.DM$2];[$'Date Formatting Strings'.$B$11]));&quot;&quot;)">
            <text:p/>
          </table:table-cell>
          <table:table-cell table:style-name="ce13" table:formula="of:=IF((DAY([.DN$2])=1);UPPER(TEXT([.DN$2];[$'Date Formatting Strings'.$B$11]));&quot;&quot;)">
            <text:p/>
          </table:table-cell>
          <table:table-cell table:style-name="ce13" table:formula="of:=IF((DAY([.DO$2])=1);UPPER(TEXT([.DO$2];[$'Date Formatting Strings'.$B$11]));&quot;&quot;)">
            <text:p/>
          </table:table-cell>
          <table:table-cell table:style-name="ce13" table:formula="of:=IF((DAY([.DP$2])=1);UPPER(TEXT([.DP$2];[$'Date Formatting Strings'.$B$11]));&quot;&quot;)">
            <text:p/>
          </table:table-cell>
          <table:table-cell table:style-name="ce13" table:formula="of:=IF((DAY([.DQ$2])=1);UPPER(TEXT([.DQ$2];[$'Date Formatting Strings'.$B$11]));&quot;&quot;)">
            <text:p/>
          </table:table-cell>
          <table:table-cell table:style-name="ce13" table:formula="of:=IF((DAY([.DR$2])=1);UPPER(TEXT([.DR$2];[$'Date Formatting Strings'.$B$11]));&quot;&quot;)">
            <text:p/>
          </table:table-cell>
          <table:table-cell table:style-name="ce13" table:formula="of:=IF((DAY([.DS$2])=1);UPPER(TEXT([.DS$2];[$'Date Formatting Strings'.$B$11]));&quot;&quot;)">
            <text:p/>
          </table:table-cell>
          <table:table-cell table:style-name="ce13" table:formula="of:=IF((DAY([.DT$2])=1);UPPER(TEXT([.DT$2];[$'Date Formatting Strings'.$B$11]));&quot;&quot;)">
            <text:p/>
          </table:table-cell>
          <table:table-cell table:style-name="ce13" table:formula="of:=IF((DAY([.DU$2])=1);UPPER(TEXT([.DU$2];[$'Date Formatting Strings'.$B$11]));&quot;&quot;)">
            <text:p/>
          </table:table-cell>
          <table:table-cell table:style-name="ce13" table:formula="of:=IF((DAY([.DV$2])=1);UPPER(TEXT([.DV$2];[$'Date Formatting Strings'.$B$11]));&quot;&quot;)">
            <text:p/>
          </table:table-cell>
          <table:table-cell table:style-name="ce13" table:formula="of:=IF((DAY([.DW$2])=1);UPPER(TEXT([.DW$2];[$'Date Formatting Strings'.$B$11]));&quot;&quot;)">
            <text:p/>
          </table:table-cell>
          <table:table-cell table:style-name="ce13" table:formula="of:=IF((DAY([.DX$2])=1);UPPER(TEXT([.DX$2];[$'Date Formatting Strings'.$B$11]));&quot;&quot;)">
            <text:p/>
          </table:table-cell>
          <table:table-cell table:style-name="ce13" table:formula="of:=IF((DAY([.DY$2])=1);UPPER(TEXT([.DY$2];[$'Date Formatting Strings'.$B$11]));&quot;&quot;)">
            <text:p/>
          </table:table-cell>
          <table:table-cell table:style-name="ce13" table:formula="of:=IF((DAY([.DZ$2])=1);UPPER(TEXT([.DZ$2];[$'Date Formatting Strings'.$B$11]));&quot;&quot;)">
            <text:p/>
          </table:table-cell>
          <table:table-cell table:style-name="ce13" table:formula="of:=IF((DAY([.EA$2])=1);UPPER(TEXT([.EA$2];[$'Date Formatting Strings'.$B$11]));&quot;&quot;)">
            <text:p/>
          </table:table-cell>
          <table:table-cell table:style-name="ce13" table:formula="of:=IF((DAY([.EB$2])=1);UPPER(TEXT([.EB$2];[$'Date Formatting Strings'.$B$11]));&quot;&quot;)">
            <text:p/>
          </table:table-cell>
          <table:table-cell table:style-name="ce13" table:formula="of:=IF((DAY([.EC$2])=1);UPPER(TEXT([.EC$2];[$'Date Formatting Strings'.$B$11]));&quot;&quot;)" office:value-type="string" office:string-value="DES.">
            <text:p>DES.</text:p>
          </table:table-cell>
          <table:table-cell table:style-name="ce13" table:formula="of:=IF((DAY([.ED$2])=1);UPPER(TEXT([.ED$2];[$'Date Formatting Strings'.$B$11]));&quot;&quot;)">
            <text:p/>
          </table:table-cell>
          <table:table-cell table:number-columns-repeated="890"/>
        </table:table-row>
        <table:table-row table:style-name="ro4">
          <table:table-cell table:style-name="ce3"/>
          <table:table-cell table:number-columns-repeated="4"/>
          <table:table-cell table:style-name="ce14" table:formula="of:=LEFT(TEXT([.F2];[$'Date Formatting Strings'.$B$13]))" office:value-type="string" office:string-value="m">
            <text:p>m</text:p>
          </table:table-cell>
          <table:table-cell table:style-name="ce14" table:formula="of:=LEFT(TEXT([.G2];[$'Date Formatting Strings'.$B$13]))" office:value-type="string" office:string-value="t">
            <text:p>t</text:p>
          </table:table-cell>
          <table:table-cell table:style-name="ce14" table:formula="of:=LEFT(TEXT([.H2];[$'Date Formatting Strings'.$B$13]))" office:value-type="string" office:string-value="o">
            <text:p>o</text:p>
          </table:table-cell>
          <table:table-cell table:style-name="ce14" table:formula="of:=LEFT(TEXT([.I2];[$'Date Formatting Strings'.$B$13]))" office:value-type="string" office:string-value="t">
            <text:p>t</text:p>
          </table:table-cell>
          <table:table-cell table:style-name="ce14" table:formula="of:=LEFT(TEXT([.J2];[$'Date Formatting Strings'.$B$13]))" office:value-type="string" office:string-value="f">
            <text:p>f</text:p>
          </table:table-cell>
          <table:table-cell table:style-name="ce14" table:formula="of:=LEFT(TEXT([.K2];[$'Date Formatting Strings'.$B$13]))" office:value-type="string" office:string-value="l">
            <text:p>l</text:p>
          </table:table-cell>
          <table:table-cell table:style-name="ce14" table:formula="of:=LEFT(TEXT([.L2];[$'Date Formatting Strings'.$B$13]))" office:value-type="string" office:string-value="s">
            <text:p>s</text:p>
          </table:table-cell>
          <table:table-cell table:style-name="ce14" table:formula="of:=LEFT(TEXT([.M2];[$'Date Formatting Strings'.$B$13]))" office:value-type="string" office:string-value="m">
            <text:p>m</text:p>
          </table:table-cell>
          <table:table-cell table:style-name="ce14" table:formula="of:=LEFT(TEXT([.N2];[$'Date Formatting Strings'.$B$13]))" office:value-type="string" office:string-value="t">
            <text:p>t</text:p>
          </table:table-cell>
          <table:table-cell table:style-name="ce14" table:formula="of:=LEFT(TEXT([.O2];[$'Date Formatting Strings'.$B$13]))" office:value-type="string" office:string-value="o">
            <text:p>o</text:p>
          </table:table-cell>
          <table:table-cell table:style-name="ce14" table:formula="of:=LEFT(TEXT([.P2];[$'Date Formatting Strings'.$B$13]))" office:value-type="string" office:string-value="t">
            <text:p>t</text:p>
          </table:table-cell>
          <table:table-cell table:style-name="ce14" table:formula="of:=LEFT(TEXT([.Q2];[$'Date Formatting Strings'.$B$13]))" office:value-type="string" office:string-value="f">
            <text:p>f</text:p>
          </table:table-cell>
          <table:table-cell table:style-name="ce14" table:formula="of:=LEFT(TEXT([.R2];[$'Date Formatting Strings'.$B$13]))" office:value-type="string" office:string-value="l">
            <text:p>l</text:p>
          </table:table-cell>
          <table:table-cell table:style-name="ce14" table:formula="of:=LEFT(TEXT([.S2];[$'Date Formatting Strings'.$B$13]))" office:value-type="string" office:string-value="s">
            <text:p>s</text:p>
          </table:table-cell>
          <table:table-cell table:style-name="ce14" table:formula="of:=LEFT(TEXT([.T2];[$'Date Formatting Strings'.$B$13]))" office:value-type="string" office:string-value="m">
            <text:p>m</text:p>
          </table:table-cell>
          <table:table-cell table:style-name="ce14" table:formula="of:=LEFT(TEXT([.U2];[$'Date Formatting Strings'.$B$13]))" office:value-type="string" office:string-value="t">
            <text:p>t</text:p>
          </table:table-cell>
          <table:table-cell table:style-name="ce14" table:formula="of:=LEFT(TEXT([.V2];[$'Date Formatting Strings'.$B$13]))" office:value-type="string" office:string-value="o">
            <text:p>o</text:p>
          </table:table-cell>
          <table:table-cell table:style-name="ce14" table:formula="of:=LEFT(TEXT([.W2];[$'Date Formatting Strings'.$B$13]))" office:value-type="string" office:string-value="t">
            <text:p>t</text:p>
          </table:table-cell>
          <table:table-cell table:style-name="ce14" table:formula="of:=LEFT(TEXT([.X2];[$'Date Formatting Strings'.$B$13]))" office:value-type="string" office:string-value="f">
            <text:p>f</text:p>
          </table:table-cell>
          <table:table-cell table:style-name="ce14" table:formula="of:=LEFT(TEXT([.Y2];[$'Date Formatting Strings'.$B$13]))" office:value-type="string" office:string-value="l">
            <text:p>l</text:p>
          </table:table-cell>
          <table:table-cell table:style-name="ce14" table:formula="of:=LEFT(TEXT([.Z2];[$'Date Formatting Strings'.$B$13]))" office:value-type="string" office:string-value="s">
            <text:p>s</text:p>
          </table:table-cell>
          <table:table-cell table:style-name="ce14" table:formula="of:=LEFT(TEXT([.AA2];[$'Date Formatting Strings'.$B$13]))" office:value-type="string" office:string-value="m">
            <text:p>m</text:p>
          </table:table-cell>
          <table:table-cell table:style-name="ce14" table:formula="of:=LEFT(TEXT([.AB2];[$'Date Formatting Strings'.$B$13]))" office:value-type="string" office:string-value="t">
            <text:p>t</text:p>
          </table:table-cell>
          <table:table-cell table:style-name="ce14" table:formula="of:=LEFT(TEXT([.AC2];[$'Date Formatting Strings'.$B$13]))" office:value-type="string" office:string-value="o">
            <text:p>o</text:p>
          </table:table-cell>
          <table:table-cell table:style-name="ce14" table:formula="of:=LEFT(TEXT([.AD2];[$'Date Formatting Strings'.$B$13]))" office:value-type="string" office:string-value="t">
            <text:p>t</text:p>
          </table:table-cell>
          <table:table-cell table:style-name="ce14" table:formula="of:=LEFT(TEXT([.AE2];[$'Date Formatting Strings'.$B$13]))" office:value-type="string" office:string-value="f">
            <text:p>f</text:p>
          </table:table-cell>
          <table:table-cell table:style-name="ce14" table:formula="of:=LEFT(TEXT([.AF2];[$'Date Formatting Strings'.$B$13]))" office:value-type="string" office:string-value="l">
            <text:p>l</text:p>
          </table:table-cell>
          <table:table-cell table:style-name="ce14" table:formula="of:=LEFT(TEXT([.AG2];[$'Date Formatting Strings'.$B$13]))" office:value-type="string" office:string-value="s">
            <text:p>s</text:p>
          </table:table-cell>
          <table:table-cell table:style-name="ce14" table:formula="of:=LEFT(TEXT([.AH2];[$'Date Formatting Strings'.$B$13]))" office:value-type="string" office:string-value="m">
            <text:p>m</text:p>
          </table:table-cell>
          <table:table-cell table:style-name="ce14" table:formula="of:=LEFT(TEXT([.AI2];[$'Date Formatting Strings'.$B$13]))" office:value-type="string" office:string-value="t">
            <text:p>t</text:p>
          </table:table-cell>
          <table:table-cell table:style-name="ce14" table:formula="of:=LEFT(TEXT([.AJ2];[$'Date Formatting Strings'.$B$13]))" office:value-type="string" office:string-value="o">
            <text:p>o</text:p>
          </table:table-cell>
          <table:table-cell table:style-name="ce14" table:formula="of:=LEFT(TEXT([.AK2];[$'Date Formatting Strings'.$B$13]))" office:value-type="string" office:string-value="t">
            <text:p>t</text:p>
          </table:table-cell>
          <table:table-cell table:style-name="ce14" table:formula="of:=LEFT(TEXT([.AL2];[$'Date Formatting Strings'.$B$13]))" office:value-type="string" office:string-value="f">
            <text:p>f</text:p>
          </table:table-cell>
          <table:table-cell table:style-name="ce14" table:formula="of:=LEFT(TEXT([.AM2];[$'Date Formatting Strings'.$B$13]))" office:value-type="string" office:string-value="l">
            <text:p>l</text:p>
          </table:table-cell>
          <table:table-cell table:style-name="ce14" table:formula="of:=LEFT(TEXT([.AN2];[$'Date Formatting Strings'.$B$13]))" office:value-type="string" office:string-value="s">
            <text:p>s</text:p>
          </table:table-cell>
          <table:table-cell table:style-name="ce14" table:formula="of:=LEFT(TEXT([.AO2];[$'Date Formatting Strings'.$B$13]))" office:value-type="string" office:string-value="m">
            <text:p>m</text:p>
          </table:table-cell>
          <table:table-cell table:style-name="ce14" table:formula="of:=LEFT(TEXT([.AP2];[$'Date Formatting Strings'.$B$13]))" office:value-type="string" office:string-value="t">
            <text:p>t</text:p>
          </table:table-cell>
          <table:table-cell table:style-name="ce14" table:formula="of:=LEFT(TEXT([.AQ2];[$'Date Formatting Strings'.$B$13]))" office:value-type="string" office:string-value="o">
            <text:p>o</text:p>
          </table:table-cell>
          <table:table-cell table:style-name="ce14" table:formula="of:=LEFT(TEXT([.AR2];[$'Date Formatting Strings'.$B$13]))" office:value-type="string" office:string-value="t">
            <text:p>t</text:p>
          </table:table-cell>
          <table:table-cell table:style-name="ce14" table:formula="of:=LEFT(TEXT([.AS2];[$'Date Formatting Strings'.$B$13]))" office:value-type="string" office:string-value="f">
            <text:p>f</text:p>
          </table:table-cell>
          <table:table-cell table:style-name="ce14" table:formula="of:=LEFT(TEXT([.AT2];[$'Date Formatting Strings'.$B$13]))" office:value-type="string" office:string-value="l">
            <text:p>l</text:p>
          </table:table-cell>
          <table:table-cell table:style-name="ce14" table:formula="of:=LEFT(TEXT([.AU2];[$'Date Formatting Strings'.$B$13]))" office:value-type="string" office:string-value="s">
            <text:p>s</text:p>
          </table:table-cell>
          <table:table-cell table:style-name="ce14" table:formula="of:=LEFT(TEXT([.AV2];[$'Date Formatting Strings'.$B$13]))" office:value-type="string" office:string-value="m">
            <text:p>m</text:p>
          </table:table-cell>
          <table:table-cell table:style-name="ce14" table:formula="of:=LEFT(TEXT([.AW2];[$'Date Formatting Strings'.$B$13]))" office:value-type="string" office:string-value="t">
            <text:p>t</text:p>
          </table:table-cell>
          <table:table-cell table:style-name="ce14" table:formula="of:=LEFT(TEXT([.AX2];[$'Date Formatting Strings'.$B$13]))" office:value-type="string" office:string-value="o">
            <text:p>o</text:p>
          </table:table-cell>
          <table:table-cell table:style-name="ce14" table:formula="of:=LEFT(TEXT([.AY2];[$'Date Formatting Strings'.$B$13]))" office:value-type="string" office:string-value="t">
            <text:p>t</text:p>
          </table:table-cell>
          <table:table-cell table:style-name="ce14" table:formula="of:=LEFT(TEXT([.AZ2];[$'Date Formatting Strings'.$B$13]))" office:value-type="string" office:string-value="f">
            <text:p>f</text:p>
          </table:table-cell>
          <table:table-cell table:style-name="ce14" table:formula="of:=LEFT(TEXT([.BA2];[$'Date Formatting Strings'.$B$13]))" office:value-type="string" office:string-value="l">
            <text:p>l</text:p>
          </table:table-cell>
          <table:table-cell table:style-name="ce14" table:formula="of:=LEFT(TEXT([.BB2];[$'Date Formatting Strings'.$B$13]))" office:value-type="string" office:string-value="s">
            <text:p>s</text:p>
          </table:table-cell>
          <table:table-cell table:style-name="ce14" table:formula="of:=LEFT(TEXT([.BC2];[$'Date Formatting Strings'.$B$13]))" office:value-type="string" office:string-value="m">
            <text:p>m</text:p>
          </table:table-cell>
          <table:table-cell table:style-name="ce14" table:formula="of:=LEFT(TEXT([.BD2];[$'Date Formatting Strings'.$B$13]))" office:value-type="string" office:string-value="t">
            <text:p>t</text:p>
          </table:table-cell>
          <table:table-cell table:style-name="ce14" table:formula="of:=LEFT(TEXT([.BE2];[$'Date Formatting Strings'.$B$13]))" office:value-type="string" office:string-value="o">
            <text:p>o</text:p>
          </table:table-cell>
          <table:table-cell table:style-name="ce14" table:formula="of:=LEFT(TEXT([.BF2];[$'Date Formatting Strings'.$B$13]))" office:value-type="string" office:string-value="t">
            <text:p>t</text:p>
          </table:table-cell>
          <table:table-cell table:style-name="ce14" table:formula="of:=LEFT(TEXT([.BG2];[$'Date Formatting Strings'.$B$13]))" office:value-type="string" office:string-value="f">
            <text:p>f</text:p>
          </table:table-cell>
          <table:table-cell table:style-name="ce14" table:formula="of:=LEFT(TEXT([.BH2];[$'Date Formatting Strings'.$B$13]))" office:value-type="string" office:string-value="l">
            <text:p>l</text:p>
          </table:table-cell>
          <table:table-cell table:style-name="ce14" table:formula="of:=LEFT(TEXT([.BI2];[$'Date Formatting Strings'.$B$13]))" office:value-type="string" office:string-value="s">
            <text:p>s</text:p>
          </table:table-cell>
          <table:table-cell table:style-name="ce14" table:formula="of:=LEFT(TEXT([.BJ2];[$'Date Formatting Strings'.$B$13]))" office:value-type="string" office:string-value="m">
            <text:p>m</text:p>
          </table:table-cell>
          <table:table-cell table:style-name="ce14" table:formula="of:=LEFT(TEXT([.BK2];[$'Date Formatting Strings'.$B$13]))" office:value-type="string" office:string-value="t">
            <text:p>t</text:p>
          </table:table-cell>
          <table:table-cell table:style-name="ce14" table:formula="of:=LEFT(TEXT([.BL2];[$'Date Formatting Strings'.$B$13]))" office:value-type="string" office:string-value="o">
            <text:p>o</text:p>
          </table:table-cell>
          <table:table-cell table:style-name="ce14" table:formula="of:=LEFT(TEXT([.BM2];[$'Date Formatting Strings'.$B$13]))" office:value-type="string" office:string-value="t">
            <text:p>t</text:p>
          </table:table-cell>
          <table:table-cell table:style-name="ce14" table:formula="of:=LEFT(TEXT([.BN2];[$'Date Formatting Strings'.$B$13]))" office:value-type="string" office:string-value="f">
            <text:p>f</text:p>
          </table:table-cell>
          <table:table-cell table:style-name="ce14" table:formula="of:=LEFT(TEXT([.BO2];[$'Date Formatting Strings'.$B$13]))" office:value-type="string" office:string-value="l">
            <text:p>l</text:p>
          </table:table-cell>
          <table:table-cell table:style-name="ce14" table:formula="of:=LEFT(TEXT([.BP2];[$'Date Formatting Strings'.$B$13]))" office:value-type="string" office:string-value="s">
            <text:p>s</text:p>
          </table:table-cell>
          <table:table-cell table:style-name="ce14" table:formula="of:=LEFT(TEXT([.BQ2];[$'Date Formatting Strings'.$B$13]))" office:value-type="string" office:string-value="m">
            <text:p>m</text:p>
          </table:table-cell>
          <table:table-cell table:style-name="ce14" table:formula="of:=LEFT(TEXT([.BR2];[$'Date Formatting Strings'.$B$13]))" office:value-type="string" office:string-value="t">
            <text:p>t</text:p>
          </table:table-cell>
          <table:table-cell table:style-name="ce14" table:formula="of:=LEFT(TEXT([.BS2];[$'Date Formatting Strings'.$B$13]))" office:value-type="string" office:string-value="o">
            <text:p>o</text:p>
          </table:table-cell>
          <table:table-cell table:style-name="ce14" table:formula="of:=LEFT(TEXT([.BT2];[$'Date Formatting Strings'.$B$13]))" office:value-type="string" office:string-value="t">
            <text:p>t</text:p>
          </table:table-cell>
          <table:table-cell table:style-name="ce14" table:formula="of:=LEFT(TEXT([.BU2];[$'Date Formatting Strings'.$B$13]))" office:value-type="string" office:string-value="f">
            <text:p>f</text:p>
          </table:table-cell>
          <table:table-cell table:style-name="ce14" table:formula="of:=LEFT(TEXT([.BV2];[$'Date Formatting Strings'.$B$13]))" office:value-type="string" office:string-value="l">
            <text:p>l</text:p>
          </table:table-cell>
          <table:table-cell table:style-name="ce14" table:formula="of:=LEFT(TEXT([.BW2];[$'Date Formatting Strings'.$B$13]))" office:value-type="string" office:string-value="s">
            <text:p>s</text:p>
          </table:table-cell>
          <table:table-cell table:style-name="ce14" table:formula="of:=LEFT(TEXT([.BX2];[$'Date Formatting Strings'.$B$13]))" office:value-type="string" office:string-value="m">
            <text:p>m</text:p>
          </table:table-cell>
          <table:table-cell table:style-name="ce14" table:formula="of:=LEFT(TEXT([.BY2];[$'Date Formatting Strings'.$B$13]))" office:value-type="string" office:string-value="t">
            <text:p>t</text:p>
          </table:table-cell>
          <table:table-cell table:style-name="ce14" table:formula="of:=LEFT(TEXT([.BZ2];[$'Date Formatting Strings'.$B$13]))" office:value-type="string" office:string-value="o">
            <text:p>o</text:p>
          </table:table-cell>
          <table:table-cell table:style-name="ce14" table:formula="of:=LEFT(TEXT([.CA2];[$'Date Formatting Strings'.$B$13]))" office:value-type="string" office:string-value="t">
            <text:p>t</text:p>
          </table:table-cell>
          <table:table-cell table:style-name="ce14" table:formula="of:=LEFT(TEXT([.CB2];[$'Date Formatting Strings'.$B$13]))" office:value-type="string" office:string-value="f">
            <text:p>f</text:p>
          </table:table-cell>
          <table:table-cell table:style-name="ce14" table:formula="of:=LEFT(TEXT([.CC2];[$'Date Formatting Strings'.$B$13]))" office:value-type="string" office:string-value="l">
            <text:p>l</text:p>
          </table:table-cell>
          <table:table-cell table:style-name="ce14" table:formula="of:=LEFT(TEXT([.CD2];[$'Date Formatting Strings'.$B$13]))" office:value-type="string" office:string-value="s">
            <text:p>s</text:p>
          </table:table-cell>
          <table:table-cell table:style-name="ce14" table:formula="of:=LEFT(TEXT([.CE2];[$'Date Formatting Strings'.$B$13]))" office:value-type="string" office:string-value="m">
            <text:p>m</text:p>
          </table:table-cell>
          <table:table-cell table:style-name="ce14" table:formula="of:=LEFT(TEXT([.CF2];[$'Date Formatting Strings'.$B$13]))" office:value-type="string" office:string-value="t">
            <text:p>t</text:p>
          </table:table-cell>
          <table:table-cell table:style-name="ce14" table:formula="of:=LEFT(TEXT([.CG2];[$'Date Formatting Strings'.$B$13]))" office:value-type="string" office:string-value="o">
            <text:p>o</text:p>
          </table:table-cell>
          <table:table-cell table:style-name="ce14" table:formula="of:=LEFT(TEXT([.CH2];[$'Date Formatting Strings'.$B$13]))" office:value-type="string" office:string-value="t">
            <text:p>t</text:p>
          </table:table-cell>
          <table:table-cell table:style-name="ce14" table:formula="of:=LEFT(TEXT([.CI2];[$'Date Formatting Strings'.$B$13]))" office:value-type="string" office:string-value="f">
            <text:p>f</text:p>
          </table:table-cell>
          <table:table-cell table:style-name="ce14" table:formula="of:=LEFT(TEXT([.CJ2];[$'Date Formatting Strings'.$B$13]))" office:value-type="string" office:string-value="l">
            <text:p>l</text:p>
          </table:table-cell>
          <table:table-cell table:style-name="ce14" table:formula="of:=LEFT(TEXT([.CK2];[$'Date Formatting Strings'.$B$13]))" office:value-type="string" office:string-value="s">
            <text:p>s</text:p>
          </table:table-cell>
          <table:table-cell table:style-name="ce14" table:formula="of:=LEFT(TEXT([.CL2];[$'Date Formatting Strings'.$B$13]))" office:value-type="string" office:string-value="m">
            <text:p>m</text:p>
          </table:table-cell>
          <table:table-cell table:style-name="ce14" table:formula="of:=LEFT(TEXT([.CM2];[$'Date Formatting Strings'.$B$13]))" office:value-type="string" office:string-value="t">
            <text:p>t</text:p>
          </table:table-cell>
          <table:table-cell table:style-name="ce14" table:formula="of:=LEFT(TEXT([.CN2];[$'Date Formatting Strings'.$B$13]))" office:value-type="string" office:string-value="o">
            <text:p>o</text:p>
          </table:table-cell>
          <table:table-cell table:style-name="ce14" table:formula="of:=LEFT(TEXT([.CO2];[$'Date Formatting Strings'.$B$13]))" office:value-type="string" office:string-value="t">
            <text:p>t</text:p>
          </table:table-cell>
          <table:table-cell table:style-name="ce14" table:formula="of:=LEFT(TEXT([.CP2];[$'Date Formatting Strings'.$B$13]))" office:value-type="string" office:string-value="f">
            <text:p>f</text:p>
          </table:table-cell>
          <table:table-cell table:style-name="ce14" table:formula="of:=LEFT(TEXT([.CQ2];[$'Date Formatting Strings'.$B$13]))" office:value-type="string" office:string-value="l">
            <text:p>l</text:p>
          </table:table-cell>
          <table:table-cell table:style-name="ce14" table:formula="of:=LEFT(TEXT([.CR2];[$'Date Formatting Strings'.$B$13]))" office:value-type="string" office:string-value="s">
            <text:p>s</text:p>
          </table:table-cell>
          <table:table-cell table:style-name="ce14" table:formula="of:=LEFT(TEXT([.CS2];[$'Date Formatting Strings'.$B$13]))" office:value-type="string" office:string-value="m">
            <text:p>m</text:p>
          </table:table-cell>
          <table:table-cell table:style-name="ce14" table:formula="of:=LEFT(TEXT([.CT2];[$'Date Formatting Strings'.$B$13]))" office:value-type="string" office:string-value="t">
            <text:p>t</text:p>
          </table:table-cell>
          <table:table-cell table:style-name="ce14" table:formula="of:=LEFT(TEXT([.CU2];[$'Date Formatting Strings'.$B$13]))" office:value-type="string" office:string-value="o">
            <text:p>o</text:p>
          </table:table-cell>
          <table:table-cell table:style-name="ce14" table:formula="of:=LEFT(TEXT([.CV2];[$'Date Formatting Strings'.$B$13]))" office:value-type="string" office:string-value="t">
            <text:p>t</text:p>
          </table:table-cell>
          <table:table-cell table:style-name="ce14" table:formula="of:=LEFT(TEXT([.CW2];[$'Date Formatting Strings'.$B$13]))" office:value-type="string" office:string-value="f">
            <text:p>f</text:p>
          </table:table-cell>
          <table:table-cell table:style-name="ce14" table:formula="of:=LEFT(TEXT([.CX2];[$'Date Formatting Strings'.$B$13]))" office:value-type="string" office:string-value="l">
            <text:p>l</text:p>
          </table:table-cell>
          <table:table-cell table:style-name="ce14" table:formula="of:=LEFT(TEXT([.CY2];[$'Date Formatting Strings'.$B$13]))" office:value-type="string" office:string-value="s">
            <text:p>s</text:p>
          </table:table-cell>
          <table:table-cell table:style-name="ce14" table:formula="of:=LEFT(TEXT([.CZ2];[$'Date Formatting Strings'.$B$13]))" office:value-type="string" office:string-value="m">
            <text:p>m</text:p>
          </table:table-cell>
          <table:table-cell table:style-name="ce14" table:formula="of:=LEFT(TEXT([.DA2];[$'Date Formatting Strings'.$B$13]))" office:value-type="string" office:string-value="t">
            <text:p>t</text:p>
          </table:table-cell>
          <table:table-cell table:style-name="ce14" table:formula="of:=LEFT(TEXT([.DB2];[$'Date Formatting Strings'.$B$13]))" office:value-type="string" office:string-value="o">
            <text:p>o</text:p>
          </table:table-cell>
          <table:table-cell table:style-name="ce14" table:formula="of:=LEFT(TEXT([.DC2];[$'Date Formatting Strings'.$B$13]))" office:value-type="string" office:string-value="t">
            <text:p>t</text:p>
          </table:table-cell>
          <table:table-cell table:style-name="ce14" table:formula="of:=LEFT(TEXT([.DD2];[$'Date Formatting Strings'.$B$13]))" office:value-type="string" office:string-value="f">
            <text:p>f</text:p>
          </table:table-cell>
          <table:table-cell table:style-name="ce14" table:formula="of:=LEFT(TEXT([.DE2];[$'Date Formatting Strings'.$B$13]))" office:value-type="string" office:string-value="l">
            <text:p>l</text:p>
          </table:table-cell>
          <table:table-cell table:style-name="ce14" table:formula="of:=LEFT(TEXT([.DF2];[$'Date Formatting Strings'.$B$13]))" office:value-type="string" office:string-value="s">
            <text:p>s</text:p>
          </table:table-cell>
          <table:table-cell table:style-name="ce14" table:formula="of:=LEFT(TEXT([.DG2];[$'Date Formatting Strings'.$B$13]))" office:value-type="string" office:string-value="m">
            <text:p>m</text:p>
          </table:table-cell>
          <table:table-cell table:style-name="ce14" table:formula="of:=LEFT(TEXT([.DH2];[$'Date Formatting Strings'.$B$13]))" office:value-type="string" office:string-value="t">
            <text:p>t</text:p>
          </table:table-cell>
          <table:table-cell table:style-name="ce14" table:formula="of:=LEFT(TEXT([.DI2];[$'Date Formatting Strings'.$B$13]))" office:value-type="string" office:string-value="o">
            <text:p>o</text:p>
          </table:table-cell>
          <table:table-cell table:style-name="ce14" table:formula="of:=LEFT(TEXT([.DJ2];[$'Date Formatting Strings'.$B$13]))" office:value-type="string" office:string-value="t">
            <text:p>t</text:p>
          </table:table-cell>
          <table:table-cell table:style-name="ce14" table:formula="of:=LEFT(TEXT([.DK2];[$'Date Formatting Strings'.$B$13]))" office:value-type="string" office:string-value="f">
            <text:p>f</text:p>
          </table:table-cell>
          <table:table-cell table:style-name="ce14" table:formula="of:=LEFT(TEXT([.DL2];[$'Date Formatting Strings'.$B$13]))" office:value-type="string" office:string-value="l">
            <text:p>l</text:p>
          </table:table-cell>
          <table:table-cell table:style-name="ce14" table:formula="of:=LEFT(TEXT([.DM2];[$'Date Formatting Strings'.$B$13]))" office:value-type="string" office:string-value="s">
            <text:p>s</text:p>
          </table:table-cell>
          <table:table-cell table:style-name="ce14" table:formula="of:=LEFT(TEXT([.DN2];[$'Date Formatting Strings'.$B$13]))" office:value-type="string" office:string-value="m">
            <text:p>m</text:p>
          </table:table-cell>
          <table:table-cell table:style-name="ce14" table:formula="of:=LEFT(TEXT([.DO2];[$'Date Formatting Strings'.$B$13]))" office:value-type="string" office:string-value="t">
            <text:p>t</text:p>
          </table:table-cell>
          <table:table-cell table:style-name="ce14" table:formula="of:=LEFT(TEXT([.DP2];[$'Date Formatting Strings'.$B$13]))" office:value-type="string" office:string-value="o">
            <text:p>o</text:p>
          </table:table-cell>
          <table:table-cell table:style-name="ce14" table:formula="of:=LEFT(TEXT([.DQ2];[$'Date Formatting Strings'.$B$13]))" office:value-type="string" office:string-value="t">
            <text:p>t</text:p>
          </table:table-cell>
          <table:table-cell table:style-name="ce14" table:formula="of:=LEFT(TEXT([.DR2];[$'Date Formatting Strings'.$B$13]))" office:value-type="string" office:string-value="f">
            <text:p>f</text:p>
          </table:table-cell>
          <table:table-cell table:style-name="ce14" table:formula="of:=LEFT(TEXT([.DS2];[$'Date Formatting Strings'.$B$13]))" office:value-type="string" office:string-value="l">
            <text:p>l</text:p>
          </table:table-cell>
          <table:table-cell table:style-name="ce14" table:formula="of:=LEFT(TEXT([.DT2];[$'Date Formatting Strings'.$B$13]))" office:value-type="string" office:string-value="s">
            <text:p>s</text:p>
          </table:table-cell>
          <table:table-cell table:style-name="ce14" table:formula="of:=LEFT(TEXT([.DU2];[$'Date Formatting Strings'.$B$13]))" office:value-type="string" office:string-value="m">
            <text:p>m</text:p>
          </table:table-cell>
          <table:table-cell table:style-name="ce14" table:formula="of:=LEFT(TEXT([.DV2];[$'Date Formatting Strings'.$B$13]))" office:value-type="string" office:string-value="t">
            <text:p>t</text:p>
          </table:table-cell>
          <table:table-cell table:style-name="ce14" table:formula="of:=LEFT(TEXT([.DW2];[$'Date Formatting Strings'.$B$13]))" office:value-type="string" office:string-value="o">
            <text:p>o</text:p>
          </table:table-cell>
          <table:table-cell table:style-name="ce14" table:formula="of:=LEFT(TEXT([.DX2];[$'Date Formatting Strings'.$B$13]))" office:value-type="string" office:string-value="t">
            <text:p>t</text:p>
          </table:table-cell>
          <table:table-cell table:style-name="ce14" table:formula="of:=LEFT(TEXT([.DY2];[$'Date Formatting Strings'.$B$13]))" office:value-type="string" office:string-value="f">
            <text:p>f</text:p>
          </table:table-cell>
          <table:table-cell table:style-name="ce14" table:formula="of:=LEFT(TEXT([.DZ2];[$'Date Formatting Strings'.$B$13]))" office:value-type="string" office:string-value="l">
            <text:p>l</text:p>
          </table:table-cell>
          <table:table-cell table:style-name="ce14" table:formula="of:=LEFT(TEXT([.EA2];[$'Date Formatting Strings'.$B$13]))" office:value-type="string" office:string-value="s">
            <text:p>s</text:p>
          </table:table-cell>
          <table:table-cell table:style-name="ce14" table:formula="of:=LEFT(TEXT([.EB2];[$'Date Formatting Strings'.$B$13]))" office:value-type="string" office:string-value="m">
            <text:p>m</text:p>
          </table:table-cell>
          <table:table-cell table:style-name="ce14" table:formula="of:=LEFT(TEXT([.EC2];[$'Date Formatting Strings'.$B$13]))" office:value-type="string" office:string-value="t">
            <text:p>t</text:p>
          </table:table-cell>
          <table:table-cell table:style-name="ce14" table:formula="of:=LEFT(TEXT([.ED2];[$'Date Formatting Strings'.$B$13]))" office:value-type="string" office:string-value="o">
            <text:p>o</text:p>
          </table:table-cell>
          <table:table-cell table:number-columns-repeated="890"/>
        </table:table-row>
        <table:table-row table:style-name="ro4">
          <table:table-cell table:number-columns-repeated="5"/>
          <table:table-cell table:style-name="ce15" table:formula="of:=LEFT(TEXT([.F2];[$'Date Formatting Strings'.$B$12]))" office:value-type="string" office:string-value="2">
            <text:p>2</text:p>
          </table:table-cell>
          <table:table-cell table:style-name="ce15" table:formula="of:=LEFT(TEXT([.G2];[$'Date Formatting Strings'.$B$12]))" office:value-type="string" office:string-value="2">
            <text:p>2</text:p>
          </table:table-cell>
          <table:table-cell table:style-name="ce15" table:formula="of:=LEFT(TEXT([.H2];[$'Date Formatting Strings'.$B$12]))" office:value-type="string" office:string-value="2">
            <text:p>2</text:p>
          </table:table-cell>
          <table:table-cell table:style-name="ce15" table:formula="of:=LEFT(TEXT([.I2];[$'Date Formatting Strings'.$B$12]))" office:value-type="string" office:string-value="3">
            <text:p>3</text:p>
          </table:table-cell>
          <table:table-cell table:style-name="ce15" table:formula="of:=LEFT(TEXT([.J2];[$'Date Formatting Strings'.$B$12]))" office:value-type="string" office:string-value="3">
            <text:p>3</text:p>
          </table:table-cell>
          <table:table-cell table:style-name="ce15" table:formula="of:=LEFT(TEXT([.K2];[$'Date Formatting Strings'.$B$12]))" office:value-type="string" office:string-value="0">
            <text:p>0</text:p>
          </table:table-cell>
          <table:table-cell table:style-name="ce15" table:formula="of:=LEFT(TEXT([.L2];[$'Date Formatting Strings'.$B$12]))" office:value-type="string" office:string-value="0">
            <text:p>0</text:p>
          </table:table-cell>
          <table:table-cell table:style-name="ce15" table:formula="of:=LEFT(TEXT([.M2];[$'Date Formatting Strings'.$B$12]))" office:value-type="string" office:string-value="0">
            <text:p>0</text:p>
          </table:table-cell>
          <table:table-cell table:style-name="ce15" table:formula="of:=LEFT(TEXT([.N2];[$'Date Formatting Strings'.$B$12]))" office:value-type="string" office:string-value="0">
            <text:p>0</text:p>
          </table:table-cell>
          <table:table-cell table:style-name="ce15" table:formula="of:=LEFT(TEXT([.O2];[$'Date Formatting Strings'.$B$12]))" office:value-type="string" office:string-value="0">
            <text:p>0</text:p>
          </table:table-cell>
          <table:table-cell table:style-name="ce15" table:formula="of:=LEFT(TEXT([.P2];[$'Date Formatting Strings'.$B$12]))" office:value-type="string" office:string-value="0">
            <text:p>0</text:p>
          </table:table-cell>
          <table:table-cell table:style-name="ce15" table:formula="of:=LEFT(TEXT([.Q2];[$'Date Formatting Strings'.$B$12]))" office:value-type="string" office:string-value="0">
            <text:p>0</text:p>
          </table:table-cell>
          <table:table-cell table:style-name="ce15" table:formula="of:=LEFT(TEXT([.R2];[$'Date Formatting Strings'.$B$12]))" office:value-type="string" office:string-value="0">
            <text:p>0</text:p>
          </table:table-cell>
          <table:table-cell table:style-name="ce15" table:formula="of:=LEFT(TEXT([.S2];[$'Date Formatting Strings'.$B$12]))" office:value-type="string" office:string-value="0">
            <text:p>0</text:p>
          </table:table-cell>
          <table:table-cell table:style-name="ce15" table:formula="of:=LEFT(TEXT([.T2];[$'Date Formatting Strings'.$B$12]))" office:value-type="string" office:string-value="1">
            <text:p>1</text:p>
          </table:table-cell>
          <table:table-cell table:style-name="ce15" table:formula="of:=LEFT(TEXT([.U2];[$'Date Formatting Strings'.$B$12]))" office:value-type="string" office:string-value="1">
            <text:p>1</text:p>
          </table:table-cell>
          <table:table-cell table:style-name="ce15" table:formula="of:=LEFT(TEXT([.V2];[$'Date Formatting Strings'.$B$12]))" office:value-type="string" office:string-value="1">
            <text:p>1</text:p>
          </table:table-cell>
          <table:table-cell table:style-name="ce15" table:formula="of:=LEFT(TEXT([.W2];[$'Date Formatting Strings'.$B$12]))" office:value-type="string" office:string-value="1">
            <text:p>1</text:p>
          </table:table-cell>
          <table:table-cell table:style-name="ce15" table:formula="of:=LEFT(TEXT([.X2];[$'Date Formatting Strings'.$B$12]))" office:value-type="string" office:string-value="1">
            <text:p>1</text:p>
          </table:table-cell>
          <table:table-cell table:style-name="ce15" table:formula="of:=LEFT(TEXT([.Y2];[$'Date Formatting Strings'.$B$12]))" office:value-type="string" office:string-value="1">
            <text:p>1</text:p>
          </table:table-cell>
          <table:table-cell table:style-name="ce15" table:formula="of:=LEFT(TEXT([.Z2];[$'Date Formatting Strings'.$B$12]))" office:value-type="string" office:string-value="1">
            <text:p>1</text:p>
          </table:table-cell>
          <table:table-cell table:style-name="ce15" table:formula="of:=LEFT(TEXT([.AA2];[$'Date Formatting Strings'.$B$12]))" office:value-type="string" office:string-value="1">
            <text:p>1</text:p>
          </table:table-cell>
          <table:table-cell table:style-name="ce15" table:formula="of:=LEFT(TEXT([.AB2];[$'Date Formatting Strings'.$B$12]))" office:value-type="string" office:string-value="1">
            <text:p>1</text:p>
          </table:table-cell>
          <table:table-cell table:style-name="ce15" table:formula="of:=LEFT(TEXT([.AC2];[$'Date Formatting Strings'.$B$12]))" office:value-type="string" office:string-value="1">
            <text:p>1</text:p>
          </table:table-cell>
          <table:table-cell table:style-name="ce15" table:formula="of:=LEFT(TEXT([.AD2];[$'Date Formatting Strings'.$B$12]))" office:value-type="string" office:string-value="2">
            <text:p>2</text:p>
          </table:table-cell>
          <table:table-cell table:style-name="ce15" table:formula="of:=LEFT(TEXT([.AE2];[$'Date Formatting Strings'.$B$12]))" office:value-type="string" office:string-value="2">
            <text:p>2</text:p>
          </table:table-cell>
          <table:table-cell table:style-name="ce15" table:formula="of:=LEFT(TEXT([.AF2];[$'Date Formatting Strings'.$B$12]))" office:value-type="string" office:string-value="2">
            <text:p>2</text:p>
          </table:table-cell>
          <table:table-cell table:style-name="ce15" table:formula="of:=LEFT(TEXT([.AG2];[$'Date Formatting Strings'.$B$12]))" office:value-type="string" office:string-value="2">
            <text:p>2</text:p>
          </table:table-cell>
          <table:table-cell table:style-name="ce15" table:formula="of:=LEFT(TEXT([.AH2];[$'Date Formatting Strings'.$B$12]))" office:value-type="string" office:string-value="2">
            <text:p>2</text:p>
          </table:table-cell>
          <table:table-cell table:style-name="ce15" table:formula="of:=LEFT(TEXT([.AI2];[$'Date Formatting Strings'.$B$12]))" office:value-type="string" office:string-value="2">
            <text:p>2</text:p>
          </table:table-cell>
          <table:table-cell table:style-name="ce15" table:formula="of:=LEFT(TEXT([.AJ2];[$'Date Formatting Strings'.$B$12]))" office:value-type="string" office:string-value="2">
            <text:p>2</text:p>
          </table:table-cell>
          <table:table-cell table:style-name="ce15" table:formula="of:=LEFT(TEXT([.AK2];[$'Date Formatting Strings'.$B$12]))" office:value-type="string" office:string-value="2">
            <text:p>2</text:p>
          </table:table-cell>
          <table:table-cell table:style-name="ce15" table:formula="of:=LEFT(TEXT([.AL2];[$'Date Formatting Strings'.$B$12]))" office:value-type="string" office:string-value="2">
            <text:p>2</text:p>
          </table:table-cell>
          <table:table-cell table:style-name="ce15" table:formula="of:=LEFT(TEXT([.AM2];[$'Date Formatting Strings'.$B$12]))" office:value-type="string" office:string-value="2">
            <text:p>2</text:p>
          </table:table-cell>
          <table:table-cell table:style-name="ce15" table:formula="of:=LEFT(TEXT([.AN2];[$'Date Formatting Strings'.$B$12]))" office:value-type="string" office:string-value="3">
            <text:p>3</text:p>
          </table:table-cell>
          <table:table-cell table:style-name="ce15" table:formula="of:=LEFT(TEXT([.AO2];[$'Date Formatting Strings'.$B$12]))" office:value-type="string" office:string-value="3">
            <text:p>3</text:p>
          </table:table-cell>
          <table:table-cell table:style-name="ce15" table:formula="of:=LEFT(TEXT([.AP2];[$'Date Formatting Strings'.$B$12]))" office:value-type="string" office:string-value="0">
            <text:p>0</text:p>
          </table:table-cell>
          <table:table-cell table:style-name="ce15" table:formula="of:=LEFT(TEXT([.AQ2];[$'Date Formatting Strings'.$B$12]))" office:value-type="string" office:string-value="0">
            <text:p>0</text:p>
          </table:table-cell>
          <table:table-cell table:style-name="ce15" table:formula="of:=LEFT(TEXT([.AR2];[$'Date Formatting Strings'.$B$12]))" office:value-type="string" office:string-value="0">
            <text:p>0</text:p>
          </table:table-cell>
          <table:table-cell table:style-name="ce15" table:formula="of:=LEFT(TEXT([.AS2];[$'Date Formatting Strings'.$B$12]))" office:value-type="string" office:string-value="0">
            <text:p>0</text:p>
          </table:table-cell>
          <table:table-cell table:style-name="ce15" table:formula="of:=LEFT(TEXT([.AT2];[$'Date Formatting Strings'.$B$12]))" office:value-type="string" office:string-value="0">
            <text:p>0</text:p>
          </table:table-cell>
          <table:table-cell table:style-name="ce15" table:formula="of:=LEFT(TEXT([.AU2];[$'Date Formatting Strings'.$B$12]))" office:value-type="string" office:string-value="0">
            <text:p>0</text:p>
          </table:table-cell>
          <table:table-cell table:style-name="ce15" table:formula="of:=LEFT(TEXT([.AV2];[$'Date Formatting Strings'.$B$12]))" office:value-type="string" office:string-value="0">
            <text:p>0</text:p>
          </table:table-cell>
          <table:table-cell table:style-name="ce15" table:formula="of:=LEFT(TEXT([.AW2];[$'Date Formatting Strings'.$B$12]))" office:value-type="string" office:string-value="0">
            <text:p>0</text:p>
          </table:table-cell>
          <table:table-cell table:style-name="ce15" table:formula="of:=LEFT(TEXT([.AX2];[$'Date Formatting Strings'.$B$12]))" office:value-type="string" office:string-value="0">
            <text:p>0</text:p>
          </table:table-cell>
          <table:table-cell table:style-name="ce15" table:formula="of:=LEFT(TEXT([.AY2];[$'Date Formatting Strings'.$B$12]))" office:value-type="string" office:string-value="1">
            <text:p>1</text:p>
          </table:table-cell>
          <table:table-cell table:style-name="ce15" table:formula="of:=LEFT(TEXT([.AZ2];[$'Date Formatting Strings'.$B$12]))" office:value-type="string" office:string-value="1">
            <text:p>1</text:p>
          </table:table-cell>
          <table:table-cell table:style-name="ce15" table:formula="of:=LEFT(TEXT([.BA2];[$'Date Formatting Strings'.$B$12]))" office:value-type="string" office:string-value="1">
            <text:p>1</text:p>
          </table:table-cell>
          <table:table-cell table:style-name="ce15" table:formula="of:=LEFT(TEXT([.BB2];[$'Date Formatting Strings'.$B$12]))" office:value-type="string" office:string-value="1">
            <text:p>1</text:p>
          </table:table-cell>
          <table:table-cell table:style-name="ce15" table:formula="of:=LEFT(TEXT([.BC2];[$'Date Formatting Strings'.$B$12]))" office:value-type="string" office:string-value="1">
            <text:p>1</text:p>
          </table:table-cell>
          <table:table-cell table:style-name="ce15" table:formula="of:=LEFT(TEXT([.BD2];[$'Date Formatting Strings'.$B$12]))" office:value-type="string" office:string-value="1">
            <text:p>1</text:p>
          </table:table-cell>
          <table:table-cell table:style-name="ce15" table:formula="of:=LEFT(TEXT([.BE2];[$'Date Formatting Strings'.$B$12]))" office:value-type="string" office:string-value="1">
            <text:p>1</text:p>
          </table:table-cell>
          <table:table-cell table:style-name="ce15" table:formula="of:=LEFT(TEXT([.BF2];[$'Date Formatting Strings'.$B$12]))" office:value-type="string" office:string-value="1">
            <text:p>1</text:p>
          </table:table-cell>
          <table:table-cell table:style-name="ce15" table:formula="of:=LEFT(TEXT([.BG2];[$'Date Formatting Strings'.$B$12]))" office:value-type="string" office:string-value="1">
            <text:p>1</text:p>
          </table:table-cell>
          <table:table-cell table:style-name="ce15" table:formula="of:=LEFT(TEXT([.BH2];[$'Date Formatting Strings'.$B$12]))" office:value-type="string" office:string-value="1">
            <text:p>1</text:p>
          </table:table-cell>
          <table:table-cell table:style-name="ce15" table:formula="of:=LEFT(TEXT([.BI2];[$'Date Formatting Strings'.$B$12]))" office:value-type="string" office:string-value="2">
            <text:p>2</text:p>
          </table:table-cell>
          <table:table-cell table:style-name="ce15" table:formula="of:=LEFT(TEXT([.BJ2];[$'Date Formatting Strings'.$B$12]))" office:value-type="string" office:string-value="2">
            <text:p>2</text:p>
          </table:table-cell>
          <table:table-cell table:style-name="ce15" table:formula="of:=LEFT(TEXT([.BK2];[$'Date Formatting Strings'.$B$12]))" office:value-type="string" office:string-value="2">
            <text:p>2</text:p>
          </table:table-cell>
          <table:table-cell table:style-name="ce15" table:formula="of:=LEFT(TEXT([.BL2];[$'Date Formatting Strings'.$B$12]))" office:value-type="string" office:string-value="2">
            <text:p>2</text:p>
          </table:table-cell>
          <table:table-cell table:style-name="ce15" table:formula="of:=LEFT(TEXT([.BM2];[$'Date Formatting Strings'.$B$12]))" office:value-type="string" office:string-value="2">
            <text:p>2</text:p>
          </table:table-cell>
          <table:table-cell table:style-name="ce15" table:formula="of:=LEFT(TEXT([.BN2];[$'Date Formatting Strings'.$B$12]))" office:value-type="string" office:string-value="2">
            <text:p>2</text:p>
          </table:table-cell>
          <table:table-cell table:style-name="ce15" table:formula="of:=LEFT(TEXT([.BO2];[$'Date Formatting Strings'.$B$12]))" office:value-type="string" office:string-value="2">
            <text:p>2</text:p>
          </table:table-cell>
          <table:table-cell table:style-name="ce15" table:formula="of:=LEFT(TEXT([.BP2];[$'Date Formatting Strings'.$B$12]))" office:value-type="string" office:string-value="2">
            <text:p>2</text:p>
          </table:table-cell>
          <table:table-cell table:style-name="ce15" table:formula="of:=LEFT(TEXT([.BQ2];[$'Date Formatting Strings'.$B$12]))" office:value-type="string" office:string-value="2">
            <text:p>2</text:p>
          </table:table-cell>
          <table:table-cell table:style-name="ce15" table:formula="of:=LEFT(TEXT([.BR2];[$'Date Formatting Strings'.$B$12]))" office:value-type="string" office:string-value="2">
            <text:p>2</text:p>
          </table:table-cell>
          <table:table-cell table:style-name="ce15" table:formula="of:=LEFT(TEXT([.BS2];[$'Date Formatting Strings'.$B$12]))" office:value-type="string" office:string-value="3">
            <text:p>3</text:p>
          </table:table-cell>
          <table:table-cell table:style-name="ce15" table:formula="of:=LEFT(TEXT([.BT2];[$'Date Formatting Strings'.$B$12]))" office:value-type="string" office:string-value="0">
            <text:p>0</text:p>
          </table:table-cell>
          <table:table-cell table:style-name="ce15" table:formula="of:=LEFT(TEXT([.BU2];[$'Date Formatting Strings'.$B$12]))" office:value-type="string" office:string-value="0">
            <text:p>0</text:p>
          </table:table-cell>
          <table:table-cell table:style-name="ce15" table:formula="of:=LEFT(TEXT([.BV2];[$'Date Formatting Strings'.$B$12]))" office:value-type="string" office:string-value="0">
            <text:p>0</text:p>
          </table:table-cell>
          <table:table-cell table:style-name="ce15" table:formula="of:=LEFT(TEXT([.BW2];[$'Date Formatting Strings'.$B$12]))" office:value-type="string" office:string-value="0">
            <text:p>0</text:p>
          </table:table-cell>
          <table:table-cell table:style-name="ce15" table:formula="of:=LEFT(TEXT([.BX2];[$'Date Formatting Strings'.$B$12]))" office:value-type="string" office:string-value="0">
            <text:p>0</text:p>
          </table:table-cell>
          <table:table-cell table:style-name="ce15" table:formula="of:=LEFT(TEXT([.BY2];[$'Date Formatting Strings'.$B$12]))" office:value-type="string" office:string-value="0">
            <text:p>0</text:p>
          </table:table-cell>
          <table:table-cell table:style-name="ce15" table:formula="of:=LEFT(TEXT([.BZ2];[$'Date Formatting Strings'.$B$12]))" office:value-type="string" office:string-value="0">
            <text:p>0</text:p>
          </table:table-cell>
          <table:table-cell table:style-name="ce15" table:formula="of:=LEFT(TEXT([.CA2];[$'Date Formatting Strings'.$B$12]))" office:value-type="string" office:string-value="0">
            <text:p>0</text:p>
          </table:table-cell>
          <table:table-cell table:style-name="ce15" table:formula="of:=LEFT(TEXT([.CB2];[$'Date Formatting Strings'.$B$12]))" office:value-type="string" office:string-value="0">
            <text:p>0</text:p>
          </table:table-cell>
          <table:table-cell table:style-name="ce15" table:formula="of:=LEFT(TEXT([.CC2];[$'Date Formatting Strings'.$B$12]))" office:value-type="string" office:string-value="1">
            <text:p>1</text:p>
          </table:table-cell>
          <table:table-cell table:style-name="ce15" table:formula="of:=LEFT(TEXT([.CD2];[$'Date Formatting Strings'.$B$12]))" office:value-type="string" office:string-value="1">
            <text:p>1</text:p>
          </table:table-cell>
          <table:table-cell table:style-name="ce15" table:formula="of:=LEFT(TEXT([.CE2];[$'Date Formatting Strings'.$B$12]))" office:value-type="string" office:string-value="1">
            <text:p>1</text:p>
          </table:table-cell>
          <table:table-cell table:style-name="ce15" table:formula="of:=LEFT(TEXT([.CF2];[$'Date Formatting Strings'.$B$12]))" office:value-type="string" office:string-value="1">
            <text:p>1</text:p>
          </table:table-cell>
          <table:table-cell table:style-name="ce15" table:formula="of:=LEFT(TEXT([.CG2];[$'Date Formatting Strings'.$B$12]))" office:value-type="string" office:string-value="1">
            <text:p>1</text:p>
          </table:table-cell>
          <table:table-cell table:style-name="ce15" table:formula="of:=LEFT(TEXT([.CH2];[$'Date Formatting Strings'.$B$12]))" office:value-type="string" office:string-value="1">
            <text:p>1</text:p>
          </table:table-cell>
          <table:table-cell table:style-name="ce15" table:formula="of:=LEFT(TEXT([.CI2];[$'Date Formatting Strings'.$B$12]))" office:value-type="string" office:string-value="1">
            <text:p>1</text:p>
          </table:table-cell>
          <table:table-cell table:style-name="ce15" table:formula="of:=LEFT(TEXT([.CJ2];[$'Date Formatting Strings'.$B$12]))" office:value-type="string" office:string-value="1">
            <text:p>1</text:p>
          </table:table-cell>
          <table:table-cell table:style-name="ce15" table:formula="of:=LEFT(TEXT([.CK2];[$'Date Formatting Strings'.$B$12]))" office:value-type="string" office:string-value="1">
            <text:p>1</text:p>
          </table:table-cell>
          <table:table-cell table:style-name="ce15" table:formula="of:=LEFT(TEXT([.CL2];[$'Date Formatting Strings'.$B$12]))" office:value-type="string" office:string-value="1">
            <text:p>1</text:p>
          </table:table-cell>
          <table:table-cell table:style-name="ce15" table:formula="of:=LEFT(TEXT([.CM2];[$'Date Formatting Strings'.$B$12]))" office:value-type="string" office:string-value="2">
            <text:p>2</text:p>
          </table:table-cell>
          <table:table-cell table:style-name="ce15" table:formula="of:=LEFT(TEXT([.CN2];[$'Date Formatting Strings'.$B$12]))" office:value-type="string" office:string-value="2">
            <text:p>2</text:p>
          </table:table-cell>
          <table:table-cell table:style-name="ce15" table:formula="of:=LEFT(TEXT([.CO2];[$'Date Formatting Strings'.$B$12]))" office:value-type="string" office:string-value="2">
            <text:p>2</text:p>
          </table:table-cell>
          <table:table-cell table:style-name="ce15" table:formula="of:=LEFT(TEXT([.CP2];[$'Date Formatting Strings'.$B$12]))" office:value-type="string" office:string-value="2">
            <text:p>2</text:p>
          </table:table-cell>
          <table:table-cell table:style-name="ce15" table:formula="of:=LEFT(TEXT([.CQ2];[$'Date Formatting Strings'.$B$12]))" office:value-type="string" office:string-value="2">
            <text:p>2</text:p>
          </table:table-cell>
          <table:table-cell table:style-name="ce15" table:formula="of:=LEFT(TEXT([.CR2];[$'Date Formatting Strings'.$B$12]))" office:value-type="string" office:string-value="2">
            <text:p>2</text:p>
          </table:table-cell>
          <table:table-cell table:style-name="ce15" table:formula="of:=LEFT(TEXT([.CS2];[$'Date Formatting Strings'.$B$12]))" office:value-type="string" office:string-value="2">
            <text:p>2</text:p>
          </table:table-cell>
          <table:table-cell table:style-name="ce15" table:formula="of:=LEFT(TEXT([.CT2];[$'Date Formatting Strings'.$B$12]))" office:value-type="string" office:string-value="2">
            <text:p>2</text:p>
          </table:table-cell>
          <table:table-cell table:style-name="ce15" table:formula="of:=LEFT(TEXT([.CU2];[$'Date Formatting Strings'.$B$12]))" office:value-type="string" office:string-value="2">
            <text:p>2</text:p>
          </table:table-cell>
          <table:table-cell table:style-name="ce15" table:formula="of:=LEFT(TEXT([.CV2];[$'Date Formatting Strings'.$B$12]))" office:value-type="string" office:string-value="2">
            <text:p>2</text:p>
          </table:table-cell>
          <table:table-cell table:style-name="ce15" table:formula="of:=LEFT(TEXT([.CW2];[$'Date Formatting Strings'.$B$12]))" office:value-type="string" office:string-value="3">
            <text:p>3</text:p>
          </table:table-cell>
          <table:table-cell table:style-name="ce15" table:formula="of:=LEFT(TEXT([.CX2];[$'Date Formatting Strings'.$B$12]))" office:value-type="string" office:string-value="3">
            <text:p>3</text:p>
          </table:table-cell>
          <table:table-cell table:style-name="ce15" table:formula="of:=LEFT(TEXT([.CY2];[$'Date Formatting Strings'.$B$12]))" office:value-type="string" office:string-value="0">
            <text:p>0</text:p>
          </table:table-cell>
          <table:table-cell table:style-name="ce15" table:formula="of:=LEFT(TEXT([.CZ2];[$'Date Formatting Strings'.$B$12]))" office:value-type="string" office:string-value="0">
            <text:p>0</text:p>
          </table:table-cell>
          <table:table-cell table:style-name="ce15" table:formula="of:=LEFT(TEXT([.DA2];[$'Date Formatting Strings'.$B$12]))" office:value-type="string" office:string-value="0">
            <text:p>0</text:p>
          </table:table-cell>
          <table:table-cell table:style-name="ce15" table:formula="of:=LEFT(TEXT([.DB2];[$'Date Formatting Strings'.$B$12]))" office:value-type="string" office:string-value="0">
            <text:p>0</text:p>
          </table:table-cell>
          <table:table-cell table:style-name="ce15" table:formula="of:=LEFT(TEXT([.DC2];[$'Date Formatting Strings'.$B$12]))" office:value-type="string" office:string-value="0">
            <text:p>0</text:p>
          </table:table-cell>
          <table:table-cell table:style-name="ce15" table:formula="of:=LEFT(TEXT([.DD2];[$'Date Formatting Strings'.$B$12]))" office:value-type="string" office:string-value="0">
            <text:p>0</text:p>
          </table:table-cell>
          <table:table-cell table:style-name="ce15" table:formula="of:=LEFT(TEXT([.DE2];[$'Date Formatting Strings'.$B$12]))" office:value-type="string" office:string-value="0">
            <text:p>0</text:p>
          </table:table-cell>
          <table:table-cell table:style-name="ce15" table:formula="of:=LEFT(TEXT([.DF2];[$'Date Formatting Strings'.$B$12]))" office:value-type="string" office:string-value="0">
            <text:p>0</text:p>
          </table:table-cell>
          <table:table-cell table:style-name="ce15" table:formula="of:=LEFT(TEXT([.DG2];[$'Date Formatting Strings'.$B$12]))" office:value-type="string" office:string-value="0">
            <text:p>0</text:p>
          </table:table-cell>
          <table:table-cell table:style-name="ce15" table:formula="of:=LEFT(TEXT([.DH2];[$'Date Formatting Strings'.$B$12]))" office:value-type="string" office:string-value="1">
            <text:p>1</text:p>
          </table:table-cell>
          <table:table-cell table:style-name="ce15" table:formula="of:=LEFT(TEXT([.DI2];[$'Date Formatting Strings'.$B$12]))" office:value-type="string" office:string-value="1">
            <text:p>1</text:p>
          </table:table-cell>
          <table:table-cell table:style-name="ce15" table:formula="of:=LEFT(TEXT([.DJ2];[$'Date Formatting Strings'.$B$12]))" office:value-type="string" office:string-value="1">
            <text:p>1</text:p>
          </table:table-cell>
          <table:table-cell table:style-name="ce15" table:formula="of:=LEFT(TEXT([.DK2];[$'Date Formatting Strings'.$B$12]))" office:value-type="string" office:string-value="1">
            <text:p>1</text:p>
          </table:table-cell>
          <table:table-cell table:style-name="ce15" table:formula="of:=LEFT(TEXT([.DL2];[$'Date Formatting Strings'.$B$12]))" office:value-type="string" office:string-value="1">
            <text:p>1</text:p>
          </table:table-cell>
          <table:table-cell table:style-name="ce15" table:formula="of:=LEFT(TEXT([.DM2];[$'Date Formatting Strings'.$B$12]))" office:value-type="string" office:string-value="1">
            <text:p>1</text:p>
          </table:table-cell>
          <table:table-cell table:style-name="ce15" table:formula="of:=LEFT(TEXT([.DN2];[$'Date Formatting Strings'.$B$12]))" office:value-type="string" office:string-value="1">
            <text:p>1</text:p>
          </table:table-cell>
          <table:table-cell table:style-name="ce15" table:formula="of:=LEFT(TEXT([.DO2];[$'Date Formatting Strings'.$B$12]))" office:value-type="string" office:string-value="1">
            <text:p>1</text:p>
          </table:table-cell>
          <table:table-cell table:style-name="ce15" table:formula="of:=LEFT(TEXT([.DP2];[$'Date Formatting Strings'.$B$12]))" office:value-type="string" office:string-value="1">
            <text:p>1</text:p>
          </table:table-cell>
          <table:table-cell table:style-name="ce15" table:formula="of:=LEFT(TEXT([.DQ2];[$'Date Formatting Strings'.$B$12]))" office:value-type="string" office:string-value="1">
            <text:p>1</text:p>
          </table:table-cell>
          <table:table-cell table:style-name="ce15" table:formula="of:=LEFT(TEXT([.DR2];[$'Date Formatting Strings'.$B$12]))" office:value-type="string" office:string-value="2">
            <text:p>2</text:p>
          </table:table-cell>
          <table:table-cell table:style-name="ce15" table:formula="of:=LEFT(TEXT([.DS2];[$'Date Formatting Strings'.$B$12]))" office:value-type="string" office:string-value="2">
            <text:p>2</text:p>
          </table:table-cell>
          <table:table-cell table:style-name="ce15" table:formula="of:=LEFT(TEXT([.DT2];[$'Date Formatting Strings'.$B$12]))" office:value-type="string" office:string-value="2">
            <text:p>2</text:p>
          </table:table-cell>
          <table:table-cell table:style-name="ce15" table:formula="of:=LEFT(TEXT([.DU2];[$'Date Formatting Strings'.$B$12]))" office:value-type="string" office:string-value="2">
            <text:p>2</text:p>
          </table:table-cell>
          <table:table-cell table:style-name="ce15" table:formula="of:=LEFT(TEXT([.DV2];[$'Date Formatting Strings'.$B$12]))" office:value-type="string" office:string-value="2">
            <text:p>2</text:p>
          </table:table-cell>
          <table:table-cell table:style-name="ce15" table:formula="of:=LEFT(TEXT([.DW2];[$'Date Formatting Strings'.$B$12]))" office:value-type="string" office:string-value="2">
            <text:p>2</text:p>
          </table:table-cell>
          <table:table-cell table:style-name="ce15" table:formula="of:=LEFT(TEXT([.DX2];[$'Date Formatting Strings'.$B$12]))" office:value-type="string" office:string-value="2">
            <text:p>2</text:p>
          </table:table-cell>
          <table:table-cell table:style-name="ce15" table:formula="of:=LEFT(TEXT([.DY2];[$'Date Formatting Strings'.$B$12]))" office:value-type="string" office:string-value="2">
            <text:p>2</text:p>
          </table:table-cell>
          <table:table-cell table:style-name="ce15" table:formula="of:=LEFT(TEXT([.DZ2];[$'Date Formatting Strings'.$B$12]))" office:value-type="string" office:string-value="2">
            <text:p>2</text:p>
          </table:table-cell>
          <table:table-cell table:style-name="ce15" table:formula="of:=LEFT(TEXT([.EA2];[$'Date Formatting Strings'.$B$12]))" office:value-type="string" office:string-value="2">
            <text:p>2</text:p>
          </table:table-cell>
          <table:table-cell table:style-name="ce15" table:formula="of:=LEFT(TEXT([.EB2];[$'Date Formatting Strings'.$B$12]))" office:value-type="string" office:string-value="3">
            <text:p>3</text:p>
          </table:table-cell>
          <table:table-cell table:style-name="ce15" table:formula="of:=LEFT(TEXT([.EC2];[$'Date Formatting Strings'.$B$12]))" office:value-type="string" office:string-value="0">
            <text:p>0</text:p>
          </table:table-cell>
          <table:table-cell table:style-name="ce15" table:formula="of:=LEFT(TEXT([.ED2];[$'Date Formatting Strings'.$B$12]))" office:value-type="string" office:string-value="0">
            <text:p>0</text:p>
          </table:table-cell>
          <table:table-cell table:number-columns-repeated="890"/>
        </table:table-row>
        <table:table-row table:style-name="ro4">
          <table:table-cell table:style-name="ce4" table:number-columns-repeated="5"/>
          <table:table-cell table:style-name="ce16" table:formula="of:=RIGHT(TEXT([.F2];[$'Date Formatting Strings'.$B$12]))" office:value-type="string" office:string-value="7">
            <text:p>7</text:p>
          </table:table-cell>
          <table:table-cell table:style-name="ce16" table:formula="of:=RIGHT(TEXT([.G2];[$'Date Formatting Strings'.$B$12]))" office:value-type="string" office:string-value="8">
            <text:p>8</text:p>
          </table:table-cell>
          <table:table-cell table:style-name="ce16" table:formula="of:=RIGHT(TEXT([.H2];[$'Date Formatting Strings'.$B$12]))" office:value-type="string" office:string-value="9">
            <text:p>9</text:p>
          </table:table-cell>
          <table:table-cell table:style-name="ce16" table:formula="of:=RIGHT(TEXT([.I2];[$'Date Formatting Strings'.$B$12]))" office:value-type="string" office:string-value="0">
            <text:p>0</text:p>
          </table:table-cell>
          <table:table-cell table:style-name="ce16" table:formula="of:=RIGHT(TEXT([.J2];[$'Date Formatting Strings'.$B$12]))" office:value-type="string" office:string-value="1">
            <text:p>1</text:p>
          </table:table-cell>
          <table:table-cell table:style-name="ce16" table:formula="of:=RIGHT(TEXT([.K2];[$'Date Formatting Strings'.$B$12]))" office:value-type="string" office:string-value="1">
            <text:p>1</text:p>
          </table:table-cell>
          <table:table-cell table:style-name="ce16" table:formula="of:=RIGHT(TEXT([.L2];[$'Date Formatting Strings'.$B$12]))" office:value-type="string" office:string-value="2">
            <text:p>2</text:p>
          </table:table-cell>
          <table:table-cell table:style-name="ce16" table:formula="of:=RIGHT(TEXT([.M2];[$'Date Formatting Strings'.$B$12]))" office:value-type="string" office:string-value="3">
            <text:p>3</text:p>
          </table:table-cell>
          <table:table-cell table:style-name="ce16" table:formula="of:=RIGHT(TEXT([.N2];[$'Date Formatting Strings'.$B$12]))" office:value-type="string" office:string-value="4">
            <text:p>4</text:p>
          </table:table-cell>
          <table:table-cell table:style-name="ce16" table:formula="of:=RIGHT(TEXT([.O2];[$'Date Formatting Strings'.$B$12]))" office:value-type="string" office:string-value="5">
            <text:p>5</text:p>
          </table:table-cell>
          <table:table-cell table:style-name="ce16" table:formula="of:=RIGHT(TEXT([.P2];[$'Date Formatting Strings'.$B$12]))" office:value-type="string" office:string-value="6">
            <text:p>6</text:p>
          </table:table-cell>
          <table:table-cell table:style-name="ce16" table:formula="of:=RIGHT(TEXT([.Q2];[$'Date Formatting Strings'.$B$12]))" office:value-type="string" office:string-value="7">
            <text:p>7</text:p>
          </table:table-cell>
          <table:table-cell table:style-name="ce16" table:formula="of:=RIGHT(TEXT([.R2];[$'Date Formatting Strings'.$B$12]))" office:value-type="string" office:string-value="8">
            <text:p>8</text:p>
          </table:table-cell>
          <table:table-cell table:style-name="ce16" table:formula="of:=RIGHT(TEXT([.S2];[$'Date Formatting Strings'.$B$12]))" office:value-type="string" office:string-value="9">
            <text:p>9</text:p>
          </table:table-cell>
          <table:table-cell table:style-name="ce16" table:formula="of:=RIGHT(TEXT([.T2];[$'Date Formatting Strings'.$B$12]))" office:value-type="string" office:string-value="0">
            <text:p>0</text:p>
          </table:table-cell>
          <table:table-cell table:style-name="ce16" table:formula="of:=RIGHT(TEXT([.U2];[$'Date Formatting Strings'.$B$12]))" office:value-type="string" office:string-value="1">
            <text:p>1</text:p>
          </table:table-cell>
          <table:table-cell table:style-name="ce16" table:formula="of:=RIGHT(TEXT([.V2];[$'Date Formatting Strings'.$B$12]))" office:value-type="string" office:string-value="2">
            <text:p>2</text:p>
          </table:table-cell>
          <table:table-cell table:style-name="ce16" table:formula="of:=RIGHT(TEXT([.W2];[$'Date Formatting Strings'.$B$12]))" office:value-type="string" office:string-value="3">
            <text:p>3</text:p>
          </table:table-cell>
          <table:table-cell table:style-name="ce16" table:formula="of:=RIGHT(TEXT([.X2];[$'Date Formatting Strings'.$B$12]))" office:value-type="string" office:string-value="4">
            <text:p>4</text:p>
          </table:table-cell>
          <table:table-cell table:style-name="ce16" table:formula="of:=RIGHT(TEXT([.Y2];[$'Date Formatting Strings'.$B$12]))" office:value-type="string" office:string-value="5">
            <text:p>5</text:p>
          </table:table-cell>
          <table:table-cell table:style-name="ce16" table:formula="of:=RIGHT(TEXT([.Z2];[$'Date Formatting Strings'.$B$12]))" office:value-type="string" office:string-value="6">
            <text:p>6</text:p>
          </table:table-cell>
          <table:table-cell table:style-name="ce16" table:formula="of:=RIGHT(TEXT([.AA2];[$'Date Formatting Strings'.$B$12]))" office:value-type="string" office:string-value="7">
            <text:p>7</text:p>
          </table:table-cell>
          <table:table-cell table:style-name="ce16" table:formula="of:=RIGHT(TEXT([.AB2];[$'Date Formatting Strings'.$B$12]))" office:value-type="string" office:string-value="8">
            <text:p>8</text:p>
          </table:table-cell>
          <table:table-cell table:style-name="ce16" table:formula="of:=RIGHT(TEXT([.AC2];[$'Date Formatting Strings'.$B$12]))" office:value-type="string" office:string-value="9">
            <text:p>9</text:p>
          </table:table-cell>
          <table:table-cell table:style-name="ce16" table:formula="of:=RIGHT(TEXT([.AD2];[$'Date Formatting Strings'.$B$12]))" office:value-type="string" office:string-value="0">
            <text:p>0</text:p>
          </table:table-cell>
          <table:table-cell table:style-name="ce16" table:formula="of:=RIGHT(TEXT([.AE2];[$'Date Formatting Strings'.$B$12]))" office:value-type="string" office:string-value="1">
            <text:p>1</text:p>
          </table:table-cell>
          <table:table-cell table:style-name="ce16" table:formula="of:=RIGHT(TEXT([.AF2];[$'Date Formatting Strings'.$B$12]))" office:value-type="string" office:string-value="2">
            <text:p>2</text:p>
          </table:table-cell>
          <table:table-cell table:style-name="ce16" table:formula="of:=RIGHT(TEXT([.AG2];[$'Date Formatting Strings'.$B$12]))" office:value-type="string" office:string-value="3">
            <text:p>3</text:p>
          </table:table-cell>
          <table:table-cell table:style-name="ce16" table:formula="of:=RIGHT(TEXT([.AH2];[$'Date Formatting Strings'.$B$12]))" office:value-type="string" office:string-value="4">
            <text:p>4</text:p>
          </table:table-cell>
          <table:table-cell table:style-name="ce16" table:formula="of:=RIGHT(TEXT([.AI2];[$'Date Formatting Strings'.$B$12]))" office:value-type="string" office:string-value="5">
            <text:p>5</text:p>
          </table:table-cell>
          <table:table-cell table:style-name="ce16" table:formula="of:=RIGHT(TEXT([.AJ2];[$'Date Formatting Strings'.$B$12]))" office:value-type="string" office:string-value="6">
            <text:p>6</text:p>
          </table:table-cell>
          <table:table-cell table:style-name="ce16" table:formula="of:=RIGHT(TEXT([.AK2];[$'Date Formatting Strings'.$B$12]))" office:value-type="string" office:string-value="7">
            <text:p>7</text:p>
          </table:table-cell>
          <table:table-cell table:style-name="ce16" table:formula="of:=RIGHT(TEXT([.AL2];[$'Date Formatting Strings'.$B$12]))" office:value-type="string" office:string-value="8">
            <text:p>8</text:p>
          </table:table-cell>
          <table:table-cell table:style-name="ce16" table:formula="of:=RIGHT(TEXT([.AM2];[$'Date Formatting Strings'.$B$12]))" office:value-type="string" office:string-value="9">
            <text:p>9</text:p>
          </table:table-cell>
          <table:table-cell table:style-name="ce16" table:formula="of:=RIGHT(TEXT([.AN2];[$'Date Formatting Strings'.$B$12]))" office:value-type="string" office:string-value="0">
            <text:p>0</text:p>
          </table:table-cell>
          <table:table-cell table:style-name="ce16" table:formula="of:=RIGHT(TEXT([.AO2];[$'Date Formatting Strings'.$B$12]))" office:value-type="string" office:string-value="1">
            <text:p>1</text:p>
          </table:table-cell>
          <table:table-cell table:style-name="ce16" table:formula="of:=RIGHT(TEXT([.AP2];[$'Date Formatting Strings'.$B$12]))" office:value-type="string" office:string-value="1">
            <text:p>1</text:p>
          </table:table-cell>
          <table:table-cell table:style-name="ce16" table:formula="of:=RIGHT(TEXT([.AQ2];[$'Date Formatting Strings'.$B$12]))" office:value-type="string" office:string-value="2">
            <text:p>2</text:p>
          </table:table-cell>
          <table:table-cell table:style-name="ce16" table:formula="of:=RIGHT(TEXT([.AR2];[$'Date Formatting Strings'.$B$12]))" office:value-type="string" office:string-value="3">
            <text:p>3</text:p>
          </table:table-cell>
          <table:table-cell table:style-name="ce16" table:formula="of:=RIGHT(TEXT([.AS2];[$'Date Formatting Strings'.$B$12]))" office:value-type="string" office:string-value="4">
            <text:p>4</text:p>
          </table:table-cell>
          <table:table-cell table:style-name="ce16" table:formula="of:=RIGHT(TEXT([.AT2];[$'Date Formatting Strings'.$B$12]))" office:value-type="string" office:string-value="5">
            <text:p>5</text:p>
          </table:table-cell>
          <table:table-cell table:style-name="ce16" table:formula="of:=RIGHT(TEXT([.AU2];[$'Date Formatting Strings'.$B$12]))" office:value-type="string" office:string-value="6">
            <text:p>6</text:p>
          </table:table-cell>
          <table:table-cell table:style-name="ce16" table:formula="of:=RIGHT(TEXT([.AV2];[$'Date Formatting Strings'.$B$12]))" office:value-type="string" office:string-value="7">
            <text:p>7</text:p>
          </table:table-cell>
          <table:table-cell table:style-name="ce16" table:formula="of:=RIGHT(TEXT([.AW2];[$'Date Formatting Strings'.$B$12]))" office:value-type="string" office:string-value="8">
            <text:p>8</text:p>
          </table:table-cell>
          <table:table-cell table:style-name="ce16" table:formula="of:=RIGHT(TEXT([.AX2];[$'Date Formatting Strings'.$B$12]))" office:value-type="string" office:string-value="9">
            <text:p>9</text:p>
          </table:table-cell>
          <table:table-cell table:style-name="ce16" table:formula="of:=RIGHT(TEXT([.AY2];[$'Date Formatting Strings'.$B$12]))" office:value-type="string" office:string-value="0">
            <text:p>0</text:p>
          </table:table-cell>
          <table:table-cell table:style-name="ce16" table:formula="of:=RIGHT(TEXT([.AZ2];[$'Date Formatting Strings'.$B$12]))" office:value-type="string" office:string-value="1">
            <text:p>1</text:p>
          </table:table-cell>
          <table:table-cell table:style-name="ce16" table:formula="of:=RIGHT(TEXT([.BA2];[$'Date Formatting Strings'.$B$12]))" office:value-type="string" office:string-value="2">
            <text:p>2</text:p>
          </table:table-cell>
          <table:table-cell table:style-name="ce16" table:formula="of:=RIGHT(TEXT([.BB2];[$'Date Formatting Strings'.$B$12]))" office:value-type="string" office:string-value="3">
            <text:p>3</text:p>
          </table:table-cell>
          <table:table-cell table:style-name="ce16" table:formula="of:=RIGHT(TEXT([.BC2];[$'Date Formatting Strings'.$B$12]))" office:value-type="string" office:string-value="4">
            <text:p>4</text:p>
          </table:table-cell>
          <table:table-cell table:style-name="ce16" table:formula="of:=RIGHT(TEXT([.BD2];[$'Date Formatting Strings'.$B$12]))" office:value-type="string" office:string-value="5">
            <text:p>5</text:p>
          </table:table-cell>
          <table:table-cell table:style-name="ce16" table:formula="of:=RIGHT(TEXT([.BE2];[$'Date Formatting Strings'.$B$12]))" office:value-type="string" office:string-value="6">
            <text:p>6</text:p>
          </table:table-cell>
          <table:table-cell table:style-name="ce16" table:formula="of:=RIGHT(TEXT([.BF2];[$'Date Formatting Strings'.$B$12]))" office:value-type="string" office:string-value="7">
            <text:p>7</text:p>
          </table:table-cell>
          <table:table-cell table:style-name="ce16" table:formula="of:=RIGHT(TEXT([.BG2];[$'Date Formatting Strings'.$B$12]))" office:value-type="string" office:string-value="8">
            <text:p>8</text:p>
          </table:table-cell>
          <table:table-cell table:style-name="ce16" table:formula="of:=RIGHT(TEXT([.BH2];[$'Date Formatting Strings'.$B$12]))" office:value-type="string" office:string-value="9">
            <text:p>9</text:p>
          </table:table-cell>
          <table:table-cell table:style-name="ce16" table:formula="of:=RIGHT(TEXT([.BI2];[$'Date Formatting Strings'.$B$12]))" office:value-type="string" office:string-value="0">
            <text:p>0</text:p>
          </table:table-cell>
          <table:table-cell table:style-name="ce16" table:formula="of:=RIGHT(TEXT([.BJ2];[$'Date Formatting Strings'.$B$12]))" office:value-type="string" office:string-value="1">
            <text:p>1</text:p>
          </table:table-cell>
          <table:table-cell table:style-name="ce16" table:formula="of:=RIGHT(TEXT([.BK2];[$'Date Formatting Strings'.$B$12]))" office:value-type="string" office:string-value="2">
            <text:p>2</text:p>
          </table:table-cell>
          <table:table-cell table:style-name="ce16" table:formula="of:=RIGHT(TEXT([.BL2];[$'Date Formatting Strings'.$B$12]))" office:value-type="string" office:string-value="3">
            <text:p>3</text:p>
          </table:table-cell>
          <table:table-cell table:style-name="ce16" table:formula="of:=RIGHT(TEXT([.BM2];[$'Date Formatting Strings'.$B$12]))" office:value-type="string" office:string-value="4">
            <text:p>4</text:p>
          </table:table-cell>
          <table:table-cell table:style-name="ce16" table:formula="of:=RIGHT(TEXT([.BN2];[$'Date Formatting Strings'.$B$12]))" office:value-type="string" office:string-value="5">
            <text:p>5</text:p>
          </table:table-cell>
          <table:table-cell table:style-name="ce16" table:formula="of:=RIGHT(TEXT([.BO2];[$'Date Formatting Strings'.$B$12]))" office:value-type="string" office:string-value="6">
            <text:p>6</text:p>
          </table:table-cell>
          <table:table-cell table:style-name="ce16" table:formula="of:=RIGHT(TEXT([.BP2];[$'Date Formatting Strings'.$B$12]))" office:value-type="string" office:string-value="7">
            <text:p>7</text:p>
          </table:table-cell>
          <table:table-cell table:style-name="ce16" table:formula="of:=RIGHT(TEXT([.BQ2];[$'Date Formatting Strings'.$B$12]))" office:value-type="string" office:string-value="8">
            <text:p>8</text:p>
          </table:table-cell>
          <table:table-cell table:style-name="ce16" table:formula="of:=RIGHT(TEXT([.BR2];[$'Date Formatting Strings'.$B$12]))" office:value-type="string" office:string-value="9">
            <text:p>9</text:p>
          </table:table-cell>
          <table:table-cell table:style-name="ce16" table:formula="of:=RIGHT(TEXT([.BS2];[$'Date Formatting Strings'.$B$12]))" office:value-type="string" office:string-value="0">
            <text:p>0</text:p>
          </table:table-cell>
          <table:table-cell table:style-name="ce16" table:formula="of:=RIGHT(TEXT([.BT2];[$'Date Formatting Strings'.$B$12]))" office:value-type="string" office:string-value="1">
            <text:p>1</text:p>
          </table:table-cell>
          <table:table-cell table:style-name="ce16" table:formula="of:=RIGHT(TEXT([.BU2];[$'Date Formatting Strings'.$B$12]))" office:value-type="string" office:string-value="2">
            <text:p>2</text:p>
          </table:table-cell>
          <table:table-cell table:style-name="ce16" table:formula="of:=RIGHT(TEXT([.BV2];[$'Date Formatting Strings'.$B$12]))" office:value-type="string" office:string-value="3">
            <text:p>3</text:p>
          </table:table-cell>
          <table:table-cell table:style-name="ce16" table:formula="of:=RIGHT(TEXT([.BW2];[$'Date Formatting Strings'.$B$12]))" office:value-type="string" office:string-value="4">
            <text:p>4</text:p>
          </table:table-cell>
          <table:table-cell table:style-name="ce16" table:formula="of:=RIGHT(TEXT([.BX2];[$'Date Formatting Strings'.$B$12]))" office:value-type="string" office:string-value="5">
            <text:p>5</text:p>
          </table:table-cell>
          <table:table-cell table:style-name="ce16" table:formula="of:=RIGHT(TEXT([.BY2];[$'Date Formatting Strings'.$B$12]))" office:value-type="string" office:string-value="6">
            <text:p>6</text:p>
          </table:table-cell>
          <table:table-cell table:style-name="ce16" table:formula="of:=RIGHT(TEXT([.BZ2];[$'Date Formatting Strings'.$B$12]))" office:value-type="string" office:string-value="7">
            <text:p>7</text:p>
          </table:table-cell>
          <table:table-cell table:style-name="ce16" table:formula="of:=RIGHT(TEXT([.CA2];[$'Date Formatting Strings'.$B$12]))" office:value-type="string" office:string-value="8">
            <text:p>8</text:p>
          </table:table-cell>
          <table:table-cell table:style-name="ce16" table:formula="of:=RIGHT(TEXT([.CB2];[$'Date Formatting Strings'.$B$12]))" office:value-type="string" office:string-value="9">
            <text:p>9</text:p>
          </table:table-cell>
          <table:table-cell table:style-name="ce16" table:formula="of:=RIGHT(TEXT([.CC2];[$'Date Formatting Strings'.$B$12]))" office:value-type="string" office:string-value="0">
            <text:p>0</text:p>
          </table:table-cell>
          <table:table-cell table:style-name="ce16" table:formula="of:=RIGHT(TEXT([.CD2];[$'Date Formatting Strings'.$B$12]))" office:value-type="string" office:string-value="1">
            <text:p>1</text:p>
          </table:table-cell>
          <table:table-cell table:style-name="ce16" table:formula="of:=RIGHT(TEXT([.CE2];[$'Date Formatting Strings'.$B$12]))" office:value-type="string" office:string-value="2">
            <text:p>2</text:p>
          </table:table-cell>
          <table:table-cell table:style-name="ce16" table:formula="of:=RIGHT(TEXT([.CF2];[$'Date Formatting Strings'.$B$12]))" office:value-type="string" office:string-value="3">
            <text:p>3</text:p>
          </table:table-cell>
          <table:table-cell table:style-name="ce16" table:formula="of:=RIGHT(TEXT([.CG2];[$'Date Formatting Strings'.$B$12]))" office:value-type="string" office:string-value="4">
            <text:p>4</text:p>
          </table:table-cell>
          <table:table-cell table:style-name="ce16" table:formula="of:=RIGHT(TEXT([.CH2];[$'Date Formatting Strings'.$B$12]))" office:value-type="string" office:string-value="5">
            <text:p>5</text:p>
          </table:table-cell>
          <table:table-cell table:style-name="ce16" table:formula="of:=RIGHT(TEXT([.CI2];[$'Date Formatting Strings'.$B$12]))" office:value-type="string" office:string-value="6">
            <text:p>6</text:p>
          </table:table-cell>
          <table:table-cell table:style-name="ce16" table:formula="of:=RIGHT(TEXT([.CJ2];[$'Date Formatting Strings'.$B$12]))" office:value-type="string" office:string-value="7">
            <text:p>7</text:p>
          </table:table-cell>
          <table:table-cell table:style-name="ce16" table:formula="of:=RIGHT(TEXT([.CK2];[$'Date Formatting Strings'.$B$12]))" office:value-type="string" office:string-value="8">
            <text:p>8</text:p>
          </table:table-cell>
          <table:table-cell table:style-name="ce16" table:formula="of:=RIGHT(TEXT([.CL2];[$'Date Formatting Strings'.$B$12]))" office:value-type="string" office:string-value="9">
            <text:p>9</text:p>
          </table:table-cell>
          <table:table-cell table:style-name="ce16" table:formula="of:=RIGHT(TEXT([.CM2];[$'Date Formatting Strings'.$B$12]))" office:value-type="string" office:string-value="0">
            <text:p>0</text:p>
          </table:table-cell>
          <table:table-cell table:style-name="ce16" table:formula="of:=RIGHT(TEXT([.CN2];[$'Date Formatting Strings'.$B$12]))" office:value-type="string" office:string-value="1">
            <text:p>1</text:p>
          </table:table-cell>
          <table:table-cell table:style-name="ce16" table:formula="of:=RIGHT(TEXT([.CO2];[$'Date Formatting Strings'.$B$12]))" office:value-type="string" office:string-value="2">
            <text:p>2</text:p>
          </table:table-cell>
          <table:table-cell table:style-name="ce16" table:formula="of:=RIGHT(TEXT([.CP2];[$'Date Formatting Strings'.$B$12]))" office:value-type="string" office:string-value="3">
            <text:p>3</text:p>
          </table:table-cell>
          <table:table-cell table:style-name="ce16" table:formula="of:=RIGHT(TEXT([.CQ2];[$'Date Formatting Strings'.$B$12]))" office:value-type="string" office:string-value="4">
            <text:p>4</text:p>
          </table:table-cell>
          <table:table-cell table:style-name="ce16" table:formula="of:=RIGHT(TEXT([.CR2];[$'Date Formatting Strings'.$B$12]))" office:value-type="string" office:string-value="5">
            <text:p>5</text:p>
          </table:table-cell>
          <table:table-cell table:style-name="ce16" table:formula="of:=RIGHT(TEXT([.CS2];[$'Date Formatting Strings'.$B$12]))" office:value-type="string" office:string-value="6">
            <text:p>6</text:p>
          </table:table-cell>
          <table:table-cell table:style-name="ce16" table:formula="of:=RIGHT(TEXT([.CT2];[$'Date Formatting Strings'.$B$12]))" office:value-type="string" office:string-value="7">
            <text:p>7</text:p>
          </table:table-cell>
          <table:table-cell table:style-name="ce16" table:formula="of:=RIGHT(TEXT([.CU2];[$'Date Formatting Strings'.$B$12]))" office:value-type="string" office:string-value="8">
            <text:p>8</text:p>
          </table:table-cell>
          <table:table-cell table:style-name="ce16" table:formula="of:=RIGHT(TEXT([.CV2];[$'Date Formatting Strings'.$B$12]))" office:value-type="string" office:string-value="9">
            <text:p>9</text:p>
          </table:table-cell>
          <table:table-cell table:style-name="ce16" table:formula="of:=RIGHT(TEXT([.CW2];[$'Date Formatting Strings'.$B$12]))" office:value-type="string" office:string-value="0">
            <text:p>0</text:p>
          </table:table-cell>
          <table:table-cell table:style-name="ce16" table:formula="of:=RIGHT(TEXT([.CX2];[$'Date Formatting Strings'.$B$12]))" office:value-type="string" office:string-value="1">
            <text:p>1</text:p>
          </table:table-cell>
          <table:table-cell table:style-name="ce16" table:formula="of:=RIGHT(TEXT([.CY2];[$'Date Formatting Strings'.$B$12]))" office:value-type="string" office:string-value="1">
            <text:p>1</text:p>
          </table:table-cell>
          <table:table-cell table:style-name="ce16" table:formula="of:=RIGHT(TEXT([.CZ2];[$'Date Formatting Strings'.$B$12]))" office:value-type="string" office:string-value="2">
            <text:p>2</text:p>
          </table:table-cell>
          <table:table-cell table:style-name="ce16" table:formula="of:=RIGHT(TEXT([.DA2];[$'Date Formatting Strings'.$B$12]))" office:value-type="string" office:string-value="3">
            <text:p>3</text:p>
          </table:table-cell>
          <table:table-cell table:style-name="ce16" table:formula="of:=RIGHT(TEXT([.DB2];[$'Date Formatting Strings'.$B$12]))" office:value-type="string" office:string-value="4">
            <text:p>4</text:p>
          </table:table-cell>
          <table:table-cell table:style-name="ce16" table:formula="of:=RIGHT(TEXT([.DC2];[$'Date Formatting Strings'.$B$12]))" office:value-type="string" office:string-value="5">
            <text:p>5</text:p>
          </table:table-cell>
          <table:table-cell table:style-name="ce16" table:formula="of:=RIGHT(TEXT([.DD2];[$'Date Formatting Strings'.$B$12]))" office:value-type="string" office:string-value="6">
            <text:p>6</text:p>
          </table:table-cell>
          <table:table-cell table:style-name="ce16" table:formula="of:=RIGHT(TEXT([.DE2];[$'Date Formatting Strings'.$B$12]))" office:value-type="string" office:string-value="7">
            <text:p>7</text:p>
          </table:table-cell>
          <table:table-cell table:style-name="ce16" table:formula="of:=RIGHT(TEXT([.DF2];[$'Date Formatting Strings'.$B$12]))" office:value-type="string" office:string-value="8">
            <text:p>8</text:p>
          </table:table-cell>
          <table:table-cell table:style-name="ce16" table:formula="of:=RIGHT(TEXT([.DG2];[$'Date Formatting Strings'.$B$12]))" office:value-type="string" office:string-value="9">
            <text:p>9</text:p>
          </table:table-cell>
          <table:table-cell table:style-name="ce16" table:formula="of:=RIGHT(TEXT([.DH2];[$'Date Formatting Strings'.$B$12]))" office:value-type="string" office:string-value="0">
            <text:p>0</text:p>
          </table:table-cell>
          <table:table-cell table:style-name="ce16" table:formula="of:=RIGHT(TEXT([.DI2];[$'Date Formatting Strings'.$B$12]))" office:value-type="string" office:string-value="1">
            <text:p>1</text:p>
          </table:table-cell>
          <table:table-cell table:style-name="ce16" table:formula="of:=RIGHT(TEXT([.DJ2];[$'Date Formatting Strings'.$B$12]))" office:value-type="string" office:string-value="2">
            <text:p>2</text:p>
          </table:table-cell>
          <table:table-cell table:style-name="ce16" table:formula="of:=RIGHT(TEXT([.DK2];[$'Date Formatting Strings'.$B$12]))" office:value-type="string" office:string-value="3">
            <text:p>3</text:p>
          </table:table-cell>
          <table:table-cell table:style-name="ce16" table:formula="of:=RIGHT(TEXT([.DL2];[$'Date Formatting Strings'.$B$12]))" office:value-type="string" office:string-value="4">
            <text:p>4</text:p>
          </table:table-cell>
          <table:table-cell table:style-name="ce16" table:formula="of:=RIGHT(TEXT([.DM2];[$'Date Formatting Strings'.$B$12]))" office:value-type="string" office:string-value="5">
            <text:p>5</text:p>
          </table:table-cell>
          <table:table-cell table:style-name="ce16" table:formula="of:=RIGHT(TEXT([.DN2];[$'Date Formatting Strings'.$B$12]))" office:value-type="string" office:string-value="6">
            <text:p>6</text:p>
          </table:table-cell>
          <table:table-cell table:style-name="ce16" table:formula="of:=RIGHT(TEXT([.DO2];[$'Date Formatting Strings'.$B$12]))" office:value-type="string" office:string-value="7">
            <text:p>7</text:p>
          </table:table-cell>
          <table:table-cell table:style-name="ce16" table:formula="of:=RIGHT(TEXT([.DP2];[$'Date Formatting Strings'.$B$12]))" office:value-type="string" office:string-value="8">
            <text:p>8</text:p>
          </table:table-cell>
          <table:table-cell table:style-name="ce16" table:formula="of:=RIGHT(TEXT([.DQ2];[$'Date Formatting Strings'.$B$12]))" office:value-type="string" office:string-value="9">
            <text:p>9</text:p>
          </table:table-cell>
          <table:table-cell table:style-name="ce16" table:formula="of:=RIGHT(TEXT([.DR2];[$'Date Formatting Strings'.$B$12]))" office:value-type="string" office:string-value="0">
            <text:p>0</text:p>
          </table:table-cell>
          <table:table-cell table:style-name="ce16" table:formula="of:=RIGHT(TEXT([.DS2];[$'Date Formatting Strings'.$B$12]))" office:value-type="string" office:string-value="1">
            <text:p>1</text:p>
          </table:table-cell>
          <table:table-cell table:style-name="ce16" table:formula="of:=RIGHT(TEXT([.DT2];[$'Date Formatting Strings'.$B$12]))" office:value-type="string" office:string-value="2">
            <text:p>2</text:p>
          </table:table-cell>
          <table:table-cell table:style-name="ce16" table:formula="of:=RIGHT(TEXT([.DU2];[$'Date Formatting Strings'.$B$12]))" office:value-type="string" office:string-value="3">
            <text:p>3</text:p>
          </table:table-cell>
          <table:table-cell table:style-name="ce16" table:formula="of:=RIGHT(TEXT([.DV2];[$'Date Formatting Strings'.$B$12]))" office:value-type="string" office:string-value="4">
            <text:p>4</text:p>
          </table:table-cell>
          <table:table-cell table:style-name="ce16" table:formula="of:=RIGHT(TEXT([.DW2];[$'Date Formatting Strings'.$B$12]))" office:value-type="string" office:string-value="5">
            <text:p>5</text:p>
          </table:table-cell>
          <table:table-cell table:style-name="ce16" table:formula="of:=RIGHT(TEXT([.DX2];[$'Date Formatting Strings'.$B$12]))" office:value-type="string" office:string-value="6">
            <text:p>6</text:p>
          </table:table-cell>
          <table:table-cell table:style-name="ce16" table:formula="of:=RIGHT(TEXT([.DY2];[$'Date Formatting Strings'.$B$12]))" office:value-type="string" office:string-value="7">
            <text:p>7</text:p>
          </table:table-cell>
          <table:table-cell table:style-name="ce16" table:formula="of:=RIGHT(TEXT([.DZ2];[$'Date Formatting Strings'.$B$12]))" office:value-type="string" office:string-value="8">
            <text:p>8</text:p>
          </table:table-cell>
          <table:table-cell table:style-name="ce16" table:formula="of:=RIGHT(TEXT([.EA2];[$'Date Formatting Strings'.$B$12]))" office:value-type="string" office:string-value="9">
            <text:p>9</text:p>
          </table:table-cell>
          <table:table-cell table:style-name="ce16" table:formula="of:=RIGHT(TEXT([.EB2];[$'Date Formatting Strings'.$B$12]))" office:value-type="string" office:string-value="0">
            <text:p>0</text:p>
          </table:table-cell>
          <table:table-cell table:style-name="ce16" table:formula="of:=RIGHT(TEXT([.EC2];[$'Date Formatting Strings'.$B$12]))" office:value-type="string" office:string-value="1">
            <text:p>1</text:p>
          </table:table-cell>
          <table:table-cell table:style-name="ce16" table:formula="of:=RIGHT(TEXT([.ED2];[$'Date Formatting Strings'.$B$12]))" office:value-type="string" office:string-value="2">
            <text:p>2</text:p>
          </table:table-cell>
          <table:table-cell table:number-columns-repeated="890"/>
        </table:table-row>
        <table:table-row table:style-name="ro5">
          <table:table-cell table:style-name="ce5" table:number-columns-repeated="134"/>
          <table:table-cell table:number-columns-repeated="890"/>
        </table:table-row>
        <table:table-row table:style-name="ro2">
          <table:table-cell table:style-name="ce6" office:value-type="string">
            <text:p>CLIENT INTERACTION</text:p>
          </table:table-cell>
          <table:table-cell table:number-columns-repeated="4"/>
          <table:table-cell table:style-name="ce27" office:value-type="string">
            <text:p>C1</text:p>
          </table:table-cell>
          <table:table-cell table:style-name="ce32" table:number-columns-repeated="6"/>
          <table:table-cell table:style-name="ce27" office:value-type="string">
            <text:p>C2</text:p>
          </table:table-cell>
          <table:table-cell table:style-name="ce32" table:number-columns-repeated="6"/>
          <table:table-cell table:style-name="ce32" office:value-type="string">
            <text:p>P1</text:p>
          </table:table-cell>
          <table:table-cell table:style-name="ce32" table:number-columns-repeated="17"/>
          <table:table-cell table:style-name="ce27" office:value-type="string">
            <text:p>C3</text:p>
          </table:table-cell>
          <table:table-cell table:number-columns-repeated="986"/>
        </table:table-row>
        <table:table-row table:style-name="ro2">
          <table:table-cell/>
          <table:table-cell table:style-name="ce7" office:value-type="string">
            <text:p>C1 - Requirement Handoff</text:p>
          </table:table-cell>
          <table:table-cell table:number-columns-repeated="3"/>
          <table:table-cell table:style-name="ce28" office:value-type="string">
            <text:p>C1 provide to engineering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>
            <text:p>C2 - Approval</text:p>
          </table:table-cell>
          <table:table-cell table:number-columns-repeated="7"/>
          <table:table-cell table:style-name="ce30" office:value-type="string">
            <text:p>S1 review</text:p>
          </table:table-cell>
          <table:table-cell table:number-columns-repeated="2"/>
          <table:table-cell table:style-name="ce30" office:value-type="string">
            <text:p>C2 approve S1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>
            <text:p>C3 - Signoff Work Complete</text:p>
          </table:table-cell>
          <table:table-cell table:number-columns-repeated="17"/>
          <table:table-cell table:style-name="ce30" office:value-type="string">
            <text:p>begin P1 review…</text:p>
          </table:table-cell>
          <table:table-cell table:number-columns-repeated="10"/>
          <table:table-cell table:style-name="ce30" office:value-type="string">
            <text:p>begin P2 review…</text:p>
          </table:table-cell>
          <table:table-cell table:number-columns-repeated="6"/>
          <table:table-cell table:style-name="ce30" office:value-type="string">
            <text:p>C3 final signoff</text:p>
          </table:table-cell>
          <table:table-cell table:number-columns-repeated="986"/>
        </table:table-row>
        <table:table-row table:style-name="ro6">
          <table:table-cell table:number-columns-repeated="1024"/>
        </table:table-row>
        <table:table-row table:style-name="ro2">
          <table:table-cell table:style-name="ce6" office:value-type="string">
            <text:p>PLAYER APPLICATION (Joe)</text:p>
          </table:table-cell>
          <table:table-cell table:number-columns-repeated="4"/>
          <table:table-cell table:style-name="ce29" office:value-type="string">
            <text:p>C1</text:p>
          </table:table-cell>
          <table:table-cell table:style-name="ce29" table:number-columns-repeated="10"/>
          <table:table-cell table:style-name="ce29" office:value-type="string">
            <text:p>S2</text:p>
          </table:table-cell>
          <table:table-cell table:style-name="ce29" table:number-columns-repeated="2"/>
          <table:table-cell table:style-name="ce33" office:value-type="string">
            <text:p>P1</text:p>
          </table:table-cell>
          <table:table-cell table:style-name="ce29" table:number-columns-repeated="10"/>
          <table:table-cell table:style-name="ce33" office:value-type="string">
            <text:p>P2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P1 - engineering prototype</text:p>
          </table:table-cell>
          <table:table-cell table:number-columns-repeated="3"/>
          <table:table-cell table:style-name="ce30" office:value-type="string">
            <text:p>C1 required to start</text:p>
          </table:table-cell>
          <table:table-cell table:number-columns-repeated="13"/>
          <table:table-cell table:style-name="ce30" office:value-type="string">
            <text:p>P1 delivery</text:p>
          </table:table-cell>
          <table:table-cell table:number-columns-repeated="1004"/>
        </table:table-row>
        <table:table-row table:style-name="ro2">
          <table:table-cell/>
          <table:table-cell table:style-name="ce7" office:value-type="string">
            <text:p>P2 - styled prototype</text:p>
          </table:table-cell>
          <table:table-cell table:number-columns-repeated="7"/>
          <table:table-cell table:style-name="ce30" office:value-type="string">
            <text:p>S1 review</text:p>
          </table:table-cell>
          <table:table-cell table:number-columns-repeated="20"/>
          <table:table-cell table:style-name="ce30" office:value-type="string">
            <text:p>P2 delivery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25" office:value-type="string">
            <text:p>dependency on Frida-S2</text:p>
          </table:table-cell>
          <table:table-cell table:number-columns-repeated="13"/>
          <table:table-cell table:style-name="ce30" office:value-type="string">
            <text:p>S2 required to start</text:p>
          </table:table-cell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2">
          <table:table-cell table:style-name="ce6" office:value-type="string">
            <text:p>PLAYER ARTWORK (Frida)</text:p>
          </table:table-cell>
          <table:table-cell table:number-columns-repeated="4"/>
          <table:table-cell table:style-name="ce31" table:number-columns-repeated="2"/>
          <table:table-cell table:style-name="ce29" table:number-columns-repeated="2"/>
          <table:table-cell table:style-name="ce33" office:value-type="string">
            <text:p>S1</text:p>
          </table:table-cell>
          <table:table-cell table:style-name="ce29" table:number-columns-repeated="2"/>
          <table:table-cell table:style-name="ce29" office:value-type="string">
            <text:p>C2</text:p>
          </table:table-cell>
          <table:table-cell table:style-name="ce29" table:number-columns-repeated="3"/>
          <table:table-cell table:style-name="ce33" office:value-type="string">
            <text:p>S2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string">
            <text:p>S1 - skin design</text:p>
          </table:table-cell>
          <table:table-cell table:number-columns-repeated="7"/>
          <table:table-cell table:style-name="ce30" office:value-type="string">
            <text:p>S1 delivery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5" office:value-type="string">
            <text:p>approval by client</text:p>
          </table:table-cell>
          <table:table-cell table:number-columns-repeated="9"/>
          <table:table-cell table:style-name="ce30" office:value-type="string">
            <text:p>S1 approved?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>
            <text:p>S2 - skin delivery</text:p>
          </table:table-cell>
          <table:table-cell table:number-columns-repeated="14"/>
          <table:table-cell table:style-name="ce30" office:value-type="string">
            <text:p>S2 delivery to engineering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string">
            <text:p>S3 - 25% client fixups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2">
          <table:table-cell table:style-name="ce8" office:value-type="string">
            <text:p>&lt; select this entire row, right-click to insert more space</text:p>
          </table:table-cell>
          <table:table-cell table:number-columns-repeated="1023"/>
        </table:table-row>
        <table:table-row table:style-name="ro2">
          <table:table-cell table:style-name="ce9" table:number-columns-repeated="133"/>
          <table:table-cell table:style-name="ce19"/>
          <table:table-cell table:number-columns-repeated="890"/>
        </table:table-row>
        <table:table-row table:style-name="ro6" table:number-rows-repeated="1048550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nb" number:country="NO">
      <number:number number:min-integer-digits="1"/>
    </number:number-style>
    <number:date-style style:name="N106P0" style:volatile="true">
      <number:month number:textual="true"/>
    </number:date-style>
    <number:text-style style:name="N106">
      <number:text-content/>
      <style:map style:condition="value()&gt;=0" style:apply-style-name="N106P0"/>
    </number:text-style>
    <number:date-style style:name="N107P0" style:volatile="true">
      <number:day-of-week number:style="long"/>
      <number:text>, </number:text>
      <number:month number:style="long" number:textual="true"/>
      <number:text> </number:text>
      <number:day/>
      <number:text>, </number:text>
      <number:year/>
    </number:date-style>
    <number:text-style style:name="N107">
      <number:text-content/>
      <style:map style:condition="value()&gt;=0" style:apply-style-name="N107P0"/>
    </number:text-style>
    <number:number-style style:name="N8106P0" style:volatile="true" number:language="nb" number:country="NO">
      <number:text>kr </number:text>
      <number:number number:decimal-places="0" number:min-integer-digits="1" number:grouping="true"/>
    </number:number-style>
    <number:number-style style:name="N8106" number:language="nb" number:country="NO">
      <number:text>kr 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nb" number:country="NO">
      <number:text>kr </number:text>
      <number:number number:decimal-places="0" number:min-integer-digits="1" number:grouping="true"/>
    </number:number-style>
    <number:number-style style:name="N8107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nb" number:country="NO">
      <number:text>kr </number:text>
      <number:number number:decimal-places="2" number:min-integer-digits="1" number:grouping="true"/>
    </number:number-style>
    <number:number-style style:name="N8108" number:language="nb" number:country="NO">
      <number:text>kr 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nb" number:country="NO">
      <number:text>kr </number:text>
      <number:number number:decimal-places="2" number:min-integer-digits="1" number:grouping="true"/>
    </number:number-style>
    <number:number-style style:name="N8109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8111" number:language="nb" number:country="NO">
      <number:day number:style="long"/>
      <number:text>.</number:text>
      <number:month number:textual="true"/>
    </number:date-style>
    <number:date-style style:name="N8112" number:language="nb" number:country="NO">
      <number:month number:textual="true"/>
      <number:text>.</number:text>
      <number:year/>
    </number:date-style>
    <number:time-style style:name="N8113" number:language="nb" number:country="NO">
      <number:hours/>
      <number:text>:</number:text>
      <number:minutes number:style="long"/>
      <number:text> </number:text>
      <number:am-pm/>
    </number:time-style>
    <number:time-style style:name="N8114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nb" number:country="NO">
      <number:number number:decimal-places="0" number:min-integer-digits="1" number:grouping="true"/>
    </number:number-style>
    <number:number-style style:name="N8116" number:language="nb" number:country="NO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nb" number:country="NO">
      <number:number number:decimal-places="0" number:min-integer-digits="1" number:grouping="true"/>
    </number:number-style>
    <number:number-style style:name="N8117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nb" number:country="NO">
      <number:number number:decimal-places="2" number:min-integer-digits="1" number:grouping="true"/>
    </number:number-style>
    <number:number-style style:name="N8118" number:language="nb" number:country="NO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nb" number:country="NO">
      <number:number number:decimal-places="2" number:min-integer-digits="1" number:grouping="true"/>
    </number:number-style>
    <number:number-style style:name="N8119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nb" number:country="NO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nb" number:country="NO">
      <number:text> -</number:text>
      <number:number number:decimal-places="0" number:min-integer-digits="1" number:grouping="true"/>
      <number:text> </number:text>
    </number:number-style>
    <number:number-style style:name="N8120P2" style:volatile="true" number:language="nb" number:country="NO">
      <number:text> - </number:text>
    </number:number-style>
    <number:text-style style:name="N8120" number:language="nb" number:country="NO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nb" number:country="NO">
      <number:text> kr </number:text>
      <number:number number:decimal-places="0" number:min-integer-digits="1" number:grouping="true"/>
      <number:text> </number:text>
    </number:number-style>
    <number:number-style style:name="N8121P1" style:volatile="true" number:language="nb" number:country="NO">
      <number:text> kr -</number:text>
      <number:number number:decimal-places="0" number:min-integer-digits="1" number:grouping="true"/>
      <number:text> </number:text>
    </number:number-style>
    <number:number-style style:name="N8121P2" style:volatile="true" number:language="nb" number:country="NO">
      <number:text> kr - </number:text>
    </number:number-style>
    <number:text-style style:name="N8121" number:language="nb" number:country="NO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nb" number:country="NO">
      <number:text> </number:text>
      <number:number number:decimal-places="2" number:min-integer-digits="1" number:grouping="true"/>
      <number:text> </number:text>
    </number:number-style>
    <number:number-style style:name="N8122P1" style:volatile="true" number:language="nb" number:country="NO">
      <number:text> -</number:text>
      <number:number number:decimal-places="2" number:min-integer-digits="1" number:grouping="true"/>
      <number:text> </number:text>
    </number:number-style>
    <number:number-style style:name="N8122P2" style:volatile="true" number:language="nb" number:country="NO">
      <number:text> -</number:text>
      <number:number number:decimal-places="0" number:min-integer-digits="0"/>
      <number:text> </number:text>
    </number:number-style>
    <number:text-style style:name="N8122" number:language="nb" number:country="NO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nb" number:country="NO">
      <number:text> kr </number:text>
      <number:number number:decimal-places="2" number:min-integer-digits="1" number:grouping="true"/>
      <number:text> </number:text>
    </number:number-style>
    <number:number-style style:name="N8123P1" style:volatile="true" number:language="nb" number:country="NO">
      <number:text> kr -</number:text>
      <number:number number:decimal-places="2" number:min-integer-digits="1" number:grouping="true"/>
      <number:text> </number:text>
    </number:number-style>
    <number:number-style style:name="N8123P2" style:volatile="true" number:language="nb" number:country="NO">
      <number:text> kr -</number:text>
      <number:number number:decimal-places="0" number:min-integer-digits="0"/>
      <number:text> </number:text>
    </number:number-style>
    <number:text-style style:name="N8123" number:language="nb" number:country="NO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nb" number:country="NO">
      <number:minutes number:style="long"/>
      <number:text>:</number:text>
      <number:seconds number:style="long"/>
    </number:time-style>
    <number:time-style style:name="N8125" number:language="nb" number:country="N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nb" number:country="NO">
      <number:minutes number:style="long"/>
      <number:text>:</number:text>
      <number:seconds number:style="long" number:decimal-places="1"/>
    </number:time-style>
    <number:number-style style:name="N8127" number:language="nb" number:country="N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6.02.2015</text:date>, <text:time>11:27:15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PageStyle_5f_Blank_20_Sheet" style:display-name="PageStyle_Blank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e_20_Formatting_20_Strings" style:display-name="PageStyle_Date Formatting Str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_20_Sheet" style:display-name="PageStyle_Exampl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373" meta:object-count="0"/>
    <meta:generator>OpenOffice/4.1.1$Win32 OpenOffice.org_project/411m6$Build-9775</meta:generator>
  </office:meta>
</office:document-meta>
</file>